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418cm"/>
    </style:style>
    <style:style style:name="co10" style:family="table-column">
      <style:table-column-properties fo:break-before="auto" style:column-width="3.205cm"/>
    </style:style>
    <style:style style:name="co11" style:family="table-column">
      <style:table-column-properties fo:break-before="auto" style:column-width="3.0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ritratti</text:p>
          </table:table-cell>
          <table:table-cell office:value-type="string">
            <text:p>caffè alla televisione</text:p>
          </table:table-cell>
          <table:table-cell office:value-type="float" office:value="1990">
            <text:p>1990</text:p>
          </table:table-cell>
          <table:table-cell office:value-type="string">
            <text:p>100x12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aesaggi</text:p>
          </table:table-cell>
          <table:table-cell office:value-type="string">
            <text:p>capretta e apuane</text:p>
          </table:table-cell>
          <table:table-cell office:value-type="float" office:value="1991">
            <text:p>1991</text:p>
          </table:table-cell>
          <table:table-cell office:value-type="string">
            <text:p>100x12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gure</text:p>
          </table:table-cell>
          <table:table-cell office:value-type="string">
            <text:p>allegoria di seravezza</text:p>
          </table:table-cell>
          <table:table-cell office:value-type="float" office:value="1986">
            <text:p>1986</text:p>
          </table:table-cell>
          <table:table-cell office:value-type="string">
            <text:p>120x10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utoritratti</text:p>
          </table:table-cell>
          <table:table-cell office:value-type="string">
            <text:p>sulla scogliera rosa</text:p>
          </table:table-cell>
          <table:table-cell office:value-type="float" office:value="1994">
            <text:p>1994</text:p>
          </table:table-cell>
          <table:table-cell office:value-type="string">
            <text:p>120x10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figure</text:p>
          </table:table-cell>
          <table:table-cell office:value-type="string">
            <text:p>ragazza in bicicletta</text:p>
          </table:table-cell>
          <table:table-cell office:value-type="float" office:value="1987">
            <text:p>1987</text:p>
          </table:table-cell>
          <table:table-cell office:value-type="string">
            <text:p>120x10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ritratti</text:p>
          </table:table-cell>
          <table:table-cell office:value-type="string">
            <text:p>corinna e irene</text:p>
          </table:table-cell>
          <table:table-cell office:value-type="float" office:value="1986">
            <text:p>1986</text:p>
          </table:table-cell>
          <table:table-cell office:value-type="string">
            <text:p>120x10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llegorie</text:p>
          </table:table-cell>
          <table:table-cell office:value-type="string">
            <text:p>cacciata dall'eden</text:p>
          </table:table-cell>
          <table:table-cell office:value-type="float" office:value="1985">
            <text:p>1985</text:p>
          </table:table-cell>
          <table:table-cell office:value-type="string">
            <text:p>100x12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figure</text:p>
          </table:table-cell>
          <table:table-cell office:value-type="string">
            <text:p>vu' cumprà?</text:p>
          </table:table-cell>
          <table:table-cell office:value-type="float" office:value="1991">
            <text:p>1991</text:p>
          </table:table-cell>
          <table:table-cell office:value-type="string">
            <text:p>100x12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igure</text:p>
          </table:table-cell>
          <table:table-cell office:value-type="string">
            <text:p>donna sulla sdraia</text:p>
          </table:table-cell>
          <table:table-cell office:value-type="float" office:value="1992">
            <text:p>1992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paesaggi</text:p>
          </table:table-cell>
          <table:table-cell office:value-type="string">
            <text:p>pinetina</text:p>
          </table:table-cell>
          <table:table-cell office:value-type="float" office:value="1987">
            <text:p>1987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bagnanti</text:p>
          </table:table-cell>
          <table:table-cell office:value-type="string">
            <text:p>bagno al largo</text:p>
          </table:table-cell>
          <table:table-cell office:value-type="float" office:value="1991">
            <text:p>1991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figure</text:p>
          </table:table-cell>
          <table:table-cell office:value-type="string">
            <text:p>ballerini</text:p>
          </table:table-cell>
          <table:table-cell office:value-type="float" office:value="1988">
            <text:p>1988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nature morte</text:p>
          </table:table-cell>
          <table:table-cell office:value-type="string">
            <text:p>scarafaggio</text:p>
          </table:table-cell>
          <table:table-cell office:value-type="float" office:value="1990">
            <text:p>1990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bagnanti</text:p>
          </table:table-cell>
          <table:table-cell office:value-type="string">
            <text:p>bagno al largo e patino</text:p>
          </table:table-cell>
          <table:table-cell office:value-type="float" office:value="1990">
            <text:p>1990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llegorie</text:p>
          </table:table-cell>
          <table:table-cell office:value-type="string">
            <text:p>messaggero</text:p>
          </table:table-cell>
          <table:table-cell office:value-type="float" office:value="1988">
            <text:p>1988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figure</text:p>
          </table:table-cell>
          <table:table-cell office:value-type="string">
            <text:p>spiaggia d'agosto</text:p>
          </table:table-cell>
          <table:table-cell office:value-type="string">
            <text:p>s.d.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ritratti</text:p>
          </table:table-cell>
          <table:table-cell office:value-type="string">
            <text:p>paola col gatto</text:p>
          </table:table-cell>
          <table:table-cell office:value-type="float" office:value="1987">
            <text:p>1987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ritratti</text:p>
          </table:table-cell>
          <table:table-cell office:value-type="string">
            <text:p>panattoni paola</text:p>
          </table:table-cell>
          <table:table-cell office:value-type="float" office:value="1991">
            <text:p>1991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nature morte</text:p>
          </table:table-cell>
          <table:table-cell office:value-type="string">
            <text:p>vaso con cardi giallo</text:p>
          </table:table-cell>
          <table:table-cell office:value-type="float" office:value="1986">
            <text:p>1986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allegorie</text:p>
          </table:table-cell>
          <table:table-cell office:value-type="string">
            <text:p>scontro di culture</text:p>
          </table:table-cell>
          <table:table-cell office:value-type="float" office:value="1985">
            <text:p>1985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figure</text:p>
          </table:table-cell>
          <table:table-cell office:value-type="string">
            <text:p>fantino e contradaiolo</text:p>
          </table:table-cell>
          <table:table-cell office:value-type="float" office:value="1985">
            <text:p>1985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,marine</text:p>
          </table:table-cell>
          <table:table-cell office:value-type="string">
            <text:p>peschereccio</text:p>
          </table:table-cell>
          <table:table-cell office:value-type="float" office:value="1991">
            <text:p>1991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nature morte</text:p>
          </table:table-cell>
          <table:table-cell office:value-type="string">
            <text:p>vaso con cardi grigio</text:p>
          </table:table-cell>
          <table:table-cell office:value-type="float" office:value="1983">
            <text:p>1983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allegorie</text:p>
          </table:table-cell>
          <table:table-cell office:value-type="string">
            <text:p>fine della sirena</text:p>
          </table:table-cell>
          <table:table-cell office:value-type="float" office:value="1987">
            <text:p>1987</text:p>
          </table:table-cell>
          <table:table-cell office:value-type="string">
            <text:p>100x10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allegorie</text:p>
          </table:table-cell>
          <table:table-cell office:value-type="string">
            <text:p>lucca</text:p>
          </table:table-cell>
          <table:table-cell office:value-type="string">
            <text:p>s.d.</text:p>
          </table:table-cell>
          <table:table-cell office:value-type="string">
            <text:p>100x8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allegorie</text:p>
          </table:table-cell>
          <table:table-cell office:value-type="string">
            <text:p>snidato il minotauro</text:p>
          </table:table-cell>
          <table:table-cell office:value-type="float" office:value="1986">
            <text:p>1986</text:p>
          </table:table-cell>
          <table:table-cell office:value-type="string">
            <text:p>80x10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figure</text:p>
          </table:table-cell>
          <table:table-cell office:value-type="string">
            <text:p>sul moletto</text:p>
          </table:table-cell>
          <table:table-cell office:value-type="float" office:value="1976">
            <text:p>1976</text:p>
          </table:table-cell>
          <table:table-cell office:value-type="string">
            <text:p>80x10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marine</text:p>
          </table:table-cell>
          <table:table-cell office:value-type="string">
            <text:p>il moletto a viareggio</text:p>
          </table:table-cell>
          <table:table-cell office:value-type="float" office:value="1977">
            <text:p>1977</text:p>
          </table:table-cell>
          <table:table-cell office:value-type="string">
            <text:p>80x10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figure</text:p>
          </table:table-cell>
          <table:table-cell office:value-type="string">
            <text:p>francesca</text:p>
          </table:table-cell>
          <table:table-cell office:value-type="float" office:value="1984">
            <text:p>1984</text:p>
          </table:table-cell>
          <table:table-cell office:value-type="string">
            <text:p>100x8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paesaggi</text:p>
          </table:table-cell>
          <table:table-cell office:value-type="string">
            <text:p>pisa di notte</text:p>
          </table:table-cell>
          <table:table-cell office:value-type="float" office:value="1993">
            <text:p>1993</text:p>
          </table:table-cell>
          <table:table-cell office:value-type="string">
            <text:p>80x10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paesaggi</text:p>
          </table:table-cell>
          <table:table-cell office:value-type="string">
            <text:p>p.zza mazzini a carnev.</text:p>
          </table:table-cell>
          <table:table-cell office:value-type="float" office:value="1996">
            <text:p>1996</text:p>
          </table:table-cell>
          <table:table-cell office:value-type="string">
            <text:p>80x10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figure</text:p>
          </table:table-cell>
          <table:table-cell office:value-type="string">
            <text:p>ragazze agli scogli</text:p>
          </table:table-cell>
          <table:table-cell office:value-type="float" office:value="1971">
            <text:p>1971</text:p>
          </table:table-cell>
          <table:table-cell office:value-type="string">
            <text:p>100x8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bagnanti</text:p>
          </table:table-cell>
          <table:table-cell office:value-type="string">
            <text:p>figure su telo</text:p>
          </table:table-cell>
          <table:table-cell office:value-type="float" office:value="1983">
            <text:p>1983</text:p>
          </table:table-cell>
          <table:table-cell office:value-type="string">
            <text:p>80x10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marine</text:p>
          </table:table-cell>
          <table:table-cell office:value-type="string">
            <text:p>tramonto</text:p>
          </table:table-cell>
          <table:table-cell office:value-type="float" office:value="1983">
            <text:p>1983</text:p>
          </table:table-cell>
          <table:table-cell office:value-type="string">
            <text:p>100x8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allegorie</text:p>
          </table:table-cell>
          <table:table-cell office:value-type="string">
            <text:p>davanti al soglio</text:p>
          </table:table-cell>
          <table:table-cell office:value-type="float" office:value="1995">
            <text:p>1995</text:p>
          </table:table-cell>
          <table:table-cell office:value-type="string">
            <text:p>80x8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figure</text:p>
          </table:table-cell>
          <table:table-cell office:value-type="string">
            <text:p>al moletto nuvola rossa</text:p>
          </table:table-cell>
          <table:table-cell office:value-type="float" office:value="1972">
            <text:p>1972</text:p>
          </table:table-cell>
          <table:table-cell office:value-type="string">
            <text:p>80x8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marina</text:p>
          </table:table-cell>
          <table:table-cell office:value-type="string">
            <text:p>gabbiano</text:p>
          </table:table-cell>
          <table:table-cell office:value-type="float" office:value="1972">
            <text:p>1972</text:p>
          </table:table-cell>
          <table:table-cell office:value-type="string">
            <text:p>80x8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string">
            <text:p>figure</text:p>
          </table:table-cell>
          <table:table-cell office:value-type="string">
            <text:p>ragazze di migliarino</text:p>
          </table:table-cell>
          <table:table-cell office:value-type="float" office:value="1992">
            <text:p>1992</text:p>
          </table:table-cell>
          <table:table-cell office:value-type="string">
            <text:p>80x8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figure</text:p>
          </table:table-cell>
          <table:table-cell office:value-type="string">
            <text:p>l'africana</text:p>
          </table:table-cell>
          <table:table-cell office:value-type="float" office:value="1992">
            <text:p>1992</text:p>
          </table:table-cell>
          <table:table-cell office:value-type="string">
            <text:p>80x8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marina</text:p>
          </table:table-cell>
          <table:table-cell office:value-type="string">
            <text:p>scogli moletto</text:p>
          </table:table-cell>
          <table:table-cell office:value-type="float" office:value="1980">
            <text:p>1980</text:p>
          </table:table-cell>
          <table:table-cell office:value-type="string">
            <text:p>80x8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figure</text:p>
          </table:table-cell>
          <table:table-cell office:value-type="string">
            <text:p>trans</text:p>
          </table:table-cell>
          <table:table-cell office:value-type="float" office:value="1993">
            <text:p>1993</text:p>
          </table:table-cell>
          <table:table-cell office:value-type="string">
            <text:p>80x8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nature morte</text:p>
          </table:table-cell>
          <table:table-cell office:value-type="string">
            <text:p>limoni</text:p>
          </table:table-cell>
          <table:table-cell office:value-type="float" office:value="1990">
            <text:p>1990</text:p>
          </table:table-cell>
          <table:table-cell office:value-type="string">
            <text:p>80x8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string">
            <text:p>figure</text:p>
          </table:table-cell>
          <table:table-cell office:value-type="string">
            <text:p>ragazzo agli scogli</text:p>
          </table:table-cell>
          <table:table-cell office:value-type="float" office:value="1981">
            <text:p>1981</text:p>
          </table:table-cell>
          <table:table-cell office:value-type="string">
            <text:p>80x8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string">
            <text:p>ritratti</text:p>
          </table:table-cell>
          <table:table-cell office:value-type="string">
            <text:p>paola e la mamma</text:p>
          </table:table-cell>
          <table:table-cell office:value-type="float" office:value="1984">
            <text:p>1984</text:p>
          </table:table-cell>
          <table:table-cell office:value-type="string">
            <text:p>80x10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figure</text:p>
          </table:table-cell>
          <table:table-cell office:value-type="string">
            <text:p>ragazze della costanza</text:p>
          </table:table-cell>
          <table:table-cell office:value-type="float" office:value="1993">
            <text:p>1993</text:p>
          </table:table-cell>
          <table:table-cell office:value-type="string">
            <text:p>100x8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string">
            <text:p>paesaggi</text:p>
          </table:table-cell>
          <table:table-cell table:style-name="ce3" office:value-type="string">
            <text:p>25 aprile a marignana</text:p>
          </table:table-cell>
          <table:table-cell office:value-type="float" office:value="1986">
            <text:p>1986</text:p>
          </table:table-cell>
          <table:table-cell office:value-type="string">
            <text:p>80x10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allegorie</text:p>
          </table:table-cell>
          <table:table-cell office:value-type="string">
            <text:p>incontro</text:p>
          </table:table-cell>
          <table:table-cell office:value-type="float" office:value="1985">
            <text:p>1985</text:p>
          </table:table-cell>
          <table:table-cell office:value-type="string">
            <text:p>80x10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string">
            <text:p>figure</text:p>
          </table:table-cell>
          <table:table-cell office:value-type="string">
            <text:p>ragazzo agli scogli</text:p>
          </table:table-cell>
          <table:table-cell office:value-type="float" office:value="1987">
            <text:p>1987</text:p>
          </table:table-cell>
          <table:table-cell office:value-type="string">
            <text:p>100x7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paesaggi</text:p>
          </table:table-cell>
          <table:table-cell office:value-type="string">
            <text:p>castevecchio di compito</text:p>
          </table:table-cell>
          <table:table-cell office:value-type="float" office:value="1970">
            <text:p>1970</text:p>
          </table:table-cell>
          <table:table-cell office:value-type="string">
            <text:p>100x7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allegorie</text:p>
          </table:table-cell>
          <table:table-cell office:value-type="string">
            <text:p>luna e alloro</text:p>
          </table:table-cell>
          <table:table-cell office:value-type="float" office:value="1978">
            <text:p>1978</text:p>
          </table:table-cell>
          <table:table-cell office:value-type="string">
            <text:p>70x10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string">
            <text:p>marine</text:p>
          </table:table-cell>
          <table:table-cell office:value-type="string">
            <text:p>notturno con gabbiano</text:p>
          </table:table-cell>
          <table:table-cell office:value-type="float" office:value="1978">
            <text:p>1978</text:p>
          </table:table-cell>
          <table:table-cell office:value-type="string">
            <text:p>100x7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string">
            <text:p>marine</text:p>
          </table:table-cell>
          <table:table-cell office:value-type="string">
            <text:p>equitaz.spiaggia libera</text:p>
          </table:table-cell>
          <table:table-cell office:value-type="float" office:value="1968">
            <text:p>1968</text:p>
          </table:table-cell>
          <table:table-cell office:value-type="string">
            <text:p>80x9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figure</text:p>
          </table:table-cell>
          <table:table-cell office:value-type="string">
            <text:p>donna su sdraio</text:p>
          </table:table-cell>
          <table:table-cell office:value-type="float" office:value="1966">
            <text:p>1966</text:p>
          </table:table-cell>
          <table:table-cell office:value-type="string">
            <text:p>90x8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string">
            <text:p>marine</text:p>
          </table:table-cell>
          <table:table-cell office:value-type="string">
            <text:p>spiaggia libera</text:p>
          </table:table-cell>
          <table:table-cell office:value-type="float" office:value="1965">
            <text:p>1965</text:p>
          </table:table-cell>
          <table:table-cell office:value-type="string">
            <text:p>90x80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string">
            <text:p>marine</text:p>
          </table:table-cell>
          <table:table-cell office:value-type="string">
            <text:p>ragazzo sugli scogli</text:p>
          </table:table-cell>
          <table:table-cell office:value-type="float" office:value="1982">
            <text:p>1982</text:p>
          </table:table-cell>
          <table:table-cell office:value-type="string">
            <text:p>90x90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string">
            <text:p>paesaggi</text:p>
          </table:table-cell>
          <table:table-cell office:value-type="string">
            <text:p>paese in montagna</text:p>
          </table:table-cell>
          <table:table-cell office:value-type="string">
            <text:p>s.d.</text:p>
          </table:table-cell>
          <table:table-cell office:value-type="string">
            <text:p>90x90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string">
            <text:p>figure</text:p>
          </table:table-cell>
          <table:table-cell office:value-type="string">
            <text:p>donna sotto l'ombrellone</text:p>
          </table:table-cell>
          <table:table-cell office:value-type="float" office:value="1974">
            <text:p>1974</text:p>
          </table:table-cell>
          <table:table-cell office:value-type="string">
            <text:p>90x90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string">
            <text:p>figure</text:p>
          </table:table-cell>
          <table:table-cell office:value-type="string">
            <text:p>donna con asciugamano</text:p>
          </table:table-cell>
          <table:table-cell office:value-type="float" office:value="1974">
            <text:p>1974</text:p>
          </table:table-cell>
          <table:table-cell office:value-type="string">
            <text:p>90x9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string">
            <text:p>figure</text:p>
          </table:table-cell>
          <table:table-cell office:value-type="string">
            <text:p>danza sulla spiaggia</text:p>
          </table:table-cell>
          <table:table-cell office:value-type="float" office:value="1980">
            <text:p>1980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paesaggi</text:p>
          </table:table-cell>
          <table:table-cell office:value-type="string">
            <text:p>massaciuccoli</text:p>
          </table:table-cell>
          <table:table-cell office:value-type="float" office:value="1971">
            <text:p>1971</text:p>
          </table:table-cell>
          <table:table-cell office:value-type="string">
            <text:p>80x6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string">
            <text:p>figure</text:p>
          </table:table-cell>
          <table:table-cell office:value-type="string">
            <text:p>estate al fiume</text:p>
          </table:table-cell>
          <table:table-cell office:value-type="float" office:value="1971">
            <text:p>1971</text:p>
          </table:table-cell>
          <table:table-cell office:value-type="string">
            <text:p>80x6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string">
            <text:p>marine</text:p>
          </table:table-cell>
          <table:table-cell office:value-type="string">
            <text:p>patino di salvataggio</text:p>
          </table:table-cell>
          <table:table-cell office:value-type="float" office:value="1972">
            <text:p>1972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string">
            <text:p>figure</text:p>
          </table:table-cell>
          <table:table-cell office:value-type="string">
            <text:p>donna e gabbiano</text:p>
          </table:table-cell>
          <table:table-cell office:value-type="float" office:value="1971">
            <text:p>1971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string">
            <text:p>figure</text:p>
          </table:table-cell>
          <table:table-cell office:value-type="string">
            <text:p>viados a migliarino</text:p>
          </table:table-cell>
          <table:table-cell office:value-type="float" office:value="1992">
            <text:p>1992</text:p>
          </table:table-cell>
          <table:table-cell office:value-type="string">
            <text:p>80x6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string">
            <text:p>figure</text:p>
          </table:table-cell>
          <table:table-cell office:value-type="string">
            <text:p>coppia sul canotto </text:p>
          </table:table-cell>
          <table:table-cell office:value-type="float" office:value="1987">
            <text:p>1987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string">
            <text:p>figure</text:p>
          </table:table-cell>
          <table:table-cell office:value-type="string">
            <text:p>sul moletto</text:p>
          </table:table-cell>
          <table:table-cell office:value-type="float" office:value="1989">
            <text:p>1989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string">
            <text:p>figure</text:p>
          </table:table-cell>
          <table:table-cell office:value-type="string">
            <text:p>rammenda la rete</text:p>
          </table:table-cell>
          <table:table-cell office:value-type="float" office:value="1970">
            <text:p>1970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string">
            <text:p>autoritratti</text:p>
          </table:table-cell>
          <table:table-cell office:value-type="string">
            <text:p>con giacca verde</text:p>
          </table:table-cell>
          <table:table-cell office:value-type="float" office:value="1983">
            <text:p>1983</text:p>
          </table:table-cell>
          <table:table-cell office:value-type="string">
            <text:p>80x6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>
            <text:p>nature morte</text:p>
          </table:table-cell>
          <table:table-cell office:value-type="string">
            <text:p>conchiglie</text:p>
          </table:table-cell>
          <table:table-cell office:value-type="float" office:value="1968">
            <text:p>1968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string">
            <text:p>figure</text:p>
          </table:table-cell>
          <table:table-cell office:value-type="string">
            <text:p>madre alla finestra</text:p>
          </table:table-cell>
          <table:table-cell office:value-type="string">
            <text:p>s.d.</text:p>
          </table:table-cell>
          <table:table-cell office:value-type="string">
            <text:p>80x6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string">
            <text:p>paesaggi</text:p>
          </table:table-cell>
          <table:table-cell office:value-type="string">
            <text:p>casa in campagna</text:p>
          </table:table-cell>
          <table:table-cell office:value-type="string">
            <text:p>s.d.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string">
            <text:p>figure</text:p>
          </table:table-cell>
          <table:table-cell office:value-type="string">
            <text:p>donna sulla spiaggia</text:p>
          </table:table-cell>
          <table:table-cell office:value-type="float" office:value="1965">
            <text:p>1965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string">
            <text:p>paesaggi</text:p>
          </table:table-cell>
          <table:table-cell office:value-type="string">
            <text:p>campagna e trattore</text:p>
          </table:table-cell>
          <table:table-cell office:value-type="float" office:value="1967">
            <text:p>1967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string">
            <text:p>paesaggi</text:p>
          </table:table-cell>
          <table:table-cell office:value-type="string">
            <text:p>bormio</text:p>
          </table:table-cell>
          <table:table-cell office:value-type="float" office:value="1977">
            <text:p>1977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string">
            <text:p>marine</text:p>
          </table:table-cell>
          <table:table-cell office:value-type="string">
            <text:p>pescatore e rete</text:p>
          </table:table-cell>
          <table:table-cell office:value-type="float" office:value="1967">
            <text:p>1967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string">
            <text:p>marine</text:p>
          </table:table-cell>
          <table:table-cell office:value-type="string">
            <text:p>mare e conchiglie</text:p>
          </table:table-cell>
          <table:table-cell office:value-type="float" office:value="1981">
            <text:p>1981</text:p>
          </table:table-cell>
          <table:table-cell office:value-type="string">
            <text:p>80x60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string">
            <text:p>marine</text:p>
          </table:table-cell>
          <table:table-cell office:value-type="string">
            <text:p>bocca di serchio</text:p>
          </table:table-cell>
          <table:table-cell office:value-type="float" office:value="1990">
            <text:p>1990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string">
            <text:p>ritratti</text:p>
          </table:table-cell>
          <table:table-cell office:value-type="string">
            <text:p>puccini</text:p>
          </table:table-cell>
          <table:table-cell office:value-type="float" office:value="1979">
            <text:p>1979</text:p>
          </table:table-cell>
          <table:table-cell office:value-type="string">
            <text:p>80x60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string">
            <text:p>marine</text:p>
          </table:table-cell>
          <table:table-cell office:value-type="string">
            <text:p>agave e spiaggia</text:p>
          </table:table-cell>
          <table:table-cell office:value-type="float" office:value="1983">
            <text:p>1983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string">
            <text:p>nature morte</text:p>
          </table:table-cell>
          <table:table-cell office:value-type="string">
            <text:p>bucranio</text:p>
          </table:table-cell>
          <table:table-cell office:value-type="float" office:value="1988">
            <text:p>1988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string">
            <text:p>nature morte</text:p>
          </table:table-cell>
          <table:table-cell office:value-type="string">
            <text:p>banderuola del kurc</text:p>
          </table:table-cell>
          <table:table-cell office:value-type="float" office:value="1977">
            <text:p>1977</text:p>
          </table:table-cell>
          <table:table-cell office:value-type="string">
            <text:p>80x60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string">
            <text:p>nature morte</text:p>
          </table:table-cell>
          <table:table-cell office:value-type="string">
            <text:p>testa e bucranio</text:p>
          </table:table-cell>
          <table:table-cell office:value-type="float" office:value="1988">
            <text:p>1988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3">
            <text:p>83</text:p>
          </table:table-cell>
          <table:table-cell office:value-type="string">
            <text:p>marine</text:p>
          </table:table-cell>
          <table:table-cell office:value-type="string">
            <text:p>donne scogli gabbiano</text:p>
          </table:table-cell>
          <table:table-cell office:value-type="float" office:value="1972">
            <text:p>1972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  <table:table-cell office:value-type="string">
            <text:p>figure</text:p>
          </table:table-cell>
          <table:table-cell office:value-type="string">
            <text:p>tre danzatrici</text:p>
          </table:table-cell>
          <table:table-cell office:value-type="float" office:value="1987">
            <text:p>1987</text:p>
          </table:table-cell>
          <table:table-cell office:value-type="string">
            <text:p>60x80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string">
            <text:p>figure</text:p>
          </table:table-cell>
          <table:table-cell office:value-type="string">
            <text:p>clown bianco</text:p>
          </table:table-cell>
          <table:table-cell office:value-type="string">
            <text:p>s.d.</text:p>
          </table:table-cell>
          <table:table-cell office:value-type="string">
            <text:p>80x60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office:value-type="string">
            <text:p>figure</text:p>
          </table:table-cell>
          <table:table-cell office:value-type="string">
            <text:p>madre sulla spiaggia</text:p>
          </table:table-cell>
          <table:table-cell office:value-type="float" office:value="1965">
            <text:p>1965</text:p>
          </table:table-cell>
          <table:table-cell office:value-type="string">
            <text:p>80x60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string">
            <text:p>ritratti</text:p>
          </table:table-cell>
          <table:table-cell office:value-type="string">
            <text:p>catelli</text:p>
          </table:table-cell>
          <table:table-cell office:value-type="string">
            <text:p>s.d.</text:p>
          </table:table-cell>
          <table:table-cell office:value-type="string">
            <text:p>80x60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string">
            <text:p>ritratti</text:p>
          </table:table-cell>
          <table:table-cell office:value-type="string">
            <text:p>dalia mencarini</text:p>
          </table:table-cell>
          <table:table-cell office:value-type="string">
            <text:p>s.d.</text:p>
          </table:table-cell>
          <table:table-cell office:value-type="string">
            <text:p>80x60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string">
            <text:p>bagnanti</text:p>
          </table:table-cell>
          <table:table-cell office:value-type="string">
            <text:p>bagnanti al tramonto</text:p>
          </table:table-cell>
          <table:table-cell office:value-type="string">
            <text:p>s.d.</text:p>
          </table:table-cell>
          <table:table-cell office:value-type="string">
            <text:p>54x63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figure</text:p>
          </table:table-cell>
          <table:table-cell office:value-type="string">
            <text:p>clown su cavallo</text:p>
          </table:table-cell>
          <table:table-cell office:value-type="string">
            <text:p>s.d.</text:p>
          </table:table-cell>
          <table:table-cell office:value-type="string">
            <text:p>60x5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office:value-type="string">
            <text:p>figure</text:p>
          </table:table-cell>
          <table:table-cell office:value-type="string">
            <text:p>danzatrici</text:p>
          </table:table-cell>
          <table:table-cell office:value-type="string">
            <text:p>s.d.</text:p>
          </table:table-cell>
          <table:table-cell office:value-type="string">
            <text:p>43x58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string">
            <text:p>animali</text:p>
          </table:table-cell>
          <table:table-cell office:value-type="string">
            <text:p>cinghialino</text:p>
          </table:table-cell>
          <table:table-cell office:value-type="float" office:value="1990">
            <text:p>1990</text:p>
          </table:table-cell>
          <table:table-cell office:value-type="string">
            <text:p>43x58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string">
            <text:p>paesaggi</text:p>
          </table:table-cell>
          <table:table-cell office:value-type="string">
            <text:p>darsena</text:p>
          </table:table-cell>
          <table:table-cell office:value-type="float" office:value="1953">
            <text:p>1953</text:p>
          </table:table-cell>
          <table:table-cell office:value-type="string">
            <text:p>47x59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string">
            <text:p>ritratti</text:p>
          </table:table-cell>
          <table:table-cell office:value-type="string">
            <text:p>maestra</text:p>
          </table:table-cell>
          <table:table-cell office:value-type="float" office:value="1951">
            <text:p>1951</text:p>
          </table:table-cell>
          <table:table-cell office:value-type="string">
            <text:p>57x39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string">
            <text:p>ritratti</text:p>
          </table:table-cell>
          <table:table-cell office:value-type="string">
            <text:p>alunno</text:p>
          </table:table-cell>
          <table:table-cell office:value-type="string">
            <text:p>s.d.</text:p>
          </table:table-cell>
          <table:table-cell office:value-type="string">
            <text:p>70x50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string">
            <text:p>marine</text:p>
          </table:table-cell>
          <table:table-cell office:value-type="string">
            <text:p>pescatore su barca</text:p>
          </table:table-cell>
          <table:table-cell office:value-type="string">
            <text:p>s.d.</text:p>
          </table:table-cell>
          <table:table-cell office:value-type="string">
            <text:p>50x70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office:value-type="string">
            <text:p>figure</text:p>
          </table:table-cell>
          <table:table-cell office:value-type="string">
            <text:p>nudo</text:p>
          </table:table-cell>
          <table:table-cell office:value-type="string">
            <text:p>s.d.</text:p>
          </table:table-cell>
          <table:table-cell office:value-type="string">
            <text:p>50x70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string">
            <text:p>nature morte</text:p>
          </table:table-cell>
          <table:table-cell office:value-type="string">
            <text:p>conchiglia</text:p>
          </table:table-cell>
          <table:table-cell office:value-type="string">
            <text:p>s.d.</text:p>
          </table:table-cell>
          <table:table-cell office:value-type="string">
            <text:p>50x70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string">
            <text:p>allegorie</text:p>
          </table:table-cell>
          <table:table-cell office:value-type="string">
            <text:p>aggressione</text:p>
          </table:table-cell>
          <table:table-cell office:value-type="float" office:value="1989">
            <text:p>1989</text:p>
          </table:table-cell>
          <table:table-cell office:value-type="string">
            <text:p>50x70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string">
            <text:p>figure</text:p>
          </table:table-cell>
          <table:table-cell office:value-type="string">
            <text:p>nudo di fronte</text:p>
          </table:table-cell>
          <table:table-cell office:value-type="string">
            <text:p>s.d.</text:p>
          </table:table-cell>
          <table:table-cell office:value-type="string">
            <text:p>50x70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1">
            <text:p>101</text:p>
          </table:table-cell>
          <table:table-cell office:value-type="string">
            <text:p>figure</text:p>
          </table:table-cell>
          <table:table-cell office:value-type="string">
            <text:p>due donne</text:p>
          </table:table-cell>
          <table:table-cell office:value-type="float" office:value="1970">
            <text:p>1970</text:p>
          </table:table-cell>
          <table:table-cell office:value-type="string">
            <text:p>70x50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2">
            <text:p>102</text:p>
          </table:table-cell>
          <table:table-cell office:value-type="string">
            <text:p>figure</text:p>
          </table:table-cell>
          <table:table-cell office:value-type="string">
            <text:p>motociclista</text:p>
          </table:table-cell>
          <table:table-cell office:value-type="string">
            <text:p>s.d.</text:p>
          </table:table-cell>
          <table:table-cell office:value-type="string">
            <text:p>50x7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3">
            <text:p>103</text:p>
          </table:table-cell>
          <table:table-cell office:value-type="string">
            <text:p>animali</text:p>
          </table:table-cell>
          <table:table-cell office:value-type="string">
            <text:p>vitello al mattatoio</text:p>
          </table:table-cell>
          <table:table-cell office:value-type="float" office:value="1953">
            <text:p>1953</text:p>
          </table:table-cell>
          <table:table-cell office:value-type="string">
            <text:p>50x4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office:value-type="string">
            <text:p>figure</text:p>
          </table:table-cell>
          <table:table-cell office:value-type="string">
            <text:p>macelleria</text:p>
          </table:table-cell>
          <table:table-cell office:value-type="float" office:value="1952">
            <text:p>1952</text:p>
          </table:table-cell>
          <table:table-cell office:value-type="string">
            <text:p>50x4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office:value-type="string">
            <text:p>paesaggi</text:p>
          </table:table-cell>
          <table:table-cell office:value-type="string">
            <text:p>palma</text:p>
          </table:table-cell>
          <table:table-cell office:value-type="string">
            <text:p>s.d.</text:p>
          </table:table-cell>
          <table:table-cell office:value-type="string">
            <text:p>50x4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string">
            <text:p>autoritratto</text:p>
          </table:table-cell>
          <table:table-cell office:value-type="string">
            <text:p>rosso</text:p>
          </table:table-cell>
          <table:table-cell office:value-type="float" office:value="1970">
            <text:p>1970</text:p>
          </table:table-cell>
          <table:table-cell office:value-type="string">
            <text:p>50x4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string">
            <text:p>bagnanti</text:p>
          </table:table-cell>
          <table:table-cell office:value-type="string">
            <text:p>donne sul pontile</text:p>
          </table:table-cell>
          <table:table-cell office:value-type="float" office:value="1972">
            <text:p>1972</text:p>
          </table:table-cell>
          <table:table-cell office:value-type="string">
            <text:p>50x4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office:value-type="string">
            <text:p>figure</text:p>
          </table:table-cell>
          <table:table-cell office:value-type="string">
            <text:p>donna su telo</text:p>
          </table:table-cell>
          <table:table-cell office:value-type="string">
            <text:p>s.d.</text:p>
          </table:table-cell>
          <table:table-cell office:value-type="string">
            <text:p>45x5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  <table:table-cell office:value-type="string">
            <text:p>allegorie</text:p>
          </table:table-cell>
          <table:table-cell office:value-type="string">
            <text:p>soli e stelle</text:p>
          </table:table-cell>
          <table:table-cell office:value-type="string">
            <text:p>s.d.</text:p>
          </table:table-cell>
          <table:table-cell office:value-type="string">
            <text:p>40x5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office:value-type="string">
            <text:p>animali</text:p>
          </table:table-cell>
          <table:table-cell office:value-type="string">
            <text:p>vitello ucciso</text:p>
          </table:table-cell>
          <table:table-cell office:value-type="string">
            <text:p>s.d.</text:p>
          </table:table-cell>
          <table:table-cell office:value-type="string">
            <text:p>40x5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1">
            <text:p>111</text:p>
          </table:table-cell>
          <table:table-cell office:value-type="string">
            <text:p>figure</text:p>
          </table:table-cell>
          <table:table-cell office:value-type="string">
            <text:p>sulla barca</text:p>
          </table:table-cell>
          <table:table-cell office:value-type="string">
            <text:p>s.d.</text:p>
          </table:table-cell>
          <table:table-cell office:value-type="string">
            <text:p>25x4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2">
            <text:p>112</text:p>
          </table:table-cell>
          <table:table-cell office:value-type="string">
            <text:p>allegorie</text:p>
          </table:table-cell>
          <table:table-cell office:value-type="string">
            <text:p>natività</text:p>
          </table:table-cell>
          <table:table-cell office:value-type="string">
            <text:p>s.d.</text:p>
          </table:table-cell>
          <table:table-cell office:value-type="string">
            <text:p>35x5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3">
            <text:p>113</text:p>
          </table:table-cell>
          <table:table-cell office:value-type="string">
            <text:p>figure</text:p>
          </table:table-cell>
          <table:table-cell office:value-type="string">
            <text:p>tre donne tramonto</text:p>
          </table:table-cell>
          <table:table-cell office:value-type="float" office:value="1974">
            <text:p>1974</text:p>
          </table:table-cell>
          <table:table-cell office:value-type="string">
            <text:p>35x5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office:value-type="string">
            <text:p>nature morte</text:p>
          </table:table-cell>
          <table:table-cell office:value-type="string">
            <text:p>albero</text:p>
          </table:table-cell>
          <table:table-cell office:value-type="string">
            <text:p>s.d.</text:p>
          </table:table-cell>
          <table:table-cell office:value-type="string">
            <text:p>50x4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  <table:table-cell office:value-type="string">
            <text:p>allegorie</text:p>
          </table:table-cell>
          <table:table-cell office:value-type="string">
            <text:p>guerriero</text:p>
          </table:table-cell>
          <table:table-cell office:value-type="string">
            <text:p>s.d.</text:p>
          </table:table-cell>
          <table:table-cell office:value-type="string">
            <text:p>50x3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6">
            <text:p>116</text:p>
          </table:table-cell>
          <table:table-cell office:value-type="string">
            <text:p>figure</text:p>
          </table:table-cell>
          <table:table-cell office:value-type="string">
            <text:p>folla</text:p>
          </table:table-cell>
          <table:table-cell office:value-type="string">
            <text:p>s.d.</text:p>
          </table:table-cell>
          <table:table-cell office:value-type="string">
            <text:p>40x4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7">
            <text:p>117</text:p>
          </table:table-cell>
          <table:table-cell office:value-type="string">
            <text:p>allegorie</text:p>
          </table:table-cell>
          <table:table-cell office:value-type="string">
            <text:p>bozzetto natale</text:p>
          </table:table-cell>
          <table:table-cell office:value-type="float" office:value="1963">
            <text:p>1963</text:p>
          </table:table-cell>
          <table:table-cell office:value-type="string">
            <text:p>50x4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8">
            <text:p>118</text:p>
          </table:table-cell>
          <table:table-cell office:value-type="string">
            <text:p>allegorie</text:p>
          </table:table-cell>
          <table:table-cell office:value-type="string">
            <text:p>la memoria</text:p>
          </table:table-cell>
          <table:table-cell office:value-type="float" office:value="1984">
            <text:p>1984</text:p>
          </table:table-cell>
          <table:table-cell office:value-type="string">
            <text:p>35x5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office:value-type="string">
            <text:p>ritratti</text:p>
          </table:table-cell>
          <table:table-cell office:value-type="string">
            <text:p>nonna al camino</text:p>
          </table:table-cell>
          <table:table-cell office:value-type="string">
            <text:p>s.d.</text:p>
          </table:table-cell>
          <table:table-cell office:value-type="string">
            <text:p>50x3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string">
            <text:p>autoritratti</text:p>
          </table:table-cell>
          <table:table-cell office:value-type="string">
            <text:p>testa sul mare</text:p>
          </table:table-cell>
          <table:table-cell office:value-type="float" office:value="1977">
            <text:p>1977</text:p>
          </table:table-cell>
          <table:table-cell office:value-type="string">
            <text:p>25x5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1">
            <text:p>121</text:p>
          </table:table-cell>
          <table:table-cell office:value-type="string">
            <text:p>figure</text:p>
          </table:table-cell>
          <table:table-cell office:value-type="string">
            <text:p>donna che corre</text:p>
          </table:table-cell>
          <table:table-cell office:value-type="float" office:value="1971">
            <text:p>1971</text:p>
          </table:table-cell>
          <table:table-cell office:value-type="string">
            <text:p>40x3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string">
            <text:p>allegorie</text:p>
          </table:table-cell>
          <table:table-cell office:value-type="string">
            <text:p>annunciazione studio</text:p>
          </table:table-cell>
          <table:table-cell/>
          <table:table-cell office:value-type="string">
            <text:p>33x48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3">
            <text:p>123</text:p>
          </table:table-cell>
          <table:table-cell office:value-type="string">
            <text:p>ritratti</text:p>
          </table:table-cell>
          <table:table-cell office:value-type="string">
            <text:p>ada</text:p>
          </table:table-cell>
          <table:table-cell office:value-type="float" office:value="1959">
            <text:p>1959</text:p>
          </table:table-cell>
          <table:table-cell office:value-type="string">
            <text:p>55x48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">
            <text:p>124</text:p>
          </table:table-cell>
          <table:table-cell office:value-type="string">
            <text:p>figure</text:p>
          </table:table-cell>
          <table:table-cell office:value-type="string">
            <text:p>narciso studio</text:p>
          </table:table-cell>
          <table:table-cell office:value-type="float" office:value="1979">
            <text:p>1979</text:p>
          </table:table-cell>
          <table:table-cell office:value-type="string">
            <text:p>50x5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5">
            <text:p>125</text:p>
          </table:table-cell>
          <table:table-cell office:value-type="string">
            <text:p>figure</text:p>
          </table:table-cell>
          <table:table-cell office:value-type="string">
            <text:p>cacciatore e cane</text:p>
          </table:table-cell>
          <table:table-cell office:value-type="float" office:value="1950">
            <text:p>1950</text:p>
          </table:table-cell>
          <table:table-cell office:value-type="string">
            <text:p>50x4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office:value-type="string">
            <text:p>figure</text:p>
          </table:table-cell>
          <table:table-cell office:value-type="string">
            <text:p>pastore e capretta</text:p>
          </table:table-cell>
          <table:table-cell office:value-type="float" office:value="1983">
            <text:p>1983</text:p>
          </table:table-cell>
          <table:table-cell office:value-type="string">
            <text:p>40x50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7">
            <text:p>127</text:p>
          </table:table-cell>
          <table:table-cell office:value-type="string">
            <text:p>natura morta</text:p>
          </table:table-cell>
          <table:table-cell office:value-type="string">
            <text:p>scacchi</text:p>
          </table:table-cell>
          <table:table-cell office:value-type="string">
            <text:p>s.d.</text:p>
          </table:table-cell>
          <table:table-cell office:value-type="string">
            <text:p>32x35</text:p>
          </table:table-cell>
          <table:table-cell office:value-type="string">
            <text:p>olio su carton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string">
            <text:p>marina</text:p>
          </table:table-cell>
          <table:table-cell office:value-type="string">
            <text:p>lampara e patino</text:p>
          </table:table-cell>
          <table:table-cell office:value-type="float" office:value="1980">
            <text:p>1980</text:p>
          </table:table-cell>
          <table:table-cell office:value-type="string">
            <text:p>20x30</text:p>
          </table:table-cell>
          <table:table-cell office:value-type="string">
            <text:p>olio su masonit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  <table:table-cell office:value-type="string">
            <text:p>natura morta</text:p>
          </table:table-cell>
          <table:table-cell office:value-type="string">
            <text:p>pesci</text:p>
          </table:table-cell>
          <table:table-cell office:value-type="float" office:value="1960">
            <text:p>1960</text:p>
          </table:table-cell>
          <table:table-cell office:value-type="string">
            <text:p>30x40</text:p>
          </table:table-cell>
          <table:table-cell office:value-type="string">
            <text:p>olio su masonit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string">
            <text:p>paesaggio</text:p>
          </table:table-cell>
          <table:table-cell office:value-type="string">
            <text:p>darsena</text:p>
          </table:table-cell>
          <table:table-cell office:value-type="string">
            <text:p>s.d.</text:p>
          </table:table-cell>
          <table:table-cell office:value-type="string">
            <text:p>33x40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">
            <text:p>131</text:p>
          </table:table-cell>
          <table:table-cell office:value-type="string">
            <text:p>figure</text:p>
          </table:table-cell>
          <table:table-cell office:value-type="string">
            <text:p>nudo nottuno</text:p>
          </table:table-cell>
          <table:table-cell office:value-type="string">
            <text:p>s.d.</text:p>
          </table:table-cell>
          <table:table-cell office:value-type="string">
            <text:p>35x23</text:p>
          </table:table-cell>
          <table:table-cell office:value-type="string">
            <text:p>tec.m.su carton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2">
            <text:p>132</text:p>
          </table:table-cell>
          <table:table-cell office:value-type="string">
            <text:p>figure</text:p>
          </table:table-cell>
          <table:table-cell office:value-type="string">
            <text:p>due donne</text:p>
          </table:table-cell>
          <table:table-cell office:value-type="string">
            <text:p>s.d.</text:p>
          </table:table-cell>
          <table:table-cell office:value-type="string">
            <text:p>36x30</text:p>
          </table:table-cell>
          <table:table-cell office:value-type="string">
            <text:p>tec.m.su carton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3">
            <text:p>133</text:p>
          </table:table-cell>
          <table:table-cell office:value-type="string">
            <text:p>nature morte</text:p>
          </table:table-cell>
          <table:table-cell office:value-type="string">
            <text:p>vaso di fiorni</text:p>
          </table:table-cell>
          <table:table-cell office:value-type="string">
            <text:p>s.d.</text:p>
          </table:table-cell>
          <table:table-cell office:value-type="string">
            <text:p>35x17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4">
            <text:p>134</text:p>
          </table:table-cell>
          <table:table-cell office:value-type="string">
            <text:p>ritratti</text:p>
          </table:table-cell>
          <table:table-cell office:value-type="string">
            <text:p>volto</text:p>
          </table:table-cell>
          <table:table-cell office:value-type="float" office:value="1978">
            <text:p>1978</text:p>
          </table:table-cell>
          <table:table-cell office:value-type="string">
            <text:p>40x30</text:p>
          </table:table-cell>
          <table:table-cell office:value-type="string">
            <text:p>acr.su cartone telato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office:value-type="string">
            <text:p>figure</text:p>
          </table:table-cell>
          <table:table-cell office:value-type="string">
            <text:p>donna sdraiata mare</text:p>
          </table:table-cell>
          <table:table-cell office:value-type="float" office:value="1968">
            <text:p>1968</text:p>
          </table:table-cell>
          <table:table-cell office:value-type="string">
            <text:p>35x50</text:p>
          </table:table-cell>
          <table:table-cell office:value-type="string">
            <text:p>tec.m.su carton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office:value-type="string">
            <text:p>figure</text:p>
          </table:table-cell>
          <table:table-cell office:value-type="string">
            <text:p>donna seduta e nudo</text:p>
          </table:table-cell>
          <table:table-cell office:value-type="string">
            <text:p>s.d.</text:p>
          </table:table-cell>
          <table:table-cell office:value-type="float" office:value="1970">
            <text:p>1970</text:p>
          </table:table-cell>
          <table:table-cell office:value-type="string">
            <text:p>tec.m.su carton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string">
            <text:p>bagnanti</text:p>
          </table:table-cell>
          <table:table-cell office:value-type="string">
            <text:p>donne tra le onde</text:p>
          </table:table-cell>
          <table:table-cell office:value-type="float" office:value="1972">
            <text:p>1972</text:p>
          </table:table-cell>
          <table:table-cell office:value-type="string">
            <text:p>35x40</text:p>
          </table:table-cell>
          <table:table-cell office:value-type="string">
            <text:p>olio su masonit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8">
            <text:p>138</text:p>
          </table:table-cell>
          <table:table-cell office:value-type="string">
            <text:p>nature morte</text:p>
          </table:table-cell>
          <table:table-cell office:value-type="string">
            <text:p>carpa</text:p>
          </table:table-cell>
          <table:table-cell office:value-type="string">
            <text:p>s.d.</text:p>
          </table:table-cell>
          <table:table-cell office:value-type="string">
            <text:p>30x40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9">
            <text:p>139</text:p>
          </table:table-cell>
          <table:table-cell office:value-type="string">
            <text:p>figure</text:p>
          </table:table-cell>
          <table:table-cell office:value-type="string">
            <text:p>nudo al mare</text:p>
          </table:table-cell>
          <table:table-cell office:value-type="string">
            <text:p>s.d.</text:p>
          </table:table-cell>
          <table:table-cell office:value-type="string">
            <text:p>45x30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  <table:table-cell office:value-type="string">
            <text:p>figure</text:p>
          </table:table-cell>
          <table:table-cell office:value-type="string">
            <text:p>volto di giovane</text:p>
          </table:table-cell>
          <table:table-cell office:value-type="string">
            <text:p>s.d.</text:p>
          </table:table-cell>
          <table:table-cell office:value-type="string">
            <text:p>40x30</text:p>
          </table:table-cell>
          <table:table-cell office:value-type="string">
            <text:p>acril.cartone telato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1">
            <text:p>141</text:p>
          </table:table-cell>
          <table:table-cell office:value-type="string">
            <text:p>nature morte</text:p>
          </table:table-cell>
          <table:table-cell office:value-type="string">
            <text:p>conchiglia e donna</text:p>
          </table:table-cell>
          <table:table-cell office:value-type="string">
            <text:p>s.d.</text:p>
          </table:table-cell>
          <table:table-cell office:value-type="string">
            <text:p>30x40</text:p>
          </table:table-cell>
          <table:table-cell office:value-type="string">
            <text:p>olio cartone telato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2">
            <text:p>142</text:p>
          </table:table-cell>
          <table:table-cell office:value-type="string">
            <text:p>allegorie </text:p>
          </table:table-cell>
          <table:table-cell office:value-type="string">
            <text:p>angelo e sirena</text:p>
          </table:table-cell>
          <table:table-cell office:value-type="float" office:value="1987">
            <text:p>1987</text:p>
          </table:table-cell>
          <table:table-cell office:value-type="string">
            <text:p>Diam.38</text:p>
          </table:table-cell>
          <table:table-cell office:value-type="string">
            <text:p>tec.m.su carton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3">
            <text:p>143</text:p>
          </table:table-cell>
          <table:table-cell office:value-type="string">
            <text:p>nature morte</text:p>
          </table:table-cell>
          <table:table-cell office:value-type="string">
            <text:p>rospo</text:p>
          </table:table-cell>
          <table:table-cell office:value-type="float" office:value="1982">
            <text:p>1982</text:p>
          </table:table-cell>
          <table:table-cell office:value-type="string">
            <text:p>Diam.40</text:p>
          </table:table-cell>
          <table:table-cell office:value-type="string">
            <text:p>pastello carton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office:value-type="string">
            <text:p>figure</text:p>
          </table:table-cell>
          <table:table-cell office:value-type="string">
            <text:p>nudo bagnante</text:p>
          </table:table-cell>
          <table:table-cell office:value-type="string">
            <text:p>s.d.</text:p>
          </table:table-cell>
          <table:table-cell office:value-type="string">
            <text:p>40x30</text:p>
          </table:table-cell>
          <table:table-cell office:value-type="string">
            <text:p>tempera carton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5">
            <text:p>145</text:p>
          </table:table-cell>
          <table:table-cell office:value-type="string">
            <text:p>figure</text:p>
          </table:table-cell>
          <table:table-cell office:value-type="string">
            <text:p>nudo blu</text:p>
          </table:table-cell>
          <table:table-cell office:value-type="float" office:value="1964">
            <text:p>1964</text:p>
          </table:table-cell>
          <table:table-cell office:value-type="string">
            <text:p>37x30</text:p>
          </table:table-cell>
          <table:table-cell office:value-type="string">
            <text:p>pastello carton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figure</text:p>
          </table:table-cell>
          <table:table-cell office:value-type="string">
            <text:p>donna e vecchia</text:p>
          </table:table-cell>
          <table:table-cell office:value-type="string">
            <text:p>s.d.</text:p>
          </table:table-cell>
          <table:table-cell office:value-type="string">
            <text:p>45x28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7">
            <text:p>147</text:p>
          </table:table-cell>
          <table:table-cell office:value-type="string">
            <text:p>figure</text:p>
          </table:table-cell>
          <table:table-cell office:value-type="string">
            <text:p>nudo nero</text:p>
          </table:table-cell>
          <table:table-cell office:value-type="float" office:value="1970">
            <text:p>1970</text:p>
          </table:table-cell>
          <table:table-cell office:value-type="string">
            <text:p>35x23</text:p>
          </table:table-cell>
          <table:table-cell office:value-type="string">
            <text:p>tec.m.su carton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string">
            <text:p>marine</text:p>
          </table:table-cell>
          <table:table-cell office:value-type="string">
            <text:p>nudo su scoglio</text:p>
          </table:table-cell>
          <table:table-cell office:value-type="string">
            <text:p>s.d.</text:p>
          </table:table-cell>
          <table:table-cell office:value-type="string">
            <text:p>45x35</text:p>
          </table:table-cell>
          <table:table-cell office:value-type="string">
            <text:p>tec.m. Su carta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9">
            <text:p>149</text:p>
          </table:table-cell>
          <table:table-cell office:value-type="string">
            <text:p>figure</text:p>
          </table:table-cell>
          <table:table-cell office:value-type="string">
            <text:p>nudo di ragazza</text:p>
          </table:table-cell>
          <table:table-cell office:value-type="float" office:value="1965">
            <text:p>1965</text:p>
          </table:table-cell>
          <table:table-cell office:value-type="string">
            <text:p>50x35</text:p>
          </table:table-cell>
          <table:table-cell office:value-type="string">
            <text:p>tec.m.su carton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string">
            <text:p>bagnanti</text:p>
          </table:table-cell>
          <table:table-cell office:value-type="string">
            <text:p>donna mare bianco</text:p>
          </table:table-cell>
          <table:table-cell office:value-type="float" office:value="1983">
            <text:p>1983</text:p>
          </table:table-cell>
          <table:table-cell office:value-type="string">
            <text:p>20x27</text:p>
          </table:table-cell>
          <table:table-cell office:value-type="string">
            <text:p>tempera su carta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1">
            <text:p>151</text:p>
          </table:table-cell>
          <table:table-cell office:value-type="string">
            <text:p>figure</text:p>
          </table:table-cell>
          <table:table-cell office:value-type="string">
            <text:p>ragazza fondo rosa</text:p>
          </table:table-cell>
          <table:table-cell office:value-type="string">
            <text:p>s.d.</text:p>
          </table:table-cell>
          <table:table-cell office:value-type="string">
            <text:p>40x15</text:p>
          </table:table-cell>
          <table:table-cell office:value-type="string">
            <text:p>tec.m.su tavola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2">
            <text:p>152</text:p>
          </table:table-cell>
          <table:table-cell office:value-type="string">
            <text:p>paesaggi</text:p>
          </table:table-cell>
          <table:table-cell office:value-type="string">
            <text:p>barca muretto celeste</text:p>
          </table:table-cell>
          <table:table-cell office:value-type="string">
            <text:p>s.d.</text:p>
          </table:table-cell>
          <table:table-cell office:value-type="string">
            <text:p>35x30</text:p>
          </table:table-cell>
          <table:table-cell office:value-type="string">
            <text:p>tempera su carton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3">
            <text:p>153</text:p>
          </table:table-cell>
          <table:table-cell office:value-type="string">
            <text:p>ritratti</text:p>
          </table:table-cell>
          <table:table-cell office:value-type="string">
            <text:p>volto celeste</text:p>
          </table:table-cell>
          <table:table-cell office:value-type="float" office:value="1987">
            <text:p>1987</text:p>
          </table:table-cell>
          <table:table-cell office:value-type="string">
            <text:p>40x30</text:p>
          </table:table-cell>
          <table:table-cell office:value-type="string">
            <text:p>olio cartone telato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office:value-type="string">
            <text:p>ritratti</text:p>
          </table:table-cell>
          <table:table-cell office:value-type="string">
            <text:p>donna celeste</text:p>
          </table:table-cell>
          <table:table-cell office:value-type="string">
            <text:p>s.d.</text:p>
          </table:table-cell>
          <table:table-cell office:value-type="string">
            <text:p>40x30</text:p>
          </table:table-cell>
          <table:table-cell office:value-type="string">
            <text:p>acr.cartone telato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5">
            <text:p>155</text:p>
          </table:table-cell>
          <table:table-cell office:value-type="string">
            <text:p>allegorie</text:p>
          </table:table-cell>
          <table:table-cell office:value-type="string">
            <text:p>nettuno</text:p>
          </table:table-cell>
          <table:table-cell office:value-type="string">
            <text:p>s.d.</text:p>
          </table:table-cell>
          <table:table-cell office:value-type="string">
            <text:p>36x27</text:p>
          </table:table-cell>
          <table:table-cell office:value-type="string">
            <text:p>tec.mista cartone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6">
            <text:p>156</text:p>
          </table:table-cell>
          <table:table-cell office:value-type="string">
            <text:p>marine</text:p>
          </table:table-cell>
          <table:table-cell office:value-type="string">
            <text:p>tramonto</text:p>
          </table:table-cell>
          <table:table-cell office:value-type="string">
            <text:p>s.d.</text:p>
          </table:table-cell>
          <table:table-cell office:value-type="string">
            <text:p>25x40</text:p>
          </table:table-cell>
          <table:table-cell office:value-type="string">
            <text:p>olio 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7">
            <text:p>157</text:p>
          </table:table-cell>
          <table:table-cell office:value-type="string">
            <text:p>arte sacra</text:p>
          </table:table-cell>
          <table:table-cell office:value-type="string">
            <text:p>cristo</text:p>
          </table:table-cell>
          <table:table-cell office:value-type="string">
            <text:p>s.d.</text:p>
          </table:table-cell>
          <table:table-cell office:value-type="string">
            <text:p>20x18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8">
            <text:p>158</text:p>
          </table:table-cell>
          <table:table-cell office:value-type="string">
            <text:p>paesaggi</text:p>
          </table:table-cell>
          <table:table-cell office:value-type="string">
            <text:p>casale e cipressi</text:p>
          </table:table-cell>
          <table:table-cell office:value-type="float" office:value="1950">
            <text:p>1950</text:p>
          </table:table-cell>
          <table:table-cell office:value-type="string">
            <text:p>30x43</text:p>
          </table:table-cell>
          <table:table-cell office:value-type="string">
            <text:p>olio su btavola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9">
            <text:p>159</text:p>
          </table:table-cell>
          <table:table-cell office:value-type="string">
            <text:p>animali</text:p>
          </table:table-cell>
          <table:table-cell office:value-type="string">
            <text:p>gatto</text:p>
          </table:table-cell>
          <table:table-cell office:value-type="string">
            <text:p>s.d.</text:p>
          </table:table-cell>
          <table:table-cell office:value-type="string">
            <text:p>16x22</text:p>
          </table:table-cell>
          <table:table-cell office:value-type="string">
            <text:p>tec.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string">
            <text:p>figure</text:p>
          </table:table-cell>
          <table:table-cell office:value-type="string">
            <text:p>uomo al mare</text:p>
          </table:table-cell>
          <table:table-cell office:value-type="string">
            <text:p>s.d.</text:p>
          </table:table-cell>
          <table:table-cell office:value-type="string">
            <text:p>35x28</text:p>
          </table:table-cell>
          <table:table-cell office:value-type="string">
            <text:p>tec.m.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1">
            <text:p>161</text:p>
          </table:table-cell>
          <table:table-cell office:value-type="string">
            <text:p>figure</text:p>
          </table:table-cell>
          <table:table-cell office:value-type="string">
            <text:p>nudo rosso</text:p>
          </table:table-cell>
          <table:table-cell office:value-type="string">
            <text:p>s.d.</text:p>
          </table:table-cell>
          <table:table-cell office:value-type="string">
            <text:p>45x25</text:p>
          </table:table-cell>
          <table:table-cell office:value-type="string">
            <text:p>tec.m. 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string">
            <text:p>allegorie</text:p>
          </table:table-cell>
          <table:table-cell office:value-type="string">
            <text:p>satiro e donna</text:p>
          </table:table-cell>
          <table:table-cell office:value-type="string">
            <text:p>s.d.</text:p>
          </table:table-cell>
          <table:table-cell office:value-type="string">
            <text:p>23x33</text:p>
          </table:table-cell>
          <table:table-cell office:value-type="string">
            <text:p>olio 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3">
            <text:p>163</text:p>
          </table:table-cell>
          <table:table-cell office:value-type="string">
            <text:p>marine</text:p>
          </table:table-cell>
          <table:table-cell office:value-type="string">
            <text:p>tramonto sole nero</text:p>
          </table:table-cell>
          <table:table-cell office:value-type="string">
            <text:p>s.d.</text:p>
          </table:table-cell>
          <table:table-cell office:value-type="string">
            <text:p>18x33</text:p>
          </table:table-cell>
          <table:table-cell office:value-type="string">
            <text:p>olio 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  <table:table-cell office:value-type="string">
            <text:p>animali</text:p>
          </table:table-cell>
          <table:table-cell office:value-type="string">
            <text:p>toro nero</text:p>
          </table:table-cell>
          <table:table-cell office:value-type="float" office:value="1995">
            <text:p>1995</text:p>
          </table:table-cell>
          <table:table-cell office:value-type="string">
            <text:p>25x35</text:p>
          </table:table-cell>
          <table:table-cell office:value-type="string">
            <text:p>olio su cartone telato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5">
            <text:p>165</text:p>
          </table:table-cell>
          <table:table-cell office:value-type="string">
            <text:p>figure</text:p>
          </table:table-cell>
          <table:table-cell office:value-type="string">
            <text:p>ragazza seduta</text:p>
          </table:table-cell>
          <table:table-cell office:value-type="float" office:value="1950">
            <text:p>1950</text:p>
          </table:table-cell>
          <table:table-cell office:value-type="string">
            <text:p>35x25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string">
            <text:p>figure</text:p>
          </table:table-cell>
          <table:table-cell office:value-type="string">
            <text:p>tre sulla spiaggia</text:p>
          </table:table-cell>
          <table:table-cell office:value-type="string">
            <text:p>s.d.</text:p>
          </table:table-cell>
          <table:table-cell office:value-type="string">
            <text:p>20x35</text:p>
          </table:table-cell>
          <table:table-cell office:value-type="string">
            <text:p>olio 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7">
            <text:p>167</text:p>
          </table:table-cell>
          <table:table-cell office:value-type="string">
            <text:p>ritratti</text:p>
          </table:table-cell>
          <table:table-cell office:value-type="string">
            <text:p>enrico</text:p>
          </table:table-cell>
          <table:table-cell office:value-type="string">
            <text:p>s.d.</text:p>
          </table:table-cell>
          <table:table-cell office:value-type="string">
            <text:p>35x25</text:p>
          </table:table-cell>
          <table:table-cell office:value-type="string">
            <text:p>olio 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">
            <text:p>168</text:p>
          </table:table-cell>
          <table:table-cell office:value-type="string">
            <text:p>marine</text:p>
          </table:table-cell>
          <table:table-cell office:value-type="string">
            <text:p>cielo rosa</text:p>
          </table:table-cell>
          <table:table-cell office:value-type="float" office:value="1966">
            <text:p>1966</text:p>
          </table:table-cell>
          <table:table-cell office:value-type="string">
            <text:p>23x40</text:p>
          </table:table-cell>
          <table:table-cell office:value-type="string">
            <text:p>tec.m.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9">
            <text:p>169</text:p>
          </table:table-cell>
          <table:table-cell office:value-type="string">
            <text:p>figure</text:p>
          </table:table-cell>
          <table:table-cell office:value-type="string">
            <text:p>maschera</text:p>
          </table:table-cell>
          <table:table-cell office:value-type="string">
            <text:p>s.d.</text:p>
          </table:table-cell>
          <table:table-cell office:value-type="string">
            <text:p>37x28</text:p>
          </table:table-cell>
          <table:table-cell office:value-type="string">
            <text:p>olio su masonit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string">
            <text:p>arte sacra</text:p>
          </table:table-cell>
          <table:table-cell office:value-type="string">
            <text:p>crocifisso</text:p>
          </table:table-cell>
          <table:table-cell office:value-type="float" office:value="1983">
            <text:p>1983</text:p>
          </table:table-cell>
          <table:table-cell office:value-type="string">
            <text:p>35x20</text:p>
          </table:table-cell>
          <table:table-cell office:value-type="string">
            <text:p>olio 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1">
            <text:p>171</text:p>
          </table:table-cell>
          <table:table-cell office:value-type="string">
            <text:p>figure</text:p>
          </table:table-cell>
          <table:table-cell office:value-type="string">
            <text:p>s.martino</text:p>
          </table:table-cell>
          <table:table-cell office:value-type="float" office:value="1950">
            <text:p>1950</text:p>
          </table:table-cell>
          <table:table-cell office:value-type="string">
            <text:p>37x30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1">
            <text:p>171</text:p>
          </table:table-cell>
          <table:table-cell office:value-type="string">
            <text:p>paesaggi</text:p>
          </table:table-cell>
          <table:table-cell office:value-type="string">
            <text:p>muro e cipresso</text:p>
          </table:table-cell>
          <table:table-cell office:value-type="string">
            <text:p>s.d.</text:p>
          </table:table-cell>
          <table:table-cell office:value-type="string">
            <text:p>30x37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2">
            <text:p>172</text:p>
          </table:table-cell>
          <table:table-cell office:value-type="string">
            <text:p>figure</text:p>
          </table:table-cell>
          <table:table-cell office:value-type="string">
            <text:p>uomo sdraiato al mare</text:p>
          </table:table-cell>
          <table:table-cell office:value-type="string">
            <text:p>s.d.</text:p>
          </table:table-cell>
          <table:table-cell office:value-type="string">
            <text:p>30x40</text:p>
          </table:table-cell>
          <table:table-cell office:value-type="string">
            <text:p>olio su cartone telato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3">
            <text:p>173</text:p>
          </table:table-cell>
          <table:table-cell office:value-type="string">
            <text:p>figure</text:p>
          </table:table-cell>
          <table:table-cell office:value-type="string">
            <text:p>nudo in mare blu</text:p>
          </table:table-cell>
          <table:table-cell office:value-type="string">
            <text:p>s.d.</text:p>
          </table:table-cell>
          <table:table-cell office:value-type="string">
            <text:p>40x25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4">
            <text:p>174</text:p>
          </table:table-cell>
          <table:table-cell office:value-type="string">
            <text:p>figure</text:p>
          </table:table-cell>
          <table:table-cell office:value-type="string">
            <text:p>madre e bimbo</text:p>
          </table:table-cell>
          <table:table-cell office:value-type="string">
            <text:p>s.d.</text:p>
          </table:table-cell>
          <table:table-cell office:value-type="string">
            <text:p>35x28</text:p>
          </table:table-cell>
          <table:table-cell office:value-type="string">
            <text:p>olio 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5">
            <text:p>175</text:p>
          </table:table-cell>
          <table:table-cell office:value-type="string">
            <text:p>figure</text:p>
          </table:table-cell>
          <table:table-cell office:value-type="string">
            <text:p>ciclisti</text:p>
          </table:table-cell>
          <table:table-cell office:value-type="string">
            <text:p>s.d.</text:p>
          </table:table-cell>
          <table:table-cell office:value-type="string">
            <text:p>30x40</text:p>
          </table:table-cell>
          <table:table-cell office:value-type="string">
            <text:p>olio su masonit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office:value-type="string">
            <text:p>animali</text:p>
          </table:table-cell>
          <table:table-cell office:value-type="string">
            <text:p>cavallo</text:p>
          </table:table-cell>
          <table:table-cell office:value-type="string">
            <text:p>s.d.</text:p>
          </table:table-cell>
          <table:table-cell office:value-type="string">
            <text:p>35x25</text:p>
          </table:table-cell>
          <table:table-cell office:value-type="string">
            <text:p>olio 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7">
            <text:p>177</text:p>
          </table:table-cell>
          <table:table-cell office:value-type="string">
            <text:p>paesaggi</text:p>
          </table:table-cell>
          <table:table-cell office:value-type="string">
            <text:p>paese</text:p>
          </table:table-cell>
          <table:table-cell office:value-type="float" office:value="1951">
            <text:p>1951</text:p>
          </table:table-cell>
          <table:table-cell office:value-type="string">
            <text:p>26x38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8">
            <text:p>178</text:p>
          </table:table-cell>
          <table:table-cell office:value-type="string">
            <text:p>nature morte</text:p>
          </table:table-cell>
          <table:table-cell office:value-type="string">
            <text:p>fichi e uva</text:p>
          </table:table-cell>
          <table:table-cell office:value-type="float" office:value="1953">
            <text:p>1953</text:p>
          </table:table-cell>
          <table:table-cell office:value-type="string">
            <text:p>22x35</text:p>
          </table:table-cell>
          <table:table-cell office:value-type="string">
            <text:p>olio 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9">
            <text:p>179</text:p>
          </table:table-cell>
          <table:table-cell office:value-type="string">
            <text:p>paesaggi</text:p>
          </table:table-cell>
          <table:table-cell office:value-type="string">
            <text:p>senza titolo</text:p>
          </table:table-cell>
          <table:table-cell office:value-type="string">
            <text:p>s.d.</text:p>
          </table:table-cell>
          <table:table-cell office:value-type="string">
            <text:p>21x36</text:p>
          </table:table-cell>
          <table:table-cell office:value-type="string">
            <text:p>olio 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string">
            <text:p>figure</text:p>
          </table:table-cell>
          <table:table-cell office:value-type="string">
            <text:p>tre bagnanti</text:p>
          </table:table-cell>
          <table:table-cell office:value-type="string">
            <text:p>s.d.</text:p>
          </table:table-cell>
          <table:table-cell office:value-type="string">
            <text:p>36x38</text:p>
          </table:table-cell>
          <table:table-cell office:value-type="string">
            <text:p>tec.m.su tavola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1">
            <text:p>181</text:p>
          </table:table-cell>
          <table:table-cell office:value-type="string">
            <text:p>figure</text:p>
          </table:table-cell>
          <table:table-cell office:value-type="string">
            <text:p>sdraiato sulla spiaggia</text:p>
          </table:table-cell>
          <table:table-cell office:value-type="float" office:value="1972">
            <text:p>1972</text:p>
          </table:table-cell>
          <table:table-cell office:value-type="string">
            <text:p>18x40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2">
            <text:p>182</text:p>
          </table:table-cell>
          <table:table-cell office:value-type="string">
            <text:p>nature morte</text:p>
          </table:table-cell>
          <table:table-cell office:value-type="string">
            <text:p>vaso di fiori</text:p>
          </table:table-cell>
          <table:table-cell office:value-type="float" office:value="1976">
            <text:p>1976</text:p>
          </table:table-cell>
          <table:table-cell office:value-type="string">
            <text:p>40x18</text:p>
          </table:table-cell>
          <table:table-cell office:value-type="string">
            <text:p>olio su carto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3">
            <text:p>183</text:p>
          </table:table-cell>
          <table:table-cell office:value-type="string">
            <text:p>figure</text:p>
          </table:table-cell>
          <table:table-cell office:value-type="string">
            <text:p>abbracciati</text:p>
          </table:table-cell>
          <table:table-cell office:value-type="float" office:value="1989">
            <text:p>1989</text:p>
          </table:table-cell>
          <table:table-cell office:value-type="string">
            <text:p>33x25</text:p>
          </table:table-cell>
          <table:table-cell office:value-type="string">
            <text:p>olio su cartone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4">
            <text:p>184</text:p>
          </table:table-cell>
          <table:table-cell office:value-type="string">
            <text:p>paesaggio</text:p>
          </table:table-cell>
          <table:table-cell office:value-type="string">
            <text:p>tre aerei cielo giallo</text:p>
          </table:table-cell>
          <table:table-cell office:value-type="float" office:value="1988">
            <text:p>1988</text:p>
          </table:table-cell>
          <table:table-cell office:value-type="string">
            <text:p>60x7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5">
            <text:p>185</text:p>
          </table:table-cell>
          <table:table-cell office:value-type="string">
            <text:p>nature morte</text:p>
          </table:table-cell>
          <table:table-cell office:value-type="string">
            <text:p>peperoni</text:p>
          </table:table-cell>
          <table:table-cell office:value-type="float" office:value="1975">
            <text:p>1975</text:p>
          </table:table-cell>
          <table:table-cell office:value-type="string">
            <text:p>60x7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6">
            <text:p>186</text:p>
          </table:table-cell>
          <table:table-cell office:value-type="string">
            <text:p>figure</text:p>
          </table:table-cell>
          <table:table-cell office:value-type="string">
            <text:p>coppia su barca</text:p>
          </table:table-cell>
          <table:table-cell office:value-type="string">
            <text:p>s.d.</text:p>
          </table:table-cell>
          <table:table-cell office:value-type="string">
            <text:p>60x7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7">
            <text:p>187</text:p>
          </table:table-cell>
          <table:table-cell office:value-type="string">
            <text:p>animali</text:p>
          </table:table-cell>
          <table:table-cell office:value-type="string">
            <text:p>piccioni sul prato</text:p>
          </table:table-cell>
          <table:table-cell office:value-type="float" office:value="1965">
            <text:p>1965</text:p>
          </table:table-cell>
          <table:table-cell office:value-type="string">
            <text:p>60x70</text:p>
          </table:table-cell>
          <table:table-cell office:value-type="string">
            <text:p>olio s.tela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8">
            <text:p>188</text:p>
          </table:table-cell>
          <table:table-cell office:value-type="string">
            <text:p>autoritratto</text:p>
          </table:table-cell>
          <table:table-cell office:value-type="string">
            <text:p>con maglia verde</text:p>
          </table:table-cell>
          <table:table-cell office:value-type="float" office:value="1989">
            <text:p>1989</text:p>
          </table:table-cell>
          <table:table-cell office:value-type="string">
            <text:p>70x60</text:p>
          </table:table-cell>
          <table:table-cell office:value-type="string">
            <text:p>olio tela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9">
            <text:p>189</text:p>
          </table:table-cell>
          <table:table-cell office:value-type="string">
            <text:p>animali</text:p>
          </table:table-cell>
          <table:table-cell office:value-type="string">
            <text:p>gatto che mangia preda</text:p>
          </table:table-cell>
          <table:table-cell office:value-type="float" office:value="1979">
            <text:p>1979</text:p>
          </table:table-cell>
          <table:table-cell office:value-type="string">
            <text:p>60x7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string">
            <text:p>figure</text:p>
          </table:table-cell>
          <table:table-cell office:value-type="string">
            <text:p>due donne e cabine</text:p>
          </table:table-cell>
          <table:table-cell office:value-type="float" office:value="1987">
            <text:p>1987</text:p>
          </table:table-cell>
          <table:table-cell office:value-type="string">
            <text:p>60x7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1">
            <text:p>191</text:p>
          </table:table-cell>
          <table:table-cell office:value-type="string">
            <text:p>animali</text:p>
          </table:table-cell>
          <table:table-cell office:value-type="string">
            <text:p>gatta grigia</text:p>
          </table:table-cell>
          <table:table-cell office:value-type="float" office:value="1987">
            <text:p>1987</text:p>
          </table:table-cell>
          <table:table-cell office:value-type="string">
            <text:p>60x7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2">
            <text:p>192</text:p>
          </table:table-cell>
          <table:table-cell office:value-type="string">
            <text:p>figure</text:p>
          </table:table-cell>
          <table:table-cell office:value-type="string">
            <text:p>fuma la pipa donne</text:p>
          </table:table-cell>
          <table:table-cell office:value-type="string">
            <text:p>s.d.</text:p>
          </table:table-cell>
          <table:table-cell office:value-type="string">
            <text:p>30x40</text:p>
          </table:table-cell>
          <table:table-cell office:value-type="string">
            <text:p>acr.+olio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3">
            <text:p>193</text:p>
          </table:table-cell>
          <table:table-cell office:value-type="string">
            <text:p>bagnanti</text:p>
          </table:table-cell>
          <table:table-cell office:value-type="string">
            <text:p>due donne mare verde</text:p>
          </table:table-cell>
          <table:table-cell office:value-type="float" office:value="1972">
            <text:p>1972</text:p>
          </table:table-cell>
          <table:table-cell office:value-type="string">
            <text:p>3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4">
            <text:p>194</text:p>
          </table:table-cell>
          <table:table-cell office:value-type="string">
            <text:p>figure</text:p>
          </table:table-cell>
          <table:table-cell office:value-type="string">
            <text:p>l'affogata</text:p>
          </table:table-cell>
          <table:table-cell office:value-type="float" office:value="1993">
            <text:p>1993</text:p>
          </table:table-cell>
          <table:table-cell office:value-type="string">
            <text:p>3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5">
            <text:p>195</text:p>
          </table:table-cell>
          <table:table-cell office:value-type="string">
            <text:p>autoritratti</text:p>
          </table:table-cell>
          <table:table-cell office:value-type="string">
            <text:p>testa</text:p>
          </table:table-cell>
          <table:table-cell office:value-type="float" office:value="1966">
            <text:p>1966</text:p>
          </table:table-cell>
          <table:table-cell office:value-type="string">
            <text:p>40x3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6">
            <text:p>196</text:p>
          </table:table-cell>
          <table:table-cell office:value-type="string">
            <text:p>bagnanti</text:p>
          </table:table-cell>
          <table:table-cell office:value-type="string">
            <text:p>donna su giallo</text:p>
          </table:table-cell>
          <table:table-cell office:value-type="string">
            <text:p>s.d.</text:p>
          </table:table-cell>
          <table:table-cell office:value-type="string">
            <text:p>3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7">
            <text:p>197</text:p>
          </table:table-cell>
          <table:table-cell office:value-type="string">
            <text:p>nature morte</text:p>
          </table:table-cell>
          <table:table-cell office:value-type="string">
            <text:p>vaso con cardi</text:p>
          </table:table-cell>
          <table:table-cell office:value-type="string">
            <text:p>s.d.</text:p>
          </table:table-cell>
          <table:table-cell office:value-type="string">
            <text:p>40x30</text:p>
          </table:table-cell>
          <table:table-cell office:value-type="string">
            <text:p>matita+tempera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8">
            <text:p>198</text:p>
          </table:table-cell>
          <table:table-cell office:value-type="string">
            <text:p>marine</text:p>
          </table:table-cell>
          <table:table-cell office:value-type="string">
            <text:p>spiaggia libera e mare</text:p>
          </table:table-cell>
          <table:table-cell office:value-type="float" office:value="1968">
            <text:p>1968</text:p>
          </table:table-cell>
          <table:table-cell office:value-type="string">
            <text:p>3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9">
            <text:p>199</text:p>
          </table:table-cell>
          <table:table-cell office:value-type="string">
            <text:p>ritratti</text:p>
          </table:table-cell>
          <table:table-cell office:value-type="string">
            <text:p>studio x marina</text:p>
          </table:table-cell>
          <table:table-cell office:value-type="string">
            <text:p>s.d.</text:p>
          </table:table-cell>
          <table:table-cell office:value-type="string">
            <text:p>40x30</text:p>
          </table:table-cell>
          <table:table-cell office:value-type="string">
            <text:p>t.mista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string">
            <text:p>bagnanti</text:p>
          </table:table-cell>
          <table:table-cell office:value-type="string">
            <text:p>donna tra le onde dx</text:p>
          </table:table-cell>
          <table:table-cell office:value-type="string">
            <text:p>s.d.</text:p>
          </table:table-cell>
          <table:table-cell office:value-type="string">
            <text:p>40x25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1">
            <text:p>201</text:p>
          </table:table-cell>
          <table:table-cell office:value-type="string">
            <text:p>bagnanti</text:p>
          </table:table-cell>
          <table:table-cell office:value-type="string">
            <text:p>donna tra le onde sx</text:p>
          </table:table-cell>
          <table:table-cell office:value-type="float" office:value="1970">
            <text:p>1970</text:p>
          </table:table-cell>
          <table:table-cell office:value-type="string">
            <text:p>40x30</text:p>
          </table:table-cell>
          <table:table-cell office:value-type="string">
            <text:p>olio+tempera su cartone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2">
            <text:p>202</text:p>
          </table:table-cell>
          <table:table-cell office:value-type="string">
            <text:p>figure</text:p>
          </table:table-cell>
          <table:table-cell office:value-type="string">
            <text:p>si spoglia e borsa verde</text:p>
          </table:table-cell>
          <table:table-cell office:value-type="float" office:value="1987">
            <text:p>1987</text:p>
          </table:table-cell>
          <table:table-cell office:value-type="string">
            <text:p>6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3">
            <text:p>203</text:p>
          </table:table-cell>
          <table:table-cell office:value-type="string">
            <text:p>figure</text:p>
          </table:table-cell>
          <table:table-cell office:value-type="string">
            <text:p>coppia su barca </text:p>
          </table:table-cell>
          <table:table-cell office:value-type="float" office:value="1987">
            <text:p>1987</text:p>
          </table:table-cell>
          <table:table-cell office:value-type="string">
            <text:p>6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4">
            <text:p>204</text:p>
          </table:table-cell>
          <table:table-cell office:value-type="string">
            <text:p>nature morte</text:p>
          </table:table-cell>
          <table:table-cell office:value-type="string">
            <text:p>bucranio grigio</text:p>
          </table:table-cell>
          <table:table-cell office:value-type="float" office:value="1992">
            <text:p>1992</text:p>
          </table:table-cell>
          <table:table-cell office:value-type="string">
            <text:p>6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5">
            <text:p>205</text:p>
          </table:table-cell>
          <table:table-cell office:value-type="string">
            <text:p>figure</text:p>
          </table:table-cell>
          <table:table-cell office:value-type="string">
            <text:p>si spoglia su scoglio</text:p>
          </table:table-cell>
          <table:table-cell office:value-type="float" office:value="1987">
            <text:p>1987</text:p>
          </table:table-cell>
          <table:table-cell office:value-type="string">
            <text:p>6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6">
            <text:p>206</text:p>
          </table:table-cell>
          <table:table-cell office:value-type="string">
            <text:p>marine</text:p>
          </table:table-cell>
          <table:table-cell office:value-type="string">
            <text:p>barchino viola</text:p>
          </table:table-cell>
          <table:table-cell office:value-type="float" office:value="1983">
            <text:p>1983</text:p>
          </table:table-cell>
          <table:table-cell office:value-type="string">
            <text:p>50x7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7">
            <text:p>207</text:p>
          </table:table-cell>
          <table:table-cell office:value-type="string">
            <text:p>bagnanti</text:p>
          </table:table-cell>
          <table:table-cell office:value-type="string">
            <text:p>sul molo e in acqua</text:p>
          </table:table-cell>
          <table:table-cell office:value-type="float" office:value="1972">
            <text:p>1972</text:p>
          </table:table-cell>
          <table:table-cell office:value-type="string">
            <text:p>50x7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8">
            <text:p>208</text:p>
          </table:table-cell>
          <table:table-cell office:value-type="string">
            <text:p>figure</text:p>
          </table:table-cell>
          <table:table-cell office:value-type="string">
            <text:p>pescatore stende la rete</text:p>
          </table:table-cell>
          <table:table-cell office:value-type="float" office:value="1958">
            <text:p>1958</text:p>
          </table:table-cell>
          <table:table-cell office:value-type="string">
            <text:p>7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9">
            <text:p>209</text:p>
          </table:table-cell>
          <table:table-cell office:value-type="string">
            <text:p>figure</text:p>
          </table:table-cell>
          <table:table-cell office:value-type="string">
            <text:p>famiglia del pescatore</text:p>
          </table:table-cell>
          <table:table-cell office:value-type="float" office:value="1957">
            <text:p>1957</text:p>
          </table:table-cell>
          <table:table-cell office:value-type="string">
            <text:p>50x7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0">
            <text:p>210</text:p>
          </table:table-cell>
          <table:table-cell office:value-type="string">
            <text:p>figure</text:p>
          </table:table-cell>
          <table:table-cell office:value-type="string">
            <text:p>sdraiata con telo bianco</text:p>
          </table:table-cell>
          <table:table-cell office:value-type="string">
            <text:p>s.d.</text:p>
          </table:table-cell>
          <table:table-cell office:value-type="string">
            <text:p>7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1">
            <text:p>211</text:p>
          </table:table-cell>
          <table:table-cell office:value-type="string">
            <text:p>animali</text:p>
          </table:table-cell>
          <table:table-cell office:value-type="string">
            <text:p>due piccioni sul muro</text:p>
          </table:table-cell>
          <table:table-cell office:value-type="string">
            <text:p>s.d.</text:p>
          </table:table-cell>
          <table:table-cell office:value-type="string">
            <text:p>7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2">
            <text:p>212</text:p>
          </table:table-cell>
          <table:table-cell office:value-type="string">
            <text:p>figure</text:p>
          </table:table-cell>
          <table:table-cell office:value-type="string">
            <text:p>donna scogli gabbiano</text:p>
          </table:table-cell>
          <table:table-cell office:value-type="float" office:value="1972">
            <text:p>1972</text:p>
          </table:table-cell>
          <table:table-cell office:value-type="string">
            <text:p>50x7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3">
            <text:p>213</text:p>
          </table:table-cell>
          <table:table-cell office:value-type="string">
            <text:p>nature morte</text:p>
          </table:table-cell>
          <table:table-cell office:value-type="string">
            <text:p>pesche</text:p>
          </table:table-cell>
          <table:table-cell office:value-type="float" office:value="1962">
            <text:p>1962</text:p>
          </table:table-cell>
          <table:table-cell office:value-type="string">
            <text:p>50x7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4">
            <text:p>214</text:p>
          </table:table-cell>
          <table:table-cell office:value-type="string">
            <text:p>nature morte</text:p>
          </table:table-cell>
          <table:table-cell office:value-type="string">
            <text:p>melograno su arancio</text:p>
          </table:table-cell>
          <table:table-cell office:value-type="string">
            <text:p>s.d.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5">
            <text:p>215</text:p>
          </table:table-cell>
          <table:table-cell office:value-type="string">
            <text:p>ritratti</text:p>
          </table:table-cell>
          <table:table-cell office:value-type="string">
            <text:p>marina</text:p>
          </table:table-cell>
          <table:table-cell office:value-type="string">
            <text:p>s.d.</text:p>
          </table:table-cell>
          <table:table-cell office:value-type="string">
            <text:p>6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6">
            <text:p>216</text:p>
          </table:table-cell>
          <table:table-cell office:value-type="string">
            <text:p>ritratti</text:p>
          </table:table-cell>
          <table:table-cell office:value-type="string">
            <text:p>donna seduta</text:p>
          </table:table-cell>
          <table:table-cell office:value-type="string">
            <text:p>s.d.</text:p>
          </table:table-cell>
          <table:table-cell office:value-type="string">
            <text:p>6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7">
            <text:p>217</text:p>
          </table:table-cell>
          <table:table-cell office:value-type="string">
            <text:p>nature morte</text:p>
          </table:table-cell>
          <table:table-cell office:value-type="string">
            <text:p>bottiglia</text:p>
          </table:table-cell>
          <table:table-cell office:value-type="float" office:value="1965">
            <text:p>1965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8">
            <text:p>218</text:p>
          </table:table-cell>
          <table:table-cell office:value-type="string">
            <text:p>paesaggi</text:p>
          </table:table-cell>
          <table:table-cell office:value-type="string">
            <text:p>pinetina cielo giallo</text:p>
          </table:table-cell>
          <table:table-cell office:value-type="float" office:value="1988">
            <text:p>1988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9">
            <text:p>219</text:p>
          </table:table-cell>
          <table:table-cell office:value-type="string">
            <text:p>paesaggi</text:p>
          </table:table-cell>
          <table:table-cell office:value-type="string">
            <text:p>macchia migliarino</text:p>
          </table:table-cell>
          <table:table-cell office:value-type="float" office:value="1992">
            <text:p>1992</text:p>
          </table:table-cell>
          <table:table-cell office:value-type="string">
            <text:p>6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0">
            <text:p>220</text:p>
          </table:table-cell>
          <table:table-cell office:value-type="string">
            <text:p>figure</text:p>
          </table:table-cell>
          <table:table-cell office:value-type="string">
            <text:p>ragazza macchia migl.</text:p>
          </table:table-cell>
          <table:table-cell office:value-type="float" office:value="1993">
            <text:p>1993</text:p>
          </table:table-cell>
          <table:table-cell office:value-type="string">
            <text:p>6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1">
            <text:p>221</text:p>
          </table:table-cell>
          <table:table-cell office:value-type="string">
            <text:p>nature morte</text:p>
          </table:table-cell>
          <table:table-cell office:value-type="string">
            <text:p>due conchiglie su grigio</text:p>
          </table:table-cell>
          <table:table-cell office:value-type="float" office:value="1973">
            <text:p>1973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2">
            <text:p>222</text:p>
          </table:table-cell>
          <table:table-cell office:value-type="string">
            <text:p>figure</text:p>
          </table:table-cell>
          <table:table-cell office:value-type="string">
            <text:p>gente sul molo</text:p>
          </table:table-cell>
          <table:table-cell office:value-type="string">
            <text:p>s.d.</text:p>
          </table:table-cell>
          <table:table-cell office:value-type="string">
            <text:p>6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223">
            <text:p>223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controluce</text:p>
          </table:table-cell>
          <table:table-cell table:style-name="ce1" office:value-type="float" office:value="1969">
            <text:p>1969</text:p>
          </table:table-cell>
          <table:table-cell table:style-name="ce1" office:value-type="string">
            <text:p>60x50</text:p>
          </table:table-cell>
          <table:table-cell table:style-name="ce1" office:value-type="string">
            <text:p>olio</text:p>
          </table:table-cell>
          <table:table-cell table:style-name="ce1"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4">
            <text:p>224</text:p>
          </table:table-cell>
          <table:table-cell office:value-type="string">
            <text:p>ritratti </text:p>
          </table:table-cell>
          <table:table-cell office:value-type="string">
            <text:p>silvio micheli</text:p>
          </table:table-cell>
          <table:table-cell office:value-type="float" office:value="1970">
            <text:p>1970</text:p>
          </table:table-cell>
          <table:table-cell office:value-type="string">
            <text:p>6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5">
            <text:p>225</text:p>
          </table:table-cell>
          <table:table-cell office:value-type="string">
            <text:p>animali</text:p>
          </table:table-cell>
          <table:table-cell office:value-type="string">
            <text:p>gallina</text:p>
          </table:table-cell>
          <table:table-cell office:value-type="float" office:value="1965">
            <text:p>1965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6">
            <text:p>226</text:p>
          </table:table-cell>
          <table:table-cell office:value-type="string">
            <text:p>marine</text:p>
          </table:table-cell>
          <table:table-cell office:value-type="string">
            <text:p>notturno su barchino</text:p>
          </table:table-cell>
          <table:table-cell office:value-type="float" office:value="1983">
            <text:p>1983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7">
            <text:p>227</text:p>
          </table:table-cell>
          <table:table-cell office:value-type="string">
            <text:p>animali</text:p>
          </table:table-cell>
          <table:table-cell office:value-type="string">
            <text:p>corsa al trotto</text:p>
          </table:table-cell>
          <table:table-cell office:value-type="float" office:value="1991">
            <text:p>1991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8">
            <text:p>228</text:p>
          </table:table-cell>
          <table:table-cell office:value-type="string">
            <text:p>figure</text:p>
          </table:table-cell>
          <table:table-cell office:value-type="string">
            <text:p>s.anna brucia</text:p>
          </table:table-cell>
          <table:table-cell office:value-type="string">
            <text:p>s.d.</text:p>
          </table:table-cell>
          <table:table-cell office:value-type="string">
            <text:p>6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9">
            <text:p>229</text:p>
          </table:table-cell>
          <table:table-cell office:value-type="string">
            <text:p>nature morte</text:p>
          </table:table-cell>
          <table:table-cell office:value-type="string">
            <text:p>conchiglia e gabbiano</text:p>
          </table:table-cell>
          <table:table-cell office:value-type="float" office:value="1978">
            <text:p>1978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30">
            <text:p>230</text:p>
          </table:table-cell>
          <table:table-cell office:value-type="string">
            <text:p>bagnanti</text:p>
          </table:table-cell>
          <table:table-cell office:value-type="string">
            <text:p>due donne su scoglio</text:p>
          </table:table-cell>
          <table:table-cell office:value-type="float" office:value="1988">
            <text:p>1988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31">
            <text:p>231</text:p>
          </table:table-cell>
          <table:table-cell office:value-type="string">
            <text:p>figure</text:p>
          </table:table-cell>
          <table:table-cell office:value-type="string">
            <text:p>bambino nella tenda</text:p>
          </table:table-cell>
          <table:table-cell office:value-type="string">
            <text:p>s.d.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2">
            <text:p>232</text:p>
          </table:table-cell>
          <table:table-cell office:value-type="string">
            <text:p>autoritratti</text:p>
          </table:table-cell>
          <table:table-cell office:value-type="string">
            <text:p>allegorico</text:p>
          </table:table-cell>
          <table:table-cell office:value-type="float" office:value="1950">
            <text:p>1950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3">
            <text:p>233</text:p>
          </table:table-cell>
          <table:table-cell office:value-type="string">
            <text:p>figure</text:p>
          </table:table-cell>
          <table:table-cell office:value-type="string">
            <text:p>madre al balcone</text:p>
          </table:table-cell>
          <table:table-cell office:value-type="string">
            <text:p>s.d.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4">
            <text:p>234</text:p>
          </table:table-cell>
          <table:table-cell office:value-type="string">
            <text:p>marine</text:p>
          </table:table-cell>
          <table:table-cell office:value-type="string">
            <text:p>spiaggia</text:p>
          </table:table-cell>
          <table:table-cell office:value-type="float" office:value="1989">
            <text:p>1989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5">
            <text:p>235</text:p>
          </table:table-cell>
          <table:table-cell office:value-type="string">
            <text:p>paesaggi</text:p>
          </table:table-cell>
          <table:table-cell office:value-type="string">
            <text:p>carriola</text:p>
          </table:table-cell>
          <table:table-cell office:value-type="string">
            <text:p>s.d.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6">
            <text:p>236</text:p>
          </table:table-cell>
          <table:table-cell office:value-type="string">
            <text:p>ritratti</text:p>
          </table:table-cell>
          <table:table-cell office:value-type="string">
            <text:p>donna su fondo giallo</text:p>
          </table:table-cell>
          <table:table-cell office:value-type="float" office:value="1990">
            <text:p>1990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7">
            <text:p>237</text:p>
          </table:table-cell>
          <table:table-cell office:value-type="string">
            <text:p>figure</text:p>
          </table:table-cell>
          <table:table-cell office:value-type="string">
            <text:p>donna viola al sole</text:p>
          </table:table-cell>
          <table:table-cell office:value-type="float" office:value="1989">
            <text:p>1989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8">
            <text:p>238</text:p>
          </table:table-cell>
          <table:table-cell office:value-type="string">
            <text:p>allegorie</text:p>
          </table:table-cell>
          <table:table-cell office:value-type="string">
            <text:p>testa su verde</text:p>
          </table:table-cell>
          <table:table-cell office:value-type="string">
            <text:p>s.d.</text:p>
          </table:table-cell>
          <table:table-cell office:value-type="string">
            <text:p>50x40</text:p>
          </table:table-cell>
          <table:table-cell office:value-type="string">
            <text:p>oilio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9">
            <text:p>239</text:p>
          </table:table-cell>
          <table:table-cell office:value-type="string">
            <text:p>autoritratti</text:p>
          </table:table-cell>
          <table:table-cell office:value-type="string">
            <text:p>Blu-verde</text:p>
          </table:table-cell>
          <table:table-cell office:value-type="string">
            <text:p>s.d.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office:value-type="string">
            <text:p>paesaggi</text:p>
          </table:table-cell>
          <table:table-cell office:value-type="string">
            <text:p>carnevale p.zza mazzini</text:p>
          </table:table-cell>
          <table:table-cell office:value-type="float" office:value="1996">
            <text:p>1996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1">
            <text:p>241</text:p>
          </table:table-cell>
          <table:table-cell office:value-type="string">
            <text:p>marine</text:p>
          </table:table-cell>
          <table:table-cell office:value-type="string">
            <text:p>scogli e gabbiano</text:p>
          </table:table-cell>
          <table:table-cell office:value-type="float" office:value="1973">
            <text:p>1973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2">
            <text:p>242</text:p>
          </table:table-cell>
          <table:table-cell office:value-type="string">
            <text:p>bagnanti</text:p>
          </table:table-cell>
          <table:table-cell office:value-type="string">
            <text:p>due donne tra le onde</text:p>
          </table:table-cell>
          <table:table-cell office:value-type="float" office:value="1971">
            <text:p>1971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3">
            <text:p>243</text:p>
          </table:table-cell>
          <table:table-cell office:value-type="string">
            <text:p>allegorie</text:p>
          </table:table-cell>
          <table:table-cell office:value-type="string">
            <text:p>manifestazione violenta</text:p>
          </table:table-cell>
          <table:table-cell office:value-type="float" office:value="1990">
            <text:p>1990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4">
            <text:p>244</text:p>
          </table:table-cell>
          <table:table-cell office:value-type="string">
            <text:p>animali</text:p>
          </table:table-cell>
          <table:table-cell office:value-type="string">
            <text:p>gabbiani nero-viola</text:p>
          </table:table-cell>
          <table:table-cell office:value-type="float" office:value="1978">
            <text:p>1978</text:p>
          </table:table-cell>
          <table:table-cell office:value-type="string">
            <text:p>40x50</text:p>
          </table:table-cell>
          <table:table-cell office:value-type="string">
            <text:p>t.m.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5">
            <text:p>245</text:p>
          </table:table-cell>
          <table:table-cell office:value-type="string">
            <text:p>ritratti</text:p>
          </table:table-cell>
          <table:table-cell office:value-type="string">
            <text:p>uomo con cravatta</text:p>
          </table:table-cell>
          <table:table-cell office:value-type="string">
            <text:p>s.d.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6">
            <text:p>246</text:p>
          </table:table-cell>
          <table:table-cell office:value-type="string">
            <text:p>figure</text:p>
          </table:table-cell>
          <table:table-cell office:value-type="string">
            <text:p>donna al moletto</text:p>
          </table:table-cell>
          <table:table-cell office:value-type="float" office:value="1978">
            <text:p>1978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7">
            <text:p>247</text:p>
          </table:table-cell>
          <table:table-cell office:value-type="string">
            <text:p>figure</text:p>
          </table:table-cell>
          <table:table-cell office:value-type="string">
            <text:p>tramonto scogli</text:p>
          </table:table-cell>
          <table:table-cell office:value-type="string">
            <text:p>s.d.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8">
            <text:p>248</text:p>
          </table:table-cell>
          <table:table-cell office:value-type="string">
            <text:p>figure</text:p>
          </table:table-cell>
          <table:table-cell office:value-type="string">
            <text:p>uomo pontile gabbiano</text:p>
          </table:table-cell>
          <table:table-cell office:value-type="float" office:value="1971">
            <text:p>1971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9">
            <text:p>249</text:p>
          </table:table-cell>
          <table:table-cell office:value-type="string">
            <text:p>bagnanti</text:p>
          </table:table-cell>
          <table:table-cell office:value-type="string">
            <text:p>donna cielo rosa</text:p>
          </table:table-cell>
          <table:table-cell office:value-type="float" office:value="1977">
            <text:p>1977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>
            <text:p>bagnanti </text:p>
          </table:table-cell>
          <table:table-cell office:value-type="string">
            <text:p>donna e due tende</text:p>
          </table:table-cell>
          <table:table-cell office:value-type="float" office:value="1973">
            <text:p>1973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1">
            <text:p>251</text:p>
          </table:table-cell>
          <table:table-cell office:value-type="string">
            <text:p>figure</text:p>
          </table:table-cell>
          <table:table-cell office:value-type="string">
            <text:p>fuma la pipa</text:p>
          </table:table-cell>
          <table:table-cell office:value-type="string">
            <text:p>s.d.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2">
            <text:p>252</text:p>
          </table:table-cell>
          <table:table-cell office:value-type="string">
            <text:p>figure</text:p>
          </table:table-cell>
          <table:table-cell office:value-type="string">
            <text:p>due sullo scooter</text:p>
          </table:table-cell>
          <table:table-cell office:value-type="float" office:value="1983">
            <text:p>1983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3">
            <text:p>253</text:p>
          </table:table-cell>
          <table:table-cell office:value-type="string">
            <text:p>figure</text:p>
          </table:table-cell>
          <table:table-cell office:value-type="string">
            <text:p>due donne su scoglio</text:p>
          </table:table-cell>
          <table:table-cell office:value-type="float" office:value="1978">
            <text:p>1978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4">
            <text:p>254</text:p>
          </table:table-cell>
          <table:table-cell office:value-type="string">
            <text:p>figure</text:p>
          </table:table-cell>
          <table:table-cell office:value-type="string">
            <text:p>motociclista e sciarpa</text:p>
          </table:table-cell>
          <table:table-cell office:value-type="float" office:value="1990">
            <text:p>1990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5">
            <text:p>255</text:p>
          </table:table-cell>
          <table:table-cell office:value-type="string">
            <text:p>figure</text:p>
          </table:table-cell>
          <table:table-cell office:value-type="string">
            <text:p>la pizza</text:p>
          </table:table-cell>
          <table:table-cell office:value-type="float" office:value="1990">
            <text:p>1990</text:p>
          </table:table-cell>
          <table:table-cell office:value-type="string">
            <text:p>50x40</text:p>
          </table:table-cell>
          <table:table-cell office:value-type="string">
            <text:p>acr.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string">
            <text:p>figure</text:p>
          </table:table-cell>
          <table:table-cell office:value-type="string">
            <text:p>donna su sdraio</text:p>
          </table:table-cell>
          <table:table-cell office:value-type="float" office:value="1966">
            <text:p>1966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7">
            <text:p>257</text:p>
          </table:table-cell>
          <table:table-cell office:value-type="string">
            <text:p>figure</text:p>
          </table:table-cell>
          <table:table-cell office:value-type="string">
            <text:p>due donne sul molo</text:p>
          </table:table-cell>
          <table:table-cell office:value-type="float" office:value="1973">
            <text:p>1973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8">
            <text:p>258</text:p>
          </table:table-cell>
          <table:table-cell office:value-type="string">
            <text:p>figure</text:p>
          </table:table-cell>
          <table:table-cell office:value-type="string">
            <text:p>donne nuvola rossa</text:p>
          </table:table-cell>
          <table:table-cell office:value-type="float" office:value="1971">
            <text:p>1971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9">
            <text:p>259</text:p>
          </table:table-cell>
          <table:table-cell office:value-type="string">
            <text:p>figure</text:p>
          </table:table-cell>
          <table:table-cell office:value-type="string">
            <text:p>paggio</text:p>
          </table:table-cell>
          <table:table-cell office:value-type="float" office:value="1973">
            <text:p>1973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0">
            <text:p>260</text:p>
          </table:table-cell>
          <table:table-cell office:value-type="string">
            <text:p>figure</text:p>
          </table:table-cell>
          <table:table-cell office:value-type="string">
            <text:p>donna scogli gabbiano</text:p>
          </table:table-cell>
          <table:table-cell office:value-type="string">
            <text:p>s.d.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1">
            <text:p>261</text:p>
          </table:table-cell>
          <table:table-cell office:value-type="string">
            <text:p>figure</text:p>
          </table:table-cell>
          <table:table-cell office:value-type="string">
            <text:p>sdraiata scogli gabbiano</text:p>
          </table:table-cell>
          <table:table-cell office:value-type="float" office:value="1971">
            <text:p>1971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2">
            <text:p>262</text:p>
          </table:table-cell>
          <table:table-cell office:value-type="string">
            <text:p>autoritratti</text:p>
          </table:table-cell>
          <table:table-cell office:value-type="string">
            <text:p>maglia blu verde</text:p>
          </table:table-cell>
          <table:table-cell office:value-type="float" office:value="1988">
            <text:p>1988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3">
            <text:p>263</text:p>
          </table:table-cell>
          <table:table-cell office:value-type="string">
            <text:p>marine</text:p>
          </table:table-cell>
          <table:table-cell office:value-type="string">
            <text:p>sul patino grigio azzurro</text:p>
          </table:table-cell>
          <table:table-cell office:value-type="float" office:value="1973">
            <text:p>1973</text:p>
          </table:table-cell>
          <table:table-cell office:value-type="string">
            <text:p>50x35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4">
            <text:p>264</text:p>
          </table:table-cell>
          <table:table-cell office:value-type="string">
            <text:p>figure</text:p>
          </table:table-cell>
          <table:table-cell office:value-type="string">
            <text:p>salta sugli scogli</text:p>
          </table:table-cell>
          <table:table-cell office:value-type="float" office:value="1971">
            <text:p>1971</text:p>
          </table:table-cell>
          <table:table-cell office:value-type="string">
            <text:p>4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65">
            <text:p>265</text:p>
          </table:table-cell>
          <table:table-cell office:value-type="string">
            <text:p>allegorie</text:p>
          </table:table-cell>
          <table:table-cell office:value-type="string">
            <text:p>leone e mare</text:p>
          </table:table-cell>
          <table:table-cell office:value-type="float" office:value="1993">
            <text:p>1993</text:p>
          </table:table-cell>
          <table:table-cell office:value-type="string">
            <text:p>50x4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266">
            <text:p>266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e specchio</text:p>
          </table:table-cell>
          <table:table-cell table:style-name="ce1" office:value-type="float" office:value="1971">
            <text:p>1971</text:p>
          </table:table-cell>
          <table:table-cell table:style-name="ce1" office:value-type="string">
            <text:p>60x50</text:p>
          </table:table-cell>
          <table:table-cell table:style-name="ce1" office:value-type="string">
            <text:p>olio</text:p>
          </table:table-cell>
          <table:table-cell table:style-name="ce1"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7">
            <text:p>267</text:p>
          </table:table-cell>
          <table:table-cell office:value-type="string">
            <text:p>ritratti</text:p>
          </table:table-cell>
          <table:table-cell office:value-type="string">
            <text:p>donna maglia blu</text:p>
          </table:table-cell>
          <table:table-cell office:value-type="string">
            <text:p>s.d.</text:p>
          </table:table-cell>
          <table:table-cell office:value-type="string">
            <text:p>6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8">
            <text:p>268</text:p>
          </table:table-cell>
          <table:table-cell office:value-type="string">
            <text:p>marine</text:p>
          </table:table-cell>
          <table:table-cell office:value-type="string">
            <text:p>tenda su spiaggia</text:p>
          </table:table-cell>
          <table:table-cell office:value-type="float" office:value="1965">
            <text:p>1965</text:p>
          </table:table-cell>
          <table:table-cell office:value-type="string">
            <text:p>6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9">
            <text:p>269</text:p>
          </table:table-cell>
          <table:table-cell office:value-type="string">
            <text:p>figure</text:p>
          </table:table-cell>
          <table:table-cell office:value-type="string">
            <text:p>uomo con cane</text:p>
          </table:table-cell>
          <table:table-cell office:value-type="float" office:value="1988">
            <text:p>1988</text:p>
          </table:table-cell>
          <table:table-cell office:value-type="string">
            <text:p>6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70">
            <text:p>270</text:p>
          </table:table-cell>
          <table:table-cell office:value-type="string">
            <text:p>animali</text:p>
          </table:table-cell>
          <table:table-cell office:value-type="string">
            <text:p>cavallo a ltrotto</text:p>
          </table:table-cell>
          <table:table-cell office:value-type="string">
            <text:p>s.d.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71">
            <text:p>271</text:p>
          </table:table-cell>
          <table:table-cell office:value-type="string">
            <text:p>paesaggi</text:p>
          </table:table-cell>
          <table:table-cell office:value-type="string">
            <text:p>bruciano s.anna</text:p>
          </table:table-cell>
          <table:table-cell office:value-type="string">
            <text:p>s.d.</text:p>
          </table:table-cell>
          <table:table-cell office:value-type="string">
            <text:p>6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2">
            <text:p>272</text:p>
          </table:table-cell>
          <table:table-cell office:value-type="string">
            <text:p>allegorie</text:p>
          </table:table-cell>
          <table:table-cell office:value-type="string">
            <text:p>granchio e mare</text:p>
          </table:table-cell>
          <table:table-cell office:value-type="float" office:value="1993">
            <text:p>1993</text:p>
          </table:table-cell>
          <table:table-cell office:value-type="string">
            <text:p>6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3">
            <text:p>273</text:p>
          </table:table-cell>
          <table:table-cell office:value-type="string">
            <text:p>animali</text:p>
          </table:table-cell>
          <table:table-cell office:value-type="string">
            <text:p>gabb. macchie rosse</text:p>
          </table:table-cell>
          <table:table-cell office:value-type="string">
            <text:p>s.d.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4">
            <text:p>274</text:p>
          </table:table-cell>
          <table:table-cell office:value-type="string">
            <text:p>figure</text:p>
          </table:table-cell>
          <table:table-cell office:value-type="string">
            <text:p>pesca agli scogli</text:p>
          </table:table-cell>
          <table:table-cell office:value-type="float" office:value="1980">
            <text:p>1980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5">
            <text:p>275</text:p>
          </table:table-cell>
          <table:table-cell office:value-type="string">
            <text:p>figure</text:p>
          </table:table-cell>
          <table:table-cell office:value-type="string">
            <text:p>amore alla spiaggia</text:p>
          </table:table-cell>
          <table:table-cell office:value-type="float" office:value="1989">
            <text:p>1989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6">
            <text:p>276</text:p>
          </table:table-cell>
          <table:table-cell office:value-type="string">
            <text:p>figure</text:p>
          </table:table-cell>
          <table:table-cell office:value-type="string">
            <text:p>uomo seduto</text:p>
          </table:table-cell>
          <table:table-cell office:value-type="float" office:value="1966">
            <text:p>1966</text:p>
          </table:table-cell>
          <table:table-cell office:value-type="string">
            <text:p>60x5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7">
            <text:p>277</text:p>
          </table:table-cell>
          <table:table-cell office:value-type="string">
            <text:p>nature morte</text:p>
          </table:table-cell>
          <table:table-cell office:value-type="string">
            <text:p>foglie e melograno</text:p>
          </table:table-cell>
          <table:table-cell office:value-type="string">
            <text:p>s.d.</text:p>
          </table:table-cell>
          <table:table-cell office:value-type="string">
            <text:p>50x6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8">
            <text:p>278</text:p>
          </table:table-cell>
          <table:table-cell office:value-type="string">
            <text:p>nature morte</text:p>
          </table:table-cell>
          <table:table-cell office:value-type="string">
            <text:p>brocca nera</text:p>
          </table:table-cell>
          <table:table-cell office:value-type="float" office:value="1993">
            <text:p>1993</text:p>
          </table:table-cell>
          <table:table-cell office:value-type="string">
            <text:p>80x8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9">
            <text:p>279</text:p>
          </table:table-cell>
          <table:table-cell office:value-type="string">
            <text:p>figure</text:p>
          </table:table-cell>
          <table:table-cell office:value-type="string">
            <text:p>nudo</text:p>
          </table:table-cell>
          <table:table-cell office:value-type="string">
            <text:p>s.d.</text:p>
          </table:table-cell>
          <table:table-cell office:value-type="string">
            <text:p>80x80</text:p>
          </table:table-cell>
          <table:table-cell office:value-type="string">
            <text:p>olio s.mas.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0">
            <text:p>280</text:p>
          </table:table-cell>
          <table:table-cell office:value-type="string">
            <text:p>figure</text:p>
          </table:table-cell>
          <table:table-cell office:value-type="string">
            <text:p>la pace</text:p>
          </table:table-cell>
          <table:table-cell office:value-type="string">
            <text:p>s.d.</text:p>
          </table:table-cell>
          <table:table-cell office:value-type="string">
            <text:p>80x80</text:p>
          </table:table-cell>
          <table:table-cell office:value-type="string">
            <text:p>olio s.mas.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1">
            <text:p>281</text:p>
          </table:table-cell>
          <table:table-cell office:value-type="string">
            <text:p>figure</text:p>
          </table:table-cell>
          <table:table-cell office:value-type="string">
            <text:p>madre spiaggia libera</text:p>
          </table:table-cell>
          <table:table-cell office:value-type="string">
            <text:p>s.d.</text:p>
          </table:table-cell>
          <table:table-cell office:value-type="string">
            <text:p>80x80</text:p>
          </table:table-cell>
          <table:table-cell office:value-type="string">
            <text:p>olio s.mas.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2">
            <text:p>282</text:p>
          </table:table-cell>
          <table:table-cell office:value-type="string">
            <text:p>figure</text:p>
          </table:table-cell>
          <table:table-cell office:value-type="string">
            <text:p>donna e gabbiano</text:p>
          </table:table-cell>
          <table:table-cell office:value-type="float" office:value="1969">
            <text:p>1969</text:p>
          </table:table-cell>
          <table:table-cell office:value-type="string">
            <text:p>70x80</text:p>
          </table:table-cell>
          <table:table-cell office:value-type="string">
            <text:p>olio e t.m.mas.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3">
            <text:p>283</text:p>
          </table:table-cell>
          <table:table-cell office:value-type="string">
            <text:p>figure</text:p>
          </table:table-cell>
          <table:table-cell office:value-type="string">
            <text:p>uomo gabbiano rosso</text:p>
          </table:table-cell>
          <table:table-cell office:value-type="float" office:value="1972">
            <text:p>1972</text:p>
          </table:table-cell>
          <table:table-cell office:value-type="string">
            <text:p>70x80</text:p>
          </table:table-cell>
          <table:table-cell office:value-type="string">
            <text:p>olio mason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4">
            <text:p>284</text:p>
          </table:table-cell>
          <table:table-cell office:value-type="string">
            <text:p>figure</text:p>
          </table:table-cell>
          <table:table-cell office:value-type="string">
            <text:p>uomo gabbiano giallo</text:p>
          </table:table-cell>
          <table:table-cell office:value-type="float" office:value="1974">
            <text:p>1974</text:p>
          </table:table-cell>
          <table:table-cell office:value-type="string">
            <text:p>70x80</text:p>
          </table:table-cell>
          <table:table-cell office:value-type="string">
            <text:p>olio mason.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5">
            <text:p>285</text:p>
          </table:table-cell>
          <table:table-cell office:value-type="string">
            <text:p>figure</text:p>
          </table:table-cell>
          <table:table-cell office:value-type="string">
            <text:p>tre grazie</text:p>
          </table:table-cell>
          <table:table-cell office:value-type="float" office:value="1988">
            <text:p>1988</text:p>
          </table:table-cell>
          <table:table-cell office:value-type="string">
            <text:p>70x8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6">
            <text:p>286</text:p>
          </table:table-cell>
          <table:table-cell office:value-type="string">
            <text:p>ritratti</text:p>
          </table:table-cell>
          <table:table-cell office:value-type="string">
            <text:p>dalia mencarini</text:p>
          </table:table-cell>
          <table:table-cell office:value-type="float" office:value="1987">
            <text:p>1987</text:p>
          </table:table-cell>
          <table:table-cell office:value-type="string">
            <text:p>80x7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7">
            <text:p>287</text:p>
          </table:table-cell>
          <table:table-cell office:value-type="string">
            <text:p>figure</text:p>
          </table:table-cell>
          <table:table-cell office:value-type="string">
            <text:p>pittore di elefante</text:p>
          </table:table-cell>
          <table:table-cell office:value-type="float" office:value="1989">
            <text:p>1989</text:p>
          </table:table-cell>
          <table:table-cell office:value-type="string">
            <text:p>80x70</text:p>
          </table:table-cell>
          <table:table-cell office:value-type="string">
            <text:p>olio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8">
            <text:p>288</text:p>
          </table:table-cell>
          <table:table-cell office:value-type="string">
            <text:p>allegorie</text:p>
          </table:table-cell>
          <table:table-cell office:value-type="string">
            <text:p>luna</text:p>
          </table:table-cell>
          <table:table-cell office:value-type="float" office:value="1984">
            <text:p>1984</text:p>
          </table:table-cell>
          <table:table-cell office:value-type="string">
            <text:p>53x37</text:p>
          </table:table-cell>
          <table:table-cell office:value-type="string">
            <text:p>t.m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9">
            <text:p>289</text:p>
          </table:table-cell>
          <table:table-cell office:value-type="string">
            <text:p>figure</text:p>
          </table:table-cell>
          <table:table-cell office:value-type="string">
            <text:p>carta blu</text:p>
          </table:table-cell>
          <table:table-cell office:value-type="string">
            <text:p>s.d.</text:p>
          </table:table-cell>
          <table:table-cell office:value-type="string">
            <text:p>32x43</text:p>
          </table:table-cell>
          <table:table-cell office:value-type="string">
            <text:p>t.m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0">
            <text:p>290</text:p>
          </table:table-cell>
          <table:table-cell office:value-type="string">
            <text:p>figure</text:p>
          </table:table-cell>
          <table:table-cell office:value-type="string">
            <text:p>fantino</text:p>
          </table:table-cell>
          <table:table-cell office:value-type="float" office:value="1985">
            <text:p>1985</text:p>
          </table:table-cell>
          <table:table-cell office:value-type="string">
            <text:p>40x5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1">
            <text:p>291</text:p>
          </table:table-cell>
          <table:table-cell office:value-type="string">
            <text:p>figure</text:p>
          </table:table-cell>
          <table:table-cell office:value-type="string">
            <text:p>donna al mare</text:p>
          </table:table-cell>
          <table:table-cell office:value-type="float" office:value="1978">
            <text:p>1978</text:p>
          </table:table-cell>
          <table:table-cell office:value-type="string">
            <text:p>40x53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2">
            <text:p>292</text:p>
          </table:table-cell>
          <table:table-cell office:value-type="string">
            <text:p>ritratti</text:p>
          </table:table-cell>
          <table:table-cell office:value-type="string">
            <text:p>ada</text:p>
          </table:table-cell>
          <table:table-cell office:value-type="float" office:value="1950">
            <text:p>1950</text:p>
          </table:table-cell>
          <table:table-cell office:value-type="string">
            <text:p>40x35</text:p>
          </table:table-cell>
          <table:table-cell office:value-type="string">
            <text:p>olio su tavola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3">
            <text:p>293</text:p>
          </table:table-cell>
          <table:table-cell office:value-type="string">
            <text:p>paesaggi</text:p>
          </table:table-cell>
          <table:table-cell office:value-type="string">
            <text:p>mietitura</text:p>
          </table:table-cell>
          <table:table-cell office:value-type="float" office:value="1993">
            <text:p>1993</text:p>
          </table:table-cell>
          <table:table-cell office:value-type="string">
            <text:p>50x4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4">
            <text:p>294</text:p>
          </table:table-cell>
          <table:table-cell office:value-type="string">
            <text:p>autoritratti</text:p>
          </table:table-cell>
          <table:table-cell office:value-type="string">
            <text:p>celeste</text:p>
          </table:table-cell>
          <table:table-cell office:value-type="float" office:value="1991">
            <text:p>1991</text:p>
          </table:table-cell>
          <table:table-cell office:value-type="string">
            <text:p>50x4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5">
            <text:p>295</text:p>
          </table:table-cell>
          <table:table-cell office:value-type="string">
            <text:p>paesaggi</text:p>
          </table:table-cell>
          <table:table-cell office:value-type="string">
            <text:p>palma e donna</text:p>
          </table:table-cell>
          <table:table-cell office:value-type="string">
            <text:p>s.d.</text:p>
          </table:table-cell>
          <table:table-cell office:value-type="string">
            <text:p>40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6">
            <text:p>296</text:p>
          </table:table-cell>
          <table:table-cell office:value-type="string">
            <text:p>allegorie</text:p>
          </table:table-cell>
          <table:table-cell office:value-type="string">
            <text:p>s.martino</text:p>
          </table:table-cell>
          <table:table-cell office:value-type="float" office:value="1950">
            <text:p>1950</text:p>
          </table:table-cell>
          <table:table-cell office:value-type="string">
            <text:p>40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7">
            <text:p>297</text:p>
          </table:table-cell>
          <table:table-cell office:value-type="string">
            <text:p>ritratti</text:p>
          </table:table-cell>
          <table:table-cell office:value-type="string">
            <text:p>franco signorini</text:p>
          </table:table-cell>
          <table:table-cell office:value-type="float" office:value="1968">
            <text:p>1968</text:p>
          </table:table-cell>
          <table:table-cell office:value-type="string">
            <text:p>40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8">
            <text:p>298</text:p>
          </table:table-cell>
          <table:table-cell office:value-type="string">
            <text:p>ritratti</text:p>
          </table:table-cell>
          <table:table-cell office:value-type="string">
            <text:p>antonella</text:p>
          </table:table-cell>
          <table:table-cell office:value-type="float" office:value="1982">
            <text:p>1982</text:p>
          </table:table-cell>
          <table:table-cell office:value-type="string">
            <text:p>70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9">
            <text:p>299</text:p>
          </table:table-cell>
          <table:table-cell office:value-type="string">
            <text:p>ritratti</text:p>
          </table:table-cell>
          <table:table-cell office:value-type="string">
            <text:p>tomei</text:p>
          </table:table-cell>
          <table:table-cell office:value-type="string">
            <text:p>s.d.</text:p>
          </table:table-cell>
          <table:table-cell office:value-type="string">
            <text:p>70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0">
            <text:p>300</text:p>
          </table:table-cell>
          <table:table-cell office:value-type="string">
            <text:p>paesaggi</text:p>
          </table:table-cell>
          <table:table-cell office:value-type="string">
            <text:p>tramonto e figure</text:p>
          </table:table-cell>
          <table:table-cell office:value-type="float" office:value="1960">
            <text:p>1960</text:p>
          </table:table-cell>
          <table:table-cell office:value-type="string">
            <text:p>50x7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1">
            <text:p>301</text:p>
          </table:table-cell>
          <table:table-cell office:value-type="string">
            <text:p>figure</text:p>
          </table:table-cell>
          <table:table-cell office:value-type="string">
            <text:p>maschera bianca</text:p>
          </table:table-cell>
          <table:table-cell office:value-type="string">
            <text:p>s.d.</text:p>
          </table:table-cell>
          <table:table-cell office:value-type="string">
            <text:p>70x4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2">
            <text:p>302</text:p>
          </table:table-cell>
          <table:table-cell office:value-type="string">
            <text:p>figure</text:p>
          </table:table-cell>
          <table:table-cell office:value-type="string">
            <text:p>pagliaccio</text:p>
          </table:table-cell>
          <table:table-cell office:value-type="string">
            <text:p>s.d.</text:p>
          </table:table-cell>
          <table:table-cell office:value-type="string">
            <text:p>70x4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3">
            <text:p>303</text:p>
          </table:table-cell>
          <table:table-cell office:value-type="string">
            <text:p>figure</text:p>
          </table:table-cell>
          <table:table-cell office:value-type="string">
            <text:p>madre nudo</text:p>
          </table:table-cell>
          <table:table-cell office:value-type="float" office:value="1955">
            <text:p>1955</text:p>
          </table:table-cell>
          <table:table-cell office:value-type="string">
            <text:p>65x45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4">
            <text:p>304</text:p>
          </table:table-cell>
          <table:table-cell office:value-type="string">
            <text:p>figure</text:p>
          </table:table-cell>
          <table:table-cell office:value-type="string">
            <text:p>sdraiato fondo giallo</text:p>
          </table:table-cell>
          <table:table-cell office:value-type="string">
            <text:p>s.d.</text:p>
          </table:table-cell>
          <table:table-cell office:value-type="string">
            <text:p>45x65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5">
            <text:p>305</text:p>
          </table:table-cell>
          <table:table-cell office:value-type="string">
            <text:p>allegorie</text:p>
          </table:table-cell>
          <table:table-cell office:value-type="string">
            <text:p>annunciazione</text:p>
          </table:table-cell>
          <table:table-cell office:value-type="float" office:value="1978">
            <text:p>1978</text:p>
          </table:table-cell>
          <table:table-cell office:value-type="string">
            <text:p>40x7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6">
            <text:p>306</text:p>
          </table:table-cell>
          <table:table-cell office:value-type="string">
            <text:p>figure</text:p>
          </table:table-cell>
          <table:table-cell office:value-type="string">
            <text:p>madre</text:p>
          </table:table-cell>
          <table:table-cell office:value-type="float" office:value="1955">
            <text:p>1955</text:p>
          </table:table-cell>
          <table:table-cell office:value-type="string">
            <text:p>70x45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7">
            <text:p>307</text:p>
          </table:table-cell>
          <table:table-cell office:value-type="string">
            <text:p>arte sacra</text:p>
          </table:table-cell>
          <table:table-cell office:value-type="string">
            <text:p>crocifisso</text:p>
          </table:table-cell>
          <table:table-cell office:value-type="float" office:value="1963">
            <text:p>1963</text:p>
          </table:table-cell>
          <table:table-cell office:value-type="string">
            <text:p>70x35</text:p>
          </table:table-cell>
          <table:table-cell office:value-type="string">
            <text:p>t.m.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8">
            <text:p>308</text:p>
          </table:table-cell>
          <table:table-cell office:value-type="string">
            <text:p>nature morte</text:p>
          </table:table-cell>
          <table:table-cell office:value-type="string">
            <text:p>conchiglie</text:p>
          </table:table-cell>
          <table:table-cell office:value-type="float" office:value="1967">
            <text:p>1967</text:p>
          </table:table-cell>
          <table:table-cell office:value-type="string">
            <text:p>50x7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09">
            <text:p>309</text:p>
          </table:table-cell>
          <table:table-cell office:value-type="string">
            <text:p>arte sacra</text:p>
          </table:table-cell>
          <table:table-cell office:value-type="string">
            <text:p>salomè</text:p>
          </table:table-cell>
          <table:table-cell office:value-type="float" office:value="1958">
            <text:p>1958</text:p>
          </table:table-cell>
          <table:table-cell office:value-type="string">
            <text:p>90x55</text:p>
          </table:table-cell>
          <table:table-cell office:value-type="string">
            <text:p>olio su mas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0">
            <text:p>310</text:p>
          </table:table-cell>
          <table:table-cell office:value-type="string">
            <text:p>figure</text:p>
          </table:table-cell>
          <table:table-cell office:value-type="string">
            <text:p>donna su balena</text:p>
          </table:table-cell>
          <table:table-cell office:value-type="string">
            <text:p>s.d.</text:p>
          </table:table-cell>
          <table:table-cell office:value-type="string">
            <text:p>57x85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1">
            <text:p>311</text:p>
          </table:table-cell>
          <table:table-cell office:value-type="string">
            <text:p>figure</text:p>
          </table:table-cell>
          <table:table-cell office:value-type="string">
            <text:p>carro con buoi</text:p>
          </table:table-cell>
          <table:table-cell office:value-type="string">
            <text:p>s.d.</text:p>
          </table:table-cell>
          <table:table-cell office:value-type="string">
            <text:p>49x93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2">
            <text:p>312</text:p>
          </table:table-cell>
          <table:table-cell office:value-type="string">
            <text:p>figure</text:p>
          </table:table-cell>
          <table:table-cell office:value-type="string">
            <text:p>maschera</text:p>
          </table:table-cell>
          <table:table-cell office:value-type="float" office:value="1958">
            <text:p>1958</text:p>
          </table:table-cell>
          <table:table-cell office:value-type="string">
            <text:p>90x55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3">
            <text:p>313</text:p>
          </table:table-cell>
          <table:table-cell office:value-type="string">
            <text:p>marine</text:p>
          </table:table-cell>
          <table:table-cell office:value-type="string">
            <text:p>tramonto</text:p>
          </table:table-cell>
          <table:table-cell office:value-type="string">
            <text:p>s.d.</text:p>
          </table:table-cell>
          <table:table-cell office:value-type="string">
            <text:p>40x75</text:p>
          </table:table-cell>
          <table:table-cell office:value-type="string">
            <text:p>.t.m.tav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14">
            <text:p>314</text:p>
          </table:table-cell>
          <table:table-cell office:value-type="string">
            <text:p>nature morte</text:p>
          </table:table-cell>
          <table:table-cell office:value-type="string">
            <text:p>pesche</text:p>
          </table:table-cell>
          <table:table-cell office:value-type="string">
            <text:p>s.d.</text:p>
          </table:table-cell>
          <table:table-cell office:value-type="string">
            <text:p>35x45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15">
            <text:p>315</text:p>
          </table:table-cell>
          <table:table-cell office:value-type="string">
            <text:p>figure</text:p>
          </table:table-cell>
          <table:table-cell office:value-type="string">
            <text:p>donna su sdraia</text:p>
          </table:table-cell>
          <table:table-cell office:value-type="string">
            <text:p>s.d.</text:p>
          </table:table-cell>
          <table:table-cell office:value-type="string">
            <text:p>45x30</text:p>
          </table:table-cell>
          <table:table-cell office:value-type="string">
            <text:p>t.m.cartone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16">
            <text:p>316</text:p>
          </table:table-cell>
          <table:table-cell office:value-type="string">
            <text:p>figure</text:p>
          </table:table-cell>
          <table:table-cell office:value-type="string">
            <text:p>macellaio</text:p>
          </table:table-cell>
          <table:table-cell office:value-type="float" office:value="1952">
            <text:p>1952</text:p>
          </table:table-cell>
          <table:table-cell office:value-type="string">
            <text:p>40x32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17">
            <text:p>317</text:p>
          </table:table-cell>
          <table:table-cell office:value-type="string">
            <text:p>nature morte</text:p>
          </table:table-cell>
          <table:table-cell office:value-type="string">
            <text:p>cardi fondo rosso</text:p>
          </table:table-cell>
          <table:table-cell office:value-type="float" office:value="1981">
            <text:p>1981</text:p>
          </table:table-cell>
          <table:table-cell office:value-type="string">
            <text:p>40x3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18">
            <text:p>318</text:p>
          </table:table-cell>
          <table:table-cell office:value-type="string">
            <text:p>figure</text:p>
          </table:table-cell>
          <table:table-cell office:value-type="string">
            <text:p>madre nudo</text:p>
          </table:table-cell>
          <table:table-cell office:value-type="string">
            <text:p>s.d.</text:p>
          </table:table-cell>
          <table:table-cell office:value-type="string">
            <text:p>45x33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19">
            <text:p>319</text:p>
          </table:table-cell>
          <table:table-cell office:value-type="string">
            <text:p>nature morte</text:p>
          </table:table-cell>
          <table:table-cell office:value-type="string">
            <text:p>meloni</text:p>
          </table:table-cell>
          <table:table-cell office:value-type="float" office:value="1953">
            <text:p>1953</text:p>
          </table:table-cell>
          <table:table-cell office:value-type="string">
            <text:p>35x45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0">
            <text:p>320</text:p>
          </table:table-cell>
          <table:table-cell office:value-type="string">
            <text:p>figure</text:p>
          </table:table-cell>
          <table:table-cell office:value-type="string">
            <text:p>donna su scogli</text:p>
          </table:table-cell>
          <table:table-cell office:value-type="float" office:value="1991">
            <text:p>1991</text:p>
          </table:table-cell>
          <table:table-cell office:value-type="string">
            <text:p>30x4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1">
            <text:p>321</text:p>
          </table:table-cell>
          <table:table-cell office:value-type="string">
            <text:p>nature morte</text:p>
          </table:table-cell>
          <table:table-cell office:value-type="string">
            <text:p>frutta e brocca</text:p>
          </table:table-cell>
          <table:table-cell office:value-type="float" office:value="1948">
            <text:p>1948</text:p>
          </table:table-cell>
          <table:table-cell office:value-type="string">
            <text:p>27x4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2">
            <text:p>322</text:p>
          </table:table-cell>
          <table:table-cell office:value-type="string">
            <text:p>animali</text:p>
          </table:table-cell>
          <table:table-cell office:value-type="string">
            <text:p>toro</text:p>
          </table:table-cell>
          <table:table-cell office:value-type="float" office:value="1975">
            <text:p>1975</text:p>
          </table:table-cell>
          <table:table-cell office:value-type="string">
            <text:p>25x35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3">
            <text:p>323</text:p>
          </table:table-cell>
          <table:table-cell office:value-type="string">
            <text:p>figure</text:p>
          </table:table-cell>
          <table:table-cell office:value-type="string">
            <text:p>donna nudo</text:p>
          </table:table-cell>
          <table:table-cell office:value-type="float" office:value="1951">
            <text:p>1951</text:p>
          </table:table-cell>
          <table:table-cell office:value-type="string">
            <text:p>45x25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4">
            <text:p>324</text:p>
          </table:table-cell>
          <table:table-cell office:value-type="string">
            <text:p>ritratti</text:p>
          </table:table-cell>
          <table:table-cell office:value-type="string">
            <text:p>ada</text:p>
          </table:table-cell>
          <table:table-cell office:value-type="string">
            <text:p>s.d.</text:p>
          </table:table-cell>
          <table:table-cell office:value-type="string">
            <text:p>40x3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5">
            <text:p>325</text:p>
          </table:table-cell>
          <table:table-cell office:value-type="string">
            <text:p>figure</text:p>
          </table:table-cell>
          <table:table-cell office:value-type="string">
            <text:p>deportati</text:p>
          </table:table-cell>
          <table:table-cell office:value-type="float" office:value="1945">
            <text:p>1945</text:p>
          </table:table-cell>
          <table:table-cell office:value-type="string">
            <text:p>27x16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6">
            <text:p>326</text:p>
          </table:table-cell>
          <table:table-cell office:value-type="string">
            <text:p>marine</text:p>
          </table:table-cell>
          <table:table-cell office:value-type="string">
            <text:p>tramonto</text:p>
          </table:table-cell>
          <table:table-cell office:value-type="string">
            <text:p>s.d.</text:p>
          </table:table-cell>
          <table:table-cell office:value-type="string">
            <text:p>30x45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7">
            <text:p>327</text:p>
          </table:table-cell>
          <table:table-cell office:value-type="string">
            <text:p>marine</text:p>
          </table:table-cell>
          <table:table-cell office:value-type="string">
            <text:p>notte</text:p>
          </table:table-cell>
          <table:table-cell office:value-type="string">
            <text:p>s.d.</text:p>
          </table:table-cell>
          <table:table-cell office:value-type="string">
            <text:p>35x50</text:p>
          </table:table-cell>
          <table:table-cell office:value-type="string">
            <text:p>olio su carta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8">
            <text:p>328</text:p>
          </table:table-cell>
          <table:table-cell office:value-type="string">
            <text:p>figure</text:p>
          </table:table-cell>
          <table:table-cell office:value-type="string">
            <text:p>testa d'uomo</text:p>
          </table:table-cell>
          <table:table-cell office:value-type="string">
            <text:p>s.d.</text:p>
          </table:table-cell>
          <table:table-cell office:value-type="string">
            <text:p>45x33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9">
            <text:p>329</text:p>
          </table:table-cell>
          <table:table-cell office:value-type="string">
            <text:p>ritratti</text:p>
          </table:table-cell>
          <table:table-cell office:value-type="string">
            <text:p>ada profilo</text:p>
          </table:table-cell>
          <table:table-cell office:value-type="float" office:value="1975">
            <text:p>1975</text:p>
          </table:table-cell>
          <table:table-cell office:value-type="string">
            <text:p>40x35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0">
            <text:p>330</text:p>
          </table:table-cell>
          <table:table-cell office:value-type="string">
            <text:p>figure</text:p>
          </table:table-cell>
          <table:table-cell office:value-type="string">
            <text:p>leda e il cigno</text:p>
          </table:table-cell>
          <table:table-cell office:value-type="float" office:value="1995">
            <text:p>1995</text:p>
          </table:table-cell>
          <table:table-cell office:value-type="string">
            <text:p>25x35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1">
            <text:p>331</text:p>
          </table:table-cell>
          <table:table-cell office:value-type="string">
            <text:p>figure</text:p>
          </table:table-cell>
          <table:table-cell office:value-type="string">
            <text:p>manichino a cavallo</text:p>
          </table:table-cell>
          <table:table-cell office:value-type="string">
            <text:p>s.d.</text:p>
          </table:table-cell>
          <table:table-cell office:value-type="string">
            <text:p>35x25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2">
            <text:p>332</text:p>
          </table:table-cell>
          <table:table-cell office:value-type="string">
            <text:p>bagnanti</text:p>
          </table:table-cell>
          <table:table-cell office:value-type="string">
            <text:p>donne tra le onde</text:p>
          </table:table-cell>
          <table:table-cell office:value-type="string">
            <text:p>s.d.</text:p>
          </table:table-cell>
          <table:table-cell office:value-type="string">
            <text:p>30x4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3">
            <text:p>333</text:p>
          </table:table-cell>
          <table:table-cell office:value-type="string">
            <text:p>autoritratti</text:p>
          </table:table-cell>
          <table:table-cell office:value-type="string">
            <text:p>con basco</text:p>
          </table:table-cell>
          <table:table-cell office:value-type="float" office:value="1953">
            <text:p>1953</text:p>
          </table:table-cell>
          <table:table-cell office:value-type="string">
            <text:p>45x35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4">
            <text:p>334</text:p>
          </table:table-cell>
          <table:table-cell office:value-type="string">
            <text:p>figure</text:p>
          </table:table-cell>
          <table:table-cell office:value-type="string">
            <text:p>coppia al ristorante</text:p>
          </table:table-cell>
          <table:table-cell office:value-type="float" office:value="1990">
            <text:p>1990</text:p>
          </table:table-cell>
          <table:table-cell office:value-type="string">
            <text:p>30x40</text:p>
          </table:table-cell>
          <table:table-cell office:value-type="string">
            <text:p>temp.mas.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5">
            <text:p>335</text:p>
          </table:table-cell>
          <table:table-cell office:value-type="string">
            <text:p>figure</text:p>
          </table:table-cell>
          <table:table-cell office:value-type="string">
            <text:p>rigoletto</text:p>
          </table:table-cell>
          <table:table-cell office:value-type="string">
            <text:p>s.d.</text:p>
          </table:table-cell>
          <table:table-cell office:value-type="string">
            <text:p>40x5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6">
            <text:p>336</text:p>
          </table:table-cell>
          <table:table-cell office:value-type="string">
            <text:p>figure</text:p>
          </table:table-cell>
          <table:table-cell office:value-type="string">
            <text:p>bagnanti all'alba</text:p>
          </table:table-cell>
          <table:table-cell office:value-type="float" office:value="1953">
            <text:p>1953</text:p>
          </table:table-cell>
          <table:table-cell office:value-type="string">
            <text:p>50x4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7">
            <text:p>337</text:p>
          </table:table-cell>
          <table:table-cell office:value-type="string">
            <text:p>figure</text:p>
          </table:table-cell>
          <table:table-cell office:value-type="string">
            <text:p>caffè al bagno</text:p>
          </table:table-cell>
          <table:table-cell office:value-type="float" office:value="1965">
            <text:p>1965</text:p>
          </table:table-cell>
          <table:table-cell office:value-type="string">
            <text:p>35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8">
            <text:p>338</text:p>
          </table:table-cell>
          <table:table-cell office:value-type="string">
            <text:p>animali</text:p>
          </table:table-cell>
          <table:table-cell office:value-type="string">
            <text:p>gabbiano</text:p>
          </table:table-cell>
          <table:table-cell office:value-type="string">
            <text:p>s.d.</text:p>
          </table:table-cell>
          <table:table-cell office:value-type="string">
            <text:p>35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9">
            <text:p>339</text:p>
          </table:table-cell>
          <table:table-cell office:value-type="string">
            <text:p>animali</text:p>
          </table:table-cell>
          <table:table-cell office:value-type="string">
            <text:p>Carro con buoi</text:p>
          </table:table-cell>
          <table:table-cell office:value-type="float" office:value="1970">
            <text:p>1970</text:p>
          </table:table-cell>
          <table:table-cell office:value-type="string">
            <text:p>35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0">
            <text:p>340</text:p>
          </table:table-cell>
          <table:table-cell office:value-type="string">
            <text:p>paesaggi</text:p>
          </table:table-cell>
          <table:table-cell office:value-type="string">
            <text:p>sardegna</text:p>
          </table:table-cell>
          <table:table-cell office:value-type="float" office:value="1964">
            <text:p>1964</text:p>
          </table:table-cell>
          <table:table-cell office:value-type="string">
            <text:p>35x50</text:p>
          </table:table-cell>
          <table:table-cell office:value-type="string">
            <text:p>temp.su cart.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1">
            <text:p>341</text:p>
          </table:table-cell>
          <table:table-cell office:value-type="string">
            <text:p>paesaggi</text:p>
          </table:table-cell>
          <table:table-cell office:value-type="string">
            <text:p>darsena</text:p>
          </table:table-cell>
          <table:table-cell office:value-type="float" office:value="1947">
            <text:p>1947</text:p>
          </table:table-cell>
          <table:table-cell office:value-type="string">
            <text:p>35x45</text:p>
          </table:table-cell>
          <table:table-cell office:value-type="string">
            <text:p>olipo su mas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2">
            <text:p>342</text:p>
          </table:table-cell>
          <table:table-cell office:value-type="string">
            <text:p>figure</text:p>
          </table:table-cell>
          <table:table-cell office:value-type="string">
            <text:p>nudo</text:p>
          </table:table-cell>
          <table:table-cell office:value-type="string">
            <text:p>s.d.</text:p>
          </table:table-cell>
          <table:table-cell office:value-type="string">
            <text:p>50x3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3">
            <text:p>343</text:p>
          </table:table-cell>
          <table:table-cell office:value-type="string">
            <text:p>figure</text:p>
          </table:table-cell>
          <table:table-cell office:value-type="string">
            <text:p>ballo sardo</text:p>
          </table:table-cell>
          <table:table-cell office:value-type="float" office:value="1966">
            <text:p>1966</text:p>
          </table:table-cell>
          <table:table-cell office:value-type="string">
            <text:p>20x27</text:p>
          </table:table-cell>
          <table:table-cell office:value-type="string">
            <text:p>temp.su carta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4">
            <text:p>344</text:p>
          </table:table-cell>
          <table:table-cell office:value-type="string">
            <text:p>figure</text:p>
          </table:table-cell>
          <table:table-cell office:value-type="string">
            <text:p>patino</text:p>
          </table:table-cell>
          <table:table-cell/>
          <table:table-cell office:value-type="string">
            <text:p>25x35</text:p>
          </table:table-cell>
          <table:table-cell office:value-type="string">
            <text:p>t.m.su carta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45">
            <text:p>345</text:p>
          </table:table-cell>
          <table:table-cell office:value-type="string">
            <text:p>allegorie</text:p>
          </table:table-cell>
          <table:table-cell office:value-type="string">
            <text:p>donna col minotauro</text:p>
          </table:table-cell>
          <table:table-cell office:value-type="string">
            <text:p>s.d.</text:p>
          </table:table-cell>
          <table:table-cell office:value-type="string">
            <text:p>50x60</text:p>
          </table:table-cell>
          <table:table-cell office:value-type="string">
            <text:p>t.m.su cart.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46">
            <text:p>346</text:p>
          </table:table-cell>
          <table:table-cell office:value-type="string">
            <text:p>ritratti</text:p>
          </table:table-cell>
          <table:table-cell office:value-type="string">
            <text:p>silvio micheli</text:p>
          </table:table-cell>
          <table:table-cell office:value-type="string">
            <text:p>s.d.</text:p>
          </table:table-cell>
          <table:table-cell office:value-type="string">
            <text:p>60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47">
            <text:p>347</text:p>
          </table:table-cell>
          <table:table-cell office:value-type="string">
            <text:p>figure</text:p>
          </table:table-cell>
          <table:table-cell office:value-type="string">
            <text:p>il giudice</text:p>
          </table:table-cell>
          <table:table-cell office:value-type="string">
            <text:p>s.d.</text:p>
          </table:table-cell>
          <table:table-cell office:value-type="string">
            <text:p>60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48">
            <text:p>348</text:p>
          </table:table-cell>
          <table:table-cell office:value-type="string">
            <text:p>ritratti</text:p>
          </table:table-cell>
          <table:table-cell office:value-type="string">
            <text:p>corinna</text:p>
          </table:table-cell>
          <table:table-cell office:value-type="float" office:value="1956">
            <text:p>1956</text:p>
          </table:table-cell>
          <table:table-cell office:value-type="string">
            <text:p>60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table:style-name="ce1" office:value-type="float" office:value="349">
            <text:p>349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e conchiglia</text:p>
          </table:table-cell>
          <table:table-cell table:style-name="ce1" office:value-type="float" office:value="1969">
            <text:p>1969</text:p>
          </table:table-cell>
          <table:table-cell table:style-name="ce1" office:value-type="string">
            <text:p>60x50</text:p>
          </table:table-cell>
          <table:table-cell table:style-name="ce1" office:value-type="string">
            <text:p>olio su tela</text:p>
          </table:table-cell>
          <table:table-cell table:style-name="ce1"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0">
            <text:p>350</text:p>
          </table:table-cell>
          <table:table-cell office:value-type="string">
            <text:p>marine</text:p>
          </table:table-cell>
          <table:table-cell office:value-type="string">
            <text:p>figure molo e scogli</text:p>
          </table:table-cell>
          <table:table-cell office:value-type="float" office:value="1977">
            <text:p>1977</text:p>
          </table:table-cell>
          <table:table-cell office:value-type="string">
            <text:p>50x60</text:p>
          </table:table-cell>
          <table:table-cell office:value-type="string">
            <text:p>olio su tav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1">
            <text:p>351</text:p>
          </table:table-cell>
          <table:table-cell office:value-type="string">
            <text:p>ritratti</text:p>
          </table:table-cell>
          <table:table-cell office:value-type="string">
            <text:p>corinna</text:p>
          </table:table-cell>
          <table:table-cell office:value-type="float" office:value="1959">
            <text:p>1959</text:p>
          </table:table-cell>
          <table:table-cell office:value-type="string">
            <text:p>60x45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2">
            <text:p>352</text:p>
          </table:table-cell>
          <table:table-cell office:value-type="string">
            <text:p>nature morte</text:p>
          </table:table-cell>
          <table:table-cell office:value-type="string">
            <text:p>conchiglie</text:p>
          </table:table-cell>
          <table:table-cell office:value-type="float" office:value="1973">
            <text:p>1973</text:p>
          </table:table-cell>
          <table:table-cell office:value-type="string">
            <text:p>50x6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53">
            <text:p>353</text:p>
          </table:table-cell>
          <table:table-cell office:value-type="string">
            <text:p>figure</text:p>
          </table:table-cell>
          <table:table-cell office:value-type="string">
            <text:p>maschere di notte</text:p>
          </table:table-cell>
          <table:table-cell office:value-type="string">
            <text:p>s.d.</text:p>
          </table:table-cell>
          <table:table-cell office:value-type="string">
            <text:p>50x35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54">
            <text:p>354</text:p>
          </table:table-cell>
          <table:table-cell office:value-type="string">
            <text:p>ritratti</text:p>
          </table:table-cell>
          <table:table-cell office:value-type="string">
            <text:p>donna</text:p>
          </table:table-cell>
          <table:table-cell office:value-type="float" office:value="1990">
            <text:p>1990</text:p>
          </table:table-cell>
          <table:table-cell office:value-type="string">
            <text:p>50x4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55">
            <text:p>355</text:p>
          </table:table-cell>
          <table:table-cell office:value-type="string">
            <text:p>autoritratti</text:p>
          </table:table-cell>
          <table:table-cell office:value-type="string">
            <text:p><text:s/>fazzoletto in testa</text:p>
          </table:table-cell>
          <table:table-cell office:value-type="string">
            <text:p>s.d.</text:p>
          </table:table-cell>
          <table:table-cell office:value-type="string">
            <text:p>50x4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56">
            <text:p>356</text:p>
          </table:table-cell>
          <table:table-cell office:value-type="string">
            <text:p>figure</text:p>
          </table:table-cell>
          <table:table-cell office:value-type="string">
            <text:p>donna sul mare</text:p>
          </table:table-cell>
          <table:table-cell office:value-type="float" office:value="1965">
            <text:p>1965</text:p>
          </table:table-cell>
          <table:table-cell office:value-type="string">
            <text:p>60x4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57">
            <text:p>357</text:p>
          </table:table-cell>
          <table:table-cell office:value-type="string">
            <text:p>nature morte</text:p>
          </table:table-cell>
          <table:table-cell office:value-type="string">
            <text:p>cesto e oggetti</text:p>
          </table:table-cell>
          <table:table-cell office:value-type="string">
            <text:p>s.d.</text:p>
          </table:table-cell>
          <table:table-cell office:value-type="string">
            <text:p>60x4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58">
            <text:p>358</text:p>
          </table:table-cell>
          <table:table-cell office:value-type="string">
            <text:p>figure</text:p>
          </table:table-cell>
          <table:table-cell office:value-type="string">
            <text:p>nudo spiaggia libera</text:p>
          </table:table-cell>
          <table:table-cell office:value-type="string">
            <text:p>s.d.</text:p>
          </table:table-cell>
          <table:table-cell office:value-type="string">
            <text:p>60x4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59">
            <text:p>359</text:p>
          </table:table-cell>
          <table:table-cell office:value-type="string">
            <text:p>figure</text:p>
          </table:table-cell>
          <table:table-cell office:value-type="string">
            <text:p>nudo seduto sul letto</text:p>
          </table:table-cell>
          <table:table-cell office:value-type="float" office:value="1965">
            <text:p>1965</text:p>
          </table:table-cell>
          <table:table-cell office:value-type="string">
            <text:p>60x4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0">
            <text:p>360</text:p>
          </table:table-cell>
          <table:table-cell office:value-type="string">
            <text:p>animali</text:p>
          </table:table-cell>
          <table:table-cell office:value-type="string">
            <text:p>gatto con uccello</text:p>
          </table:table-cell>
          <table:table-cell office:value-type="string">
            <text:p>s.d.</text:p>
          </table:table-cell>
          <table:table-cell office:value-type="string">
            <text:p>45x60</text:p>
          </table:table-cell>
          <table:table-cell office:value-type="string">
            <text:p>t.m. Panefort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1">
            <text:p>361</text:p>
          </table:table-cell>
          <table:table-cell office:value-type="string">
            <text:p>paesaggi</text:p>
          </table:table-cell>
          <table:table-cell office:value-type="string">
            <text:p>casa e fienile</text:p>
          </table:table-cell>
          <table:table-cell office:value-type="string">
            <text:p>s.d.</text:p>
          </table:table-cell>
          <table:table-cell office:value-type="string">
            <text:p>65x7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2">
            <text:p>362</text:p>
          </table:table-cell>
          <table:table-cell office:value-type="string">
            <text:p>figure</text:p>
          </table:table-cell>
          <table:table-cell office:value-type="string">
            <text:p>s.anna</text:p>
          </table:table-cell>
          <table:table-cell office:value-type="string">
            <text:p>s.d.</text:p>
          </table:table-cell>
          <table:table-cell office:value-type="string">
            <text:p>70x65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3">
            <text:p>363</text:p>
          </table:table-cell>
          <table:table-cell office:value-type="string">
            <text:p>arte sacra</text:p>
          </table:table-cell>
          <table:table-cell office:value-type="string">
            <text:p>sogno di isacco</text:p>
          </table:table-cell>
          <table:table-cell office:value-type="string">
            <text:p>s.d.</text:p>
          </table:table-cell>
          <table:table-cell office:value-type="string">
            <text:p>80x65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4">
            <text:p>364</text:p>
          </table:table-cell>
          <table:table-cell office:value-type="string">
            <text:p>ritratti</text:p>
          </table:table-cell>
          <table:table-cell office:value-type="string">
            <text:p>brunetto dell'assassino</text:p>
          </table:table-cell>
          <table:table-cell office:value-type="float" office:value="1970">
            <text:p>1970</text:p>
          </table:table-cell>
          <table:table-cell office:value-type="string">
            <text:p>50x70</text:p>
          </table:table-cell>
          <table:table-cell office:value-type="string">
            <text:p>t.m.cart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5">
            <text:p>365</text:p>
          </table:table-cell>
          <table:table-cell office:value-type="string">
            <text:p>marine</text:p>
          </table:table-cell>
          <table:table-cell office:value-type="string">
            <text:p>figure sul moletto</text:p>
          </table:table-cell>
          <table:table-cell office:value-type="string">
            <text:p>s.d.</text:p>
          </table:table-cell>
          <table:table-cell office:value-type="string">
            <text:p>50x8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6">
            <text:p>366</text:p>
          </table:table-cell>
          <table:table-cell office:value-type="string">
            <text:p>figure</text:p>
          </table:table-cell>
          <table:table-cell office:value-type="string">
            <text:p>ragazzo e lampada</text:p>
          </table:table-cell>
          <table:table-cell office:value-type="float" office:value="1989">
            <text:p>1989</text:p>
          </table:table-cell>
          <table:table-cell office:value-type="string">
            <text:p>80x6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7">
            <text:p>367</text:p>
          </table:table-cell>
          <table:table-cell office:value-type="string">
            <text:p>ritratti</text:p>
          </table:table-cell>
          <table:table-cell office:value-type="string">
            <text:p>angeletti</text:p>
          </table:table-cell>
          <table:table-cell office:value-type="float" office:value="1980">
            <text:p>1980</text:p>
          </table:table-cell>
          <table:table-cell office:value-type="string">
            <text:p>80x60</text:p>
          </table:table-cell>
          <table:table-cell office:value-type="string">
            <text:p>olio su crt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8">
            <text:p>368</text:p>
          </table:table-cell>
          <table:table-cell office:value-type="string">
            <text:p>nature morte</text:p>
          </table:table-cell>
          <table:table-cell office:value-type="string">
            <text:p>tavolo da gioco</text:p>
          </table:table-cell>
          <table:table-cell office:value-type="float" office:value="1986">
            <text:p>1986</text:p>
          </table:table-cell>
          <table:table-cell office:value-type="string">
            <text:p>70x60</text:p>
          </table:table-cell>
          <table:table-cell office:value-type="string">
            <text:p>collage cart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9">
            <text:p>369</text:p>
          </table:table-cell>
          <table:table-cell office:value-type="string">
            <text:p>ritratti</text:p>
          </table:table-cell>
          <table:table-cell office:value-type="string">
            <text:p>piercarlo santini</text:p>
          </table:table-cell>
          <table:table-cell office:value-type="float" office:value="1964">
            <text:p>1964</text:p>
          </table:table-cell>
          <table:table-cell office:value-type="string">
            <text:p>75x60</text:p>
          </table:table-cell>
          <table:table-cell office:value-type="string">
            <text:p>t.m.cart.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0">
            <text:p>370</text:p>
          </table:table-cell>
          <table:table-cell office:value-type="string">
            <text:p>nature morte vaso con fiori rossi</text:p>
          </table:table-cell>
          <table:table-cell/>
          <table:table-cell office:value-type="float" office:value="1976">
            <text:p>1976</text:p>
          </table:table-cell>
          <table:table-cell office:value-type="string">
            <text:p>70x6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1">
            <text:p>371</text:p>
          </table:table-cell>
          <table:table-cell office:value-type="string">
            <text:p>nature morte</text:p>
          </table:table-cell>
          <table:table-cell office:value-type="string">
            <text:p>brocca e divano</text:p>
          </table:table-cell>
          <table:table-cell office:value-type="float" office:value="1967">
            <text:p>1967</text:p>
          </table:table-cell>
          <table:table-cell office:value-type="string">
            <text:p>70x6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2">
            <text:p>372</text:p>
          </table:table-cell>
          <table:table-cell office:value-type="string">
            <text:p>nature morte</text:p>
          </table:table-cell>
          <table:table-cell office:value-type="string">
            <text:p>corbelli</text:p>
          </table:table-cell>
          <table:table-cell office:value-type="string">
            <text:p>s.d.</text:p>
          </table:table-cell>
          <table:table-cell office:value-type="string">
            <text:p>70x6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3">
            <text:p>373</text:p>
          </table:table-cell>
          <table:table-cell office:value-type="string">
            <text:p>autoritratti</text:p>
          </table:table-cell>
          <table:table-cell office:value-type="string">
            <text:p>camicia bianca</text:p>
          </table:table-cell>
          <table:table-cell office:value-type="float" office:value="1954">
            <text:p>1954</text:p>
          </table:table-cell>
          <table:table-cell office:value-type="string">
            <text:p>70x5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4">
            <text:p>374</text:p>
          </table:table-cell>
          <table:table-cell office:value-type="string">
            <text:p>nature morte</text:p>
          </table:table-cell>
          <table:table-cell office:value-type="string">
            <text:p>vaso e conchiglia</text:p>
          </table:table-cell>
          <table:table-cell office:value-type="string">
            <text:p>s.d.</text:p>
          </table:table-cell>
          <table:table-cell office:value-type="string">
            <text:p>50x7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5">
            <text:p>375</text:p>
          </table:table-cell>
          <table:table-cell office:value-type="string">
            <text:p>figure</text:p>
          </table:table-cell>
          <table:table-cell office:value-type="string">
            <text:p>donne al bar sera</text:p>
          </table:table-cell>
          <table:table-cell office:value-type="float" office:value="1969">
            <text:p>1969</text:p>
          </table:table-cell>
          <table:table-cell office:value-type="string">
            <text:p>55x65</text:p>
          </table:table-cell>
          <table:table-cell office:value-type="string">
            <text:p>t.m.tav.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6">
            <text:p>376</text:p>
          </table:table-cell>
          <table:table-cell office:value-type="string">
            <text:p>nature morte</text:p>
          </table:table-cell>
          <table:table-cell office:value-type="string">
            <text:p>stampa e oggetti</text:p>
          </table:table-cell>
          <table:table-cell office:value-type="string">
            <text:p>s.d.</text:p>
          </table:table-cell>
          <table:table-cell office:value-type="string">
            <text:p>60x55</text:p>
          </table:table-cell>
          <table:table-cell office:value-type="string">
            <text:p>t.m.mas.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7">
            <text:p>377</text:p>
          </table:table-cell>
          <table:table-cell office:value-type="string">
            <text:p>autoritratti</text:p>
          </table:table-cell>
          <table:table-cell office:value-type="string">
            <text:p>camicia a righe</text:p>
          </table:table-cell>
          <table:table-cell office:value-type="float" office:value="1988">
            <text:p>1988</text:p>
          </table:table-cell>
          <table:table-cell office:value-type="string">
            <text:p>60x6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8">
            <text:p>378</text:p>
          </table:table-cell>
          <table:table-cell office:value-type="string">
            <text:p>figure</text:p>
          </table:table-cell>
          <table:table-cell office:value-type="string">
            <text:p>ragazzo pesca mitili</text:p>
          </table:table-cell>
          <table:table-cell office:value-type="float" office:value="1979">
            <text:p>1979</text:p>
          </table:table-cell>
          <table:table-cell office:value-type="string">
            <text:p>80x8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9">
            <text:p>379</text:p>
          </table:table-cell>
          <table:table-cell office:value-type="string">
            <text:p>marine</text:p>
          </table:table-cell>
          <table:table-cell office:value-type="string">
            <text:p>scogliera</text:p>
          </table:table-cell>
          <table:table-cell office:value-type="float" office:value="1974">
            <text:p>1974</text:p>
          </table:table-cell>
          <table:table-cell office:value-type="string">
            <text:p>80x8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0">
            <text:p>380</text:p>
          </table:table-cell>
          <table:table-cell office:value-type="string">
            <text:p>paesaggi</text:p>
          </table:table-cell>
          <table:table-cell office:value-type="string">
            <text:p>trottatore</text:p>
          </table:table-cell>
          <table:table-cell office:value-type="float" office:value="1991">
            <text:p>1991</text:p>
          </table:table-cell>
          <table:table-cell office:value-type="string">
            <text:p>80x8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1">
            <text:p>381</text:p>
          </table:table-cell>
          <table:table-cell office:value-type="string">
            <text:p>figure</text:p>
          </table:table-cell>
          <table:table-cell office:value-type="string">
            <text:p>suonatore di chitarra</text:p>
          </table:table-cell>
          <table:table-cell office:value-type="float" office:value="1981">
            <text:p>1981</text:p>
          </table:table-cell>
          <table:table-cell office:value-type="string">
            <text:p>80x8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2">
            <text:p>382</text:p>
          </table:table-cell>
          <table:table-cell office:value-type="string">
            <text:p>figure</text:p>
          </table:table-cell>
          <table:table-cell office:value-type="string">
            <text:p>ragazza della costanza</text:p>
          </table:table-cell>
          <table:table-cell office:value-type="float" office:value="1992">
            <text:p>1992</text:p>
          </table:table-cell>
          <table:table-cell office:value-type="string">
            <text:p>80x8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3">
            <text:p>383</text:p>
          </table:table-cell>
          <table:table-cell office:value-type="string">
            <text:p>figure</text:p>
          </table:table-cell>
          <table:table-cell office:value-type="string">
            <text:p>uomo con cane</text:p>
          </table:table-cell>
          <table:table-cell office:value-type="float" office:value="1979">
            <text:p>1979</text:p>
          </table:table-cell>
          <table:table-cell office:value-type="string">
            <text:p>80x8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  <table:table-cell office:value-type="string">
            <text:p>ritratti</text:p>
          </table:table-cell>
          <table:table-cell office:value-type="string">
            <text:p>stalin</text:p>
          </table:table-cell>
          <table:table-cell office:value-type="float" office:value="1976">
            <text:p>1976</text:p>
          </table:table-cell>
          <table:table-cell office:value-type="string">
            <text:p>80x8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85">
            <text:p>385</text:p>
          </table:table-cell>
          <table:table-cell office:value-type="string">
            <text:p>allegorie</text:p>
          </table:table-cell>
          <table:table-cell office:value-type="string">
            <text:p>s.martino</text:p>
          </table:table-cell>
          <table:table-cell office:value-type="string">
            <text:p>s.d.</text:p>
          </table:table-cell>
          <table:table-cell office:value-type="string">
            <text:p>90x100</text:p>
          </table:table-cell>
          <table:table-cell office:value-type="string">
            <text:p>oilio su tela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86">
            <text:p>386</text:p>
          </table:table-cell>
          <table:table-cell office:value-type="string">
            <text:p>marine</text:p>
          </table:table-cell>
          <table:table-cell office:value-type="string">
            <text:p>libecciata</text:p>
          </table:table-cell>
          <table:table-cell office:value-type="float" office:value="1980">
            <text:p>1980</text:p>
          </table:table-cell>
          <table:table-cell office:value-type="string">
            <text:p>90x9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87">
            <text:p>387</text:p>
          </table:table-cell>
          <table:table-cell office:value-type="string">
            <text:p>figure</text:p>
          </table:table-cell>
          <table:table-cell office:value-type="string">
            <text:p>pesca agli scogli</text:p>
          </table:table-cell>
          <table:table-cell office:value-type="string">
            <text:p>s.d.</text:p>
          </table:table-cell>
          <table:table-cell office:value-type="string">
            <text:p>90x90</text:p>
          </table:table-cell>
          <table:table-cell office:value-type="string">
            <text:p>olio su tav.</text:p>
          </table:table-cell>
          <table:table-cell office:value-type="string">
            <text:p>fare foto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88">
            <text:p>388</text:p>
          </table:table-cell>
          <table:table-cell office:value-type="string">
            <text:p>marine</text:p>
          </table:table-cell>
          <table:table-cell office:value-type="string">
            <text:p>mare grosso</text:p>
          </table:table-cell>
          <table:table-cell office:value-type="float" office:value="1965">
            <text:p>1965</text:p>
          </table:table-cell>
          <table:table-cell office:value-type="string">
            <text:p>87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89">
            <text:p>389</text:p>
          </table:table-cell>
          <table:table-cell office:value-type="string">
            <text:p>paesaggi</text:p>
          </table:table-cell>
          <table:table-cell office:value-type="string">
            <text:p>monte carchio</text:p>
          </table:table-cell>
          <table:table-cell office:value-type="float" office:value="1965">
            <text:p>1965</text:p>
          </table:table-cell>
          <table:table-cell office:value-type="string">
            <text:p>9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90">
            <text:p>390</text:p>
          </table:table-cell>
          <table:table-cell office:value-type="string">
            <text:p>paesaggi</text:p>
          </table:table-cell>
          <table:table-cell office:value-type="string">
            <text:p>massaciuccoli</text:p>
          </table:table-cell>
          <table:table-cell office:value-type="float" office:value="1965">
            <text:p>1965</text:p>
          </table:table-cell>
          <table:table-cell office:value-type="string">
            <text:p>9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1">
            <text:p>391</text:p>
          </table:table-cell>
          <table:table-cell office:value-type="string">
            <text:p>animali</text:p>
          </table:table-cell>
          <table:table-cell office:value-type="string">
            <text:p>uccello notturno</text:p>
          </table:table-cell>
          <table:table-cell office:value-type="string">
            <text:p>s.d.</text:p>
          </table:table-cell>
          <table:table-cell office:value-type="string">
            <text:p>90x8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2">
            <text:p>392</text:p>
          </table:table-cell>
          <table:table-cell office:value-type="string">
            <text:p>figure</text:p>
          </table:table-cell>
          <table:table-cell office:value-type="string">
            <text:p>tre donne mare</text:p>
          </table:table-cell>
          <table:table-cell office:value-type="float" office:value="1971">
            <text:p>1971</text:p>
          </table:table-cell>
          <table:table-cell office:value-type="string">
            <text:p>80x9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3">
            <text:p>393</text:p>
          </table:table-cell>
          <table:table-cell office:value-type="string">
            <text:p>ritratti</text:p>
          </table:table-cell>
          <table:table-cell office:value-type="string">
            <text:p>leone sbrana</text:p>
          </table:table-cell>
          <table:table-cell office:value-type="float" office:value="1969">
            <text:p>1969</text:p>
          </table:table-cell>
          <table:table-cell office:value-type="string">
            <text:p>80x9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4">
            <text:p>394</text:p>
          </table:table-cell>
          <table:table-cell office:value-type="string">
            <text:p>paesaggi</text:p>
          </table:table-cell>
          <table:table-cell office:value-type="string">
            <text:p>spiaggia libera</text:p>
          </table:table-cell>
          <table:table-cell office:value-type="float" office:value="1970">
            <text:p>1970</text:p>
          </table:table-cell>
          <table:table-cell office:value-type="string">
            <text:p>80x9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5">
            <text:p>395</text:p>
          </table:table-cell>
          <table:table-cell office:value-type="string">
            <text:p>figure</text:p>
          </table:table-cell>
          <table:table-cell office:value-type="string">
            <text:p>estate</text:p>
          </table:table-cell>
          <table:table-cell office:value-type="float" office:value="1974">
            <text:p>1974</text:p>
          </table:table-cell>
          <table:table-cell office:value-type="string">
            <text:p>90x9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6">
            <text:p>396</text:p>
          </table:table-cell>
          <table:table-cell office:value-type="string">
            <text:p>ritratti</text:p>
          </table:table-cell>
          <table:table-cell office:value-type="string">
            <text:p>aliboni</text:p>
          </table:table-cell>
          <table:table-cell office:value-type="float" office:value="1975">
            <text:p>1975</text:p>
          </table:table-cell>
          <table:table-cell office:value-type="string">
            <text:p>100x9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7">
            <text:p>397</text:p>
          </table:table-cell>
          <table:table-cell office:value-type="string">
            <text:p>figure</text:p>
          </table:table-cell>
          <table:table-cell office:value-type="string">
            <text:p>madre vietnamita</text:p>
          </table:table-cell>
          <table:table-cell office:value-type="float" office:value="1965">
            <text:p>1965</text:p>
          </table:table-cell>
          <table:table-cell office:value-type="string">
            <text:p>100x9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98">
            <text:p>398</text:p>
          </table:table-cell>
          <table:table-cell office:value-type="string">
            <text:p>paesaggi</text:p>
          </table:table-cell>
          <table:table-cell office:value-type="string">
            <text:p>castelvecchio</text:p>
          </table:table-cell>
          <table:table-cell office:value-type="float" office:value="1967">
            <text:p>1967</text:p>
          </table:table-cell>
          <table:table-cell office:value-type="string">
            <text:p>90x8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99">
            <text:p>399</text:p>
          </table:table-cell>
          <table:table-cell office:value-type="string">
            <text:p>figure</text:p>
          </table:table-cell>
          <table:table-cell office:value-type="string">
            <text:p>nudo spiaggia libera</text:p>
          </table:table-cell>
          <table:table-cell office:value-type="float" office:value="1967">
            <text:p>1967</text:p>
          </table:table-cell>
          <table:table-cell office:value-type="string">
            <text:p>90x75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00">
            <text:p>400</text:p>
          </table:table-cell>
          <table:table-cell office:value-type="string">
            <text:p>paesaggi</text:p>
          </table:table-cell>
          <table:table-cell office:value-type="string">
            <text:p>campi di grano</text:p>
          </table:table-cell>
          <table:table-cell office:value-type="float" office:value="1963">
            <text:p>1963</text:p>
          </table:table-cell>
          <table:table-cell office:value-type="string">
            <text:p>65x9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01">
            <text:p>401</text:p>
          </table:table-cell>
          <table:table-cell office:value-type="string">
            <text:p>nature morte</text:p>
          </table:table-cell>
          <table:table-cell office:value-type="string">
            <text:p>conchiglie tramonto</text:p>
          </table:table-cell>
          <table:table-cell office:value-type="float" office:value="1978">
            <text:p>1978</text:p>
          </table:table-cell>
          <table:table-cell office:value-type="string">
            <text:p>70x9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02">
            <text:p>402</text:p>
          </table:table-cell>
          <table:table-cell office:value-type="string">
            <text:p>nature morte</text:p>
          </table:table-cell>
          <table:table-cell office:value-type="string">
            <text:p>corbelli</text:p>
          </table:table-cell>
          <table:table-cell office:value-type="float" office:value="1965">
            <text:p>1965</text:p>
          </table:table-cell>
          <table:table-cell office:value-type="string">
            <text:p>80x9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03">
            <text:p>403</text:p>
          </table:table-cell>
          <table:table-cell office:value-type="string">
            <text:p>figure</text:p>
          </table:table-cell>
          <table:table-cell office:value-type="string">
            <text:p>donna mare giallo</text:p>
          </table:table-cell>
          <table:table-cell office:value-type="float" office:value="1980">
            <text:p>1980</text:p>
          </table:table-cell>
          <table:table-cell office:value-type="string">
            <text:p>95x80</text:p>
          </table:table-cell>
          <table:table-cell office:value-type="string">
            <text:p>olio su mas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4">
            <text:p>404</text:p>
          </table:table-cell>
          <table:table-cell office:value-type="string">
            <text:p>allegorie</text:p>
          </table:table-cell>
          <table:table-cell office:value-type="string">
            <text:p>angelo e cavallo</text:p>
          </table:table-cell>
          <table:table-cell office:value-type="float" office:value="1984">
            <text:p>1984</text:p>
          </table:table-cell>
          <table:table-cell office:value-type="string">
            <text:p>100x60</text:p>
          </table:table-cell>
          <table:table-cell office:value-type="string">
            <text:p>t.m.su mas.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5">
            <text:p>405</text:p>
          </table:table-cell>
          <table:table-cell office:value-type="string">
            <text:p>figure</text:p>
          </table:table-cell>
          <table:table-cell office:value-type="string">
            <text:p>madre in piedi</text:p>
          </table:table-cell>
          <table:table-cell office:value-type="string">
            <text:p>s.d.</text:p>
          </table:table-cell>
          <table:table-cell office:value-type="string">
            <text:p>90x50</text:p>
          </table:table-cell>
          <table:table-cell office:value-type="string">
            <text:p>t.m.su mas.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6">
            <text:p>406</text:p>
          </table:table-cell>
          <table:table-cell office:value-type="string">
            <text:p>allegorie</text:p>
          </table:table-cell>
          <table:table-cell office:value-type="string">
            <text:p>bucranio verde-giallo</text:p>
          </table:table-cell>
          <table:table-cell office:value-type="float" office:value="1979">
            <text:p>1979</text:p>
          </table:table-cell>
          <table:table-cell office:value-type="string">
            <text:p>6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7">
            <text:p>407</text:p>
          </table:table-cell>
          <table:table-cell office:value-type="string">
            <text:p>figure</text:p>
          </table:table-cell>
          <table:table-cell office:value-type="string">
            <text:p>donne su scogli</text:p>
          </table:table-cell>
          <table:table-cell office:value-type="string">
            <text:p>s.d.</text:p>
          </table:table-cell>
          <table:table-cell office:value-type="string">
            <text:p>75x105</text:p>
          </table:table-cell>
          <table:table-cell office:value-type="string">
            <text:p>t.m.su cart.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8">
            <text:p>408</text:p>
          </table:table-cell>
          <table:table-cell office:value-type="string">
            <text:p>marine</text:p>
          </table:table-cell>
          <table:table-cell office:value-type="string">
            <text:p>rete di notte</text:p>
          </table:table-cell>
          <table:table-cell office:value-type="float" office:value="1964">
            <text:p>1964</text:p>
          </table:table-cell>
          <table:table-cell office:value-type="string">
            <text:p>75x105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09">
            <text:p>409</text:p>
          </table:table-cell>
          <table:table-cell office:value-type="string">
            <text:p>figure</text:p>
          </table:table-cell>
          <table:table-cell office:value-type="string">
            <text:p>bombardamento a viar.</text:p>
          </table:table-cell>
          <table:table-cell office:value-type="float" office:value="1966">
            <text:p>1966</text:p>
          </table:table-cell>
          <table:table-cell office:value-type="string">
            <text:p>80x8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10">
            <text:p>410</text:p>
          </table:table-cell>
          <table:table-cell office:value-type="string">
            <text:p>figure</text:p>
          </table:table-cell>
          <table:table-cell office:value-type="string">
            <text:p>ragazzo e maschera</text:p>
          </table:table-cell>
          <table:table-cell office:value-type="float" office:value="1989">
            <text:p>1989</text:p>
          </table:table-cell>
          <table:table-cell office:value-type="string">
            <text:p>80x7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11">
            <text:p>411</text:p>
          </table:table-cell>
          <table:table-cell office:value-type="string">
            <text:p>bagnanti</text:p>
          </table:table-cell>
          <table:table-cell office:value-type="string">
            <text:p>donne rosse su scogli</text:p>
          </table:table-cell>
          <table:table-cell office:value-type="float" office:value="1977">
            <text:p>1977</text:p>
          </table:table-cell>
          <table:table-cell office:value-type="string">
            <text:p>80x7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12">
            <text:p>412</text:p>
          </table:table-cell>
          <table:table-cell office:value-type="string">
            <text:p>autoritratti</text:p>
          </table:table-cell>
          <table:table-cell office:value-type="string">
            <text:p>berretto bianco </text:p>
          </table:table-cell>
          <table:table-cell office:value-type="float" office:value="1977">
            <text:p>1977</text:p>
          </table:table-cell>
          <table:table-cell office:value-type="string">
            <text:p>80x65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13">
            <text:p>413</text:p>
          </table:table-cell>
          <table:table-cell office:value-type="string">
            <text:p>marine</text:p>
          </table:table-cell>
          <table:table-cell office:value-type="string">
            <text:p>spiaggia e scogli</text:p>
          </table:table-cell>
          <table:table-cell office:value-type="float" office:value="1973">
            <text:p>1973</text:p>
          </table:table-cell>
          <table:table-cell office:value-type="string">
            <text:p>70x7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14">
            <text:p>414</text:p>
          </table:table-cell>
          <table:table-cell office:value-type="string">
            <text:p>ritratti</text:p>
          </table:table-cell>
          <table:table-cell office:value-type="string">
            <text:p>giovanni beconi</text:p>
          </table:table-cell>
          <table:table-cell office:value-type="float" office:value="1969">
            <text:p>1969</text:p>
          </table:table-cell>
          <table:table-cell office:value-type="string">
            <text:p>70x7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15">
            <text:p>415</text:p>
          </table:table-cell>
          <table:table-cell office:value-type="string">
            <text:p>figure</text:p>
          </table:table-cell>
          <table:table-cell office:value-type="string">
            <text:p>cavalieri e tramonto</text:p>
          </table:table-cell>
          <table:table-cell office:value-type="float" office:value="1961">
            <text:p>1961</text:p>
          </table:table-cell>
          <table:table-cell office:value-type="string">
            <text:p>67x7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16">
            <text:p>416</text:p>
          </table:table-cell>
          <table:table-cell office:value-type="string">
            <text:p>figure</text:p>
          </table:table-cell>
          <table:table-cell office:value-type="string">
            <text:p>donna su sdraio</text:p>
          </table:table-cell>
          <table:table-cell office:value-type="string">
            <text:p>s.d.</text:p>
          </table:table-cell>
          <table:table-cell office:value-type="string">
            <text:p>50x70</text:p>
          </table:table-cell>
          <table:table-cell office:value-type="string">
            <text:p>t.m.su carta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17">
            <text:p>417</text:p>
          </table:table-cell>
          <table:table-cell office:value-type="string">
            <text:p>ritratti</text:p>
          </table:table-cell>
          <table:table-cell office:value-type="string">
            <text:p>corinna tondo</text:p>
          </table:table-cell>
          <table:table-cell office:value-type="string">
            <text:p>s.d.</text:p>
          </table:table-cell>
          <table:table-cell office:value-type="string">
            <text:p>70x50</text:p>
          </table:table-cell>
          <table:table-cell office:value-type="string">
            <text:p>t.m.su carta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18">
            <text:p>418</text:p>
          </table:table-cell>
          <table:table-cell office:value-type="string">
            <text:p>marine</text:p>
          </table:table-cell>
          <table:table-cell office:value-type="string">
            <text:p>tramonto</text:p>
          </table:table-cell>
          <table:table-cell office:value-type="string">
            <text:p>s.d.</text:p>
          </table:table-cell>
          <table:table-cell office:value-type="string">
            <text:p>50x75</text:p>
          </table:table-cell>
          <table:table-cell office:value-type="string">
            <text:p>collage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19">
            <text:p>419</text:p>
          </table:table-cell>
          <table:table-cell office:value-type="string">
            <text:p>marine</text:p>
          </table:table-cell>
          <table:table-cell office:value-type="string">
            <text:p>spiaggia colorata</text:p>
          </table:table-cell>
          <table:table-cell office:value-type="string">
            <text:p>s.d.</text:p>
          </table:table-cell>
          <table:table-cell office:value-type="string">
            <text:p>50x75</text:p>
          </table:table-cell>
          <table:table-cell office:value-type="string">
            <text:p>collage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20">
            <text:p>420</text:p>
          </table:table-cell>
          <table:table-cell office:value-type="string">
            <text:p>figure</text:p>
          </table:table-cell>
          <table:table-cell office:value-type="string">
            <text:p>donna sdraiata</text:p>
          </table:table-cell>
          <table:table-cell office:value-type="string">
            <text:p>s.d.</text:p>
          </table:table-cell>
          <table:table-cell office:value-type="string">
            <text:p>40x7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21">
            <text:p>421</text:p>
          </table:table-cell>
          <table:table-cell office:value-type="string">
            <text:p>ritratti</text:p>
          </table:table-cell>
          <table:table-cell office:value-type="string">
            <text:p>ragazza capelli rossi</text:p>
          </table:table-cell>
          <table:table-cell office:value-type="float" office:value="1962">
            <text:p>1962</text:p>
          </table:table-cell>
          <table:table-cell office:value-type="string">
            <text:p>60x4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22">
            <text:p>422</text:p>
          </table:table-cell>
          <table:table-cell office:value-type="string">
            <text:p>figure</text:p>
          </table:table-cell>
          <table:table-cell office:value-type="string">
            <text:p>ciclisti</text:p>
          </table:table-cell>
          <table:table-cell office:value-type="float" office:value="1970">
            <text:p>1970</text:p>
          </table:table-cell>
          <table:table-cell office:value-type="string">
            <text:p>50x6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23">
            <text:p>423</text:p>
          </table:table-cell>
          <table:table-cell office:value-type="string">
            <text:p>ritratti</text:p>
          </table:table-cell>
          <table:table-cell office:value-type="string">
            <text:p>tomei</text:p>
          </table:table-cell>
          <table:table-cell office:value-type="float" office:value="1955">
            <text:p>1955</text:p>
          </table:table-cell>
          <table:table-cell office:value-type="string">
            <text:p>70x5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24">
            <text:p>424</text:p>
          </table:table-cell>
          <table:table-cell office:value-type="string">
            <text:p>figure</text:p>
          </table:table-cell>
          <table:table-cell office:value-type="string">
            <text:p>nudi spiaggia ?</text:p>
          </table:table-cell>
          <table:table-cell office:value-type="float" office:value="1956">
            <text:p>1956</text:p>
          </table:table-cell>
          <table:table-cell office:value-type="string">
            <text:p>70x5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25">
            <text:p>425</text:p>
          </table:table-cell>
          <table:table-cell office:value-type="string">
            <text:p>figure</text:p>
          </table:table-cell>
          <table:table-cell office:value-type="string">
            <text:p>folla?</text:p>
          </table:table-cell>
          <table:table-cell office:value-type="string">
            <text:p>s.d.</text:p>
          </table:table-cell>
          <table:table-cell office:value-type="string">
            <text:p>40x7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26">
            <text:p>426</text:p>
          </table:table-cell>
          <table:table-cell office:value-type="string">
            <text:p>allegorie</text:p>
          </table:table-cell>
          <table:table-cell office:value-type="string">
            <text:p>re magi</text:p>
          </table:table-cell>
          <table:table-cell office:value-type="float" office:value="1970">
            <text:p>1970</text:p>
          </table:table-cell>
          <table:table-cell office:value-type="string">
            <text:p>60x65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27">
            <text:p>427</text:p>
          </table:table-cell>
          <table:table-cell office:value-type="string">
            <text:p>nature morte</text:p>
          </table:table-cell>
          <table:table-cell office:value-type="string">
            <text:p>conchiglia e pesci</text:p>
          </table:table-cell>
          <table:table-cell office:value-type="string">
            <text:p>s.d.</text:p>
          </table:table-cell>
          <table:table-cell office:value-type="string">
            <text:p>40x7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table:style-name="ce1" office:value-type="float" office:value="428">
            <text:p>428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</text:p>
          </table:table-cell>
          <table:table-cell table:style-name="ce1" office:value-type="float" office:value="1970">
            <text:p>1970</text:p>
          </table:table-cell>
          <table:table-cell table:style-name="ce1" office:value-type="string">
            <text:p>80x60</text:p>
          </table:table-cell>
          <table:table-cell table:style-name="ce1" office:value-type="string">
            <text:p>olio su tela</text:p>
          </table:table-cell>
          <table:table-cell table:style-name="ce1"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29">
            <text:p>429</text:p>
          </table:table-cell>
          <table:table-cell office:value-type="string">
            <text:p>autoritratti</text:p>
          </table:table-cell>
          <table:table-cell office:value-type="string">
            <text:p>berretto verde</text:p>
          </table:table-cell>
          <table:table-cell office:value-type="float" office:value="1991">
            <text:p>1991</text:p>
          </table:table-cell>
          <table:table-cell office:value-type="string">
            <text:p>80x6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30">
            <text:p>430</text:p>
          </table:table-cell>
          <table:table-cell office:value-type="string">
            <text:p>nature morte</text:p>
          </table:table-cell>
          <table:table-cell office:value-type="string">
            <text:p>pesce su piatto</text:p>
          </table:table-cell>
          <table:table-cell office:value-type="float" office:value="1982">
            <text:p>1982</text:p>
          </table:table-cell>
          <table:table-cell office:value-type="string">
            <text:p>60x8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31">
            <text:p>431</text:p>
          </table:table-cell>
          <table:table-cell office:value-type="string">
            <text:p>nature morte</text:p>
          </table:table-cell>
          <table:table-cell office:value-type="string">
            <text:p>peperoni gialli</text:p>
          </table:table-cell>
          <table:table-cell office:value-type="float" office:value="1965">
            <text:p>1965</text:p>
          </table:table-cell>
          <table:table-cell office:value-type="string">
            <text:p>60x7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32">
            <text:p>432</text:p>
          </table:table-cell>
          <table:table-cell office:value-type="string">
            <text:p>bagnanti</text:p>
          </table:table-cell>
          <table:table-cell office:value-type="string">
            <text:p>donna tra le onde</text:p>
          </table:table-cell>
          <table:table-cell office:value-type="float" office:value="1971">
            <text:p>1971</text:p>
          </table:table-cell>
          <table:table-cell office:value-type="string">
            <text:p>60x8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33">
            <text:p>433</text:p>
          </table:table-cell>
          <table:table-cell office:value-type="string">
            <text:p>paesaggi</text:p>
          </table:table-cell>
          <table:table-cell office:value-type="string">
            <text:p>scaricano la nave</text:p>
          </table:table-cell>
          <table:table-cell office:value-type="float" office:value="1955">
            <text:p>1955</text:p>
          </table:table-cell>
          <table:table-cell office:value-type="string">
            <text:p>60x75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34">
            <text:p>434</text:p>
          </table:table-cell>
          <table:table-cell office:value-type="string">
            <text:p>figure</text:p>
          </table:table-cell>
          <table:table-cell office:value-type="string">
            <text:p>mangia il cocomero</text:p>
          </table:table-cell>
          <table:table-cell office:value-type="float" office:value="1957">
            <text:p>1957</text:p>
          </table:table-cell>
          <table:table-cell office:value-type="string">
            <text:p>75x6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35">
            <text:p>435</text:p>
          </table:table-cell>
          <table:table-cell office:value-type="string">
            <text:p>nature morte</text:p>
          </table:table-cell>
          <table:table-cell office:value-type="string">
            <text:p>peperoni verdi</text:p>
          </table:table-cell>
          <table:table-cell office:value-type="float" office:value="1965">
            <text:p>1965</text:p>
          </table:table-cell>
          <table:table-cell office:value-type="string">
            <text:p>60x7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36">
            <text:p>436</text:p>
          </table:table-cell>
          <table:table-cell office:value-type="string">
            <text:p>figure</text:p>
          </table:table-cell>
          <table:table-cell office:value-type="string">
            <text:p>acrobati e cavallo</text:p>
          </table:table-cell>
          <table:table-cell office:value-type="float" office:value="1991">
            <text:p>1991</text:p>
          </table:table-cell>
          <table:table-cell office:value-type="string">
            <text:p>100x75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37">
            <text:p>437</text:p>
          </table:table-cell>
          <table:table-cell office:value-type="string">
            <text:p>nature morte</text:p>
          </table:table-cell>
          <table:table-cell office:value-type="string">
            <text:p>teiera e fiori</text:p>
          </table:table-cell>
          <table:table-cell office:value-type="string">
            <text:p>s.d.</text:p>
          </table:table-cell>
          <table:table-cell office:value-type="string">
            <text:p>70x100</text:p>
          </table:table-cell>
          <table:table-cell office:value-type="string">
            <text:p>t.m.su cart.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38">
            <text:p>438</text:p>
          </table:table-cell>
          <table:table-cell office:value-type="string">
            <text:p>animali</text:p>
          </table:table-cell>
          <table:table-cell office:value-type="string">
            <text:p>cavallo e clown</text:p>
          </table:table-cell>
          <table:table-cell office:value-type="float" office:value="1956">
            <text:p>1956</text:p>
          </table:table-cell>
          <table:table-cell office:value-type="string">
            <text:p>100x7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39">
            <text:p>439</text:p>
          </table:table-cell>
          <table:table-cell office:value-type="string">
            <text:p>figure</text:p>
          </table:table-cell>
          <table:table-cell office:value-type="string">
            <text:p>donna spiaggia libera</text:p>
          </table:table-cell>
          <table:table-cell office:value-type="string">
            <text:p>s.d.</text:p>
          </table:table-cell>
          <table:table-cell office:value-type="string">
            <text:p>60x10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40">
            <text:p>440</text:p>
          </table:table-cell>
          <table:table-cell office:value-type="string">
            <text:p>figure</text:p>
          </table:table-cell>
          <table:table-cell office:value-type="string">
            <text:p>pesca di notte</text:p>
          </table:table-cell>
          <table:table-cell office:value-type="float" office:value="1987">
            <text:p>1987</text:p>
          </table:table-cell>
          <table:table-cell office:value-type="string">
            <text:p>100x7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table:style-name="ce1" office:value-type="float" office:value="441">
            <text:p>441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rosa</text:p>
          </table:table-cell>
          <table:table-cell table:style-name="ce1" office:value-type="string">
            <text:p>s.d.</text:p>
          </table:table-cell>
          <table:table-cell table:style-name="ce1" office:value-type="string">
            <text:p>100x70</text:p>
          </table:table-cell>
          <table:table-cell table:style-name="ce1" office:value-type="string">
            <text:p>olio su cart.</text:p>
          </table:table-cell>
          <table:table-cell table:style-name="ce1"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42">
            <text:p>442</text:p>
          </table:table-cell>
          <table:table-cell office:value-type="string">
            <text:p>ritratti</text:p>
          </table:table-cell>
          <table:table-cell office:value-type="string">
            <text:p>corinna e maschera</text:p>
          </table:table-cell>
          <table:table-cell office:value-type="string">
            <text:p>s.d.</text:p>
          </table:table-cell>
          <table:table-cell office:value-type="string">
            <text:p>100x6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43">
            <text:p>443</text:p>
          </table:table-cell>
          <table:table-cell office:value-type="string">
            <text:p>nature morte</text:p>
          </table:table-cell>
          <table:table-cell office:value-type="string">
            <text:p>stampe</text:p>
          </table:table-cell>
          <table:table-cell office:value-type="float" office:value="1979">
            <text:p>1979</text:p>
          </table:table-cell>
          <table:table-cell office:value-type="string">
            <text:p>7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44">
            <text:p>444</text:p>
          </table:table-cell>
          <table:table-cell office:value-type="string">
            <text:p>animali</text:p>
          </table:table-cell>
          <table:table-cell office:value-type="string">
            <text:p>cavallo e domatore</text:p>
          </table:table-cell>
          <table:table-cell office:value-type="float" office:value="1956">
            <text:p>1956</text:p>
          </table:table-cell>
          <table:table-cell office:value-type="string">
            <text:p>100x7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45">
            <text:p>445</text:p>
          </table:table-cell>
          <table:table-cell office:value-type="string">
            <text:p>figure</text:p>
          </table:table-cell>
          <table:table-cell office:value-type="string">
            <text:p>coppia abbracciata</text:p>
          </table:table-cell>
          <table:table-cell office:value-type="string">
            <text:p>s.d.</text:p>
          </table:table-cell>
          <table:table-cell office:value-type="string">
            <text:p>23x14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46">
            <text:p>446</text:p>
          </table:table-cell>
          <table:table-cell office:value-type="string">
            <text:p>nature morte</text:p>
          </table:table-cell>
          <table:table-cell office:value-type="string">
            <text:p>cestino di fichi</text:p>
          </table:table-cell>
          <table:table-cell office:value-type="string">
            <text:p>s.d.</text:p>
          </table:table-cell>
          <table:table-cell office:value-type="string">
            <text:p>20x3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47">
            <text:p>447</text:p>
          </table:table-cell>
          <table:table-cell office:value-type="string">
            <text:p>allegorie</text:p>
          </table:table-cell>
          <table:table-cell office:value-type="string">
            <text:p>ovo sapiens</text:p>
          </table:table-cell>
          <table:table-cell office:value-type="float" office:value="1995">
            <text:p>1995</text:p>
          </table:table-cell>
          <table:table-cell office:value-type="string">
            <text:p>27x27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48">
            <text:p>448</text:p>
          </table:table-cell>
          <table:table-cell office:value-type="string">
            <text:p>animali</text:p>
          </table:table-cell>
          <table:table-cell office:value-type="string">
            <text:p>gallo</text:p>
          </table:table-cell>
          <table:table-cell office:value-type="string">
            <text:p>s.d.</text:p>
          </table:table-cell>
          <table:table-cell office:value-type="string">
            <text:p>35x2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49">
            <text:p>449</text:p>
          </table:table-cell>
          <table:table-cell office:value-type="string">
            <text:p>autoritratti</text:p>
          </table:table-cell>
          <table:table-cell office:value-type="string">
            <text:p>con capelli neri</text:p>
          </table:table-cell>
          <table:table-cell office:value-type="string">
            <text:p>s.d.</text:p>
          </table:table-cell>
          <table:table-cell office:value-type="string">
            <text:p>35x25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50">
            <text:p>450</text:p>
          </table:table-cell>
          <table:table-cell office:value-type="string">
            <text:p>animali</text:p>
          </table:table-cell>
          <table:table-cell office:value-type="string">
            <text:p>toro</text:p>
          </table:table-cell>
          <table:table-cell office:value-type="float" office:value="1995">
            <text:p>1995</text:p>
          </table:table-cell>
          <table:table-cell office:value-type="string">
            <text:p>25x35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51">
            <text:p>451</text:p>
          </table:table-cell>
          <table:table-cell office:value-type="string">
            <text:p>animali</text:p>
          </table:table-cell>
          <table:table-cell office:value-type="string">
            <text:p>cavallo circo</text:p>
          </table:table-cell>
          <table:table-cell office:value-type="float" office:value="1985">
            <text:p>1985</text:p>
          </table:table-cell>
          <table:table-cell office:value-type="string">
            <text:p>25x2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52">
            <text:p>452</text:p>
          </table:table-cell>
          <table:table-cell office:value-type="string">
            <text:p>figura</text:p>
          </table:table-cell>
          <table:table-cell office:value-type="string">
            <text:p>nudo alla finestra</text:p>
          </table:table-cell>
          <table:table-cell office:value-type="float" office:value="1975">
            <text:p>1975</text:p>
          </table:table-cell>
          <table:table-cell office:value-type="string">
            <text:p>30x2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53">
            <text:p>453</text:p>
          </table:table-cell>
          <table:table-cell office:value-type="string">
            <text:p>figura</text:p>
          </table:table-cell>
          <table:table-cell office:value-type="string">
            <text:p>seminudo bosco</text:p>
          </table:table-cell>
          <table:table-cell office:value-type="string">
            <text:p>s.d.</text:p>
          </table:table-cell>
          <table:table-cell office:value-type="string">
            <text:p>30x25</text:p>
          </table:table-cell>
          <table:table-cell office:value-type="string">
            <text:p>olio mas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54">
            <text:p>454</text:p>
          </table:table-cell>
          <table:table-cell office:value-type="string">
            <text:p>marine</text:p>
          </table:table-cell>
          <table:table-cell office:value-type="string">
            <text:p>donna spiaggia libera</text:p>
          </table:table-cell>
          <table:table-cell office:value-type="string">
            <text:p>s.d.</text:p>
          </table:table-cell>
          <table:table-cell office:value-type="string">
            <text:p>25x35 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55">
            <text:p>455</text:p>
          </table:table-cell>
          <table:table-cell office:value-type="string">
            <text:p>figure</text:p>
          </table:table-cell>
          <table:table-cell office:value-type="string">
            <text:p>giovane fondo giallo</text:p>
          </table:table-cell>
          <table:table-cell office:value-type="float" office:value="1984">
            <text:p>1984</text:p>
          </table:table-cell>
          <table:table-cell office:value-type="string">
            <text:p>35x25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56">
            <text:p>456</text:p>
          </table:table-cell>
          <table:table-cell office:value-type="string">
            <text:p>figure</text:p>
          </table:table-cell>
          <table:table-cell office:value-type="string">
            <text:p>bambino(antonella)</text:p>
          </table:table-cell>
          <table:table-cell office:value-type="string">
            <text:p>s.d.</text:p>
          </table:table-cell>
          <table:table-cell office:value-type="string">
            <text:p>35x25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57">
            <text:p>457</text:p>
          </table:table-cell>
          <table:table-cell office:value-type="string">
            <text:p>figure</text:p>
          </table:table-cell>
          <table:table-cell office:value-type="string">
            <text:p>donna spiaggia tenda</text:p>
          </table:table-cell>
          <table:table-cell office:value-type="string">
            <text:p>s.d.</text:p>
          </table:table-cell>
          <table:table-cell office:value-type="string">
            <text:p>20x3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58">
            <text:p>458</text:p>
          </table:table-cell>
          <table:table-cell office:value-type="string">
            <text:p>figure</text:p>
          </table:table-cell>
          <table:table-cell office:value-type="string">
            <text:p>donna seduta a riva</text:p>
          </table:table-cell>
          <table:table-cell office:value-type="string">
            <text:p>s.d.</text:p>
          </table:table-cell>
          <table:table-cell office:value-type="string">
            <text:p>25x35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59">
            <text:p>459</text:p>
          </table:table-cell>
          <table:table-cell office:value-type="string">
            <text:p>figure</text:p>
          </table:table-cell>
          <table:table-cell office:value-type="string">
            <text:p>sul molo grigio</text:p>
          </table:table-cell>
          <table:table-cell office:value-type="float" office:value="1971">
            <text:p>1971</text:p>
          </table:table-cell>
          <table:table-cell office:value-type="string">
            <text:p>20x25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0">
            <text:p>460</text:p>
          </table:table-cell>
          <table:table-cell office:value-type="string">
            <text:p>figure</text:p>
          </table:table-cell>
          <table:table-cell office:value-type="string">
            <text:p>tiro a segno</text:p>
          </table:table-cell>
          <table:table-cell office:value-type="string">
            <text:p>s.d.</text:p>
          </table:table-cell>
          <table:table-cell office:value-type="string">
            <text:p>40x3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1">
            <text:p>461</text:p>
          </table:table-cell>
          <table:table-cell office:value-type="string">
            <text:p>bagnanti</text:p>
          </table:table-cell>
          <table:table-cell office:value-type="string">
            <text:p>donna tra le onde</text:p>
          </table:table-cell>
          <table:table-cell office:value-type="float" office:value="1987">
            <text:p>1987</text:p>
          </table:table-cell>
          <table:table-cell office:value-type="string">
            <text:p>27x40</text:p>
          </table:table-cell>
          <table:table-cell office:value-type="string">
            <text:p>olio cart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462">
            <text:p>462</text:p>
          </table:table-cell>
          <table:table-cell office:value-type="string">
            <text:p>figure</text:p>
          </table:table-cell>
          <table:table-cell office:value-type="string">
            <text:p>corrono sul molo</text:p>
          </table:table-cell>
          <table:table-cell office:value-type="float" office:value="1995">
            <text:p>1995</text:p>
          </table:table-cell>
          <table:table-cell office:value-type="string">
            <text:p>50x35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3">
            <text:p>463</text:p>
          </table:table-cell>
          <table:table-cell office:value-type="string">
            <text:p>animali</text:p>
          </table:table-cell>
          <table:table-cell office:value-type="string">
            <text:p>cavallo e artiere</text:p>
          </table:table-cell>
          <table:table-cell office:value-type="string">
            <text:p>s.d.</text:p>
          </table:table-cell>
          <table:table-cell office:value-type="string">
            <text:p>35x50</text:p>
          </table:table-cell>
          <table:table-cell office:value-type="string">
            <text:p>olio cart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4">
            <text:p>464</text:p>
          </table:table-cell>
          <table:table-cell office:value-type="string">
            <text:p>figure</text:p>
          </table:table-cell>
          <table:table-cell office:value-type="string">
            <text:p>donna sul molo</text:p>
          </table:table-cell>
          <table:table-cell office:value-type="float" office:value="1970">
            <text:p>1970</text:p>
          </table:table-cell>
          <table:table-cell office:value-type="string">
            <text:p>50x35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5">
            <text:p>465</text:p>
          </table:table-cell>
          <table:table-cell office:value-type="string">
            <text:p>figure</text:p>
          </table:table-cell>
          <table:table-cell office:value-type="string">
            <text:p>tre donne sul molo</text:p>
          </table:table-cell>
          <table:table-cell office:value-type="string">
            <text:p>s.d.</text:p>
          </table:table-cell>
          <table:table-cell office:value-type="string">
            <text:p>40x30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6">
            <text:p>466</text:p>
          </table:table-cell>
          <table:table-cell office:value-type="string">
            <text:p>figure</text:p>
          </table:table-cell>
          <table:table-cell office:value-type="string">
            <text:p>uomo con cane</text:p>
          </table:table-cell>
          <table:table-cell office:value-type="string">
            <text:p>s.d.</text:p>
          </table:table-cell>
          <table:table-cell office:value-type="string">
            <text:p>40x30</text:p>
          </table:table-cell>
          <table:table-cell office:value-type="string">
            <text:p>temp.cart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7">
            <text:p>467</text:p>
          </table:table-cell>
          <table:table-cell office:value-type="string">
            <text:p>figure</text:p>
          </table:table-cell>
          <table:table-cell office:value-type="string">
            <text:p>in piedi spiaggia</text:p>
          </table:table-cell>
          <table:table-cell office:value-type="string">
            <text:p>s.d.</text:p>
          </table:table-cell>
          <table:table-cell office:value-type="string">
            <text:p>30x20</text:p>
          </table:table-cell>
          <table:table-cell office:value-type="string">
            <text:p>acq.cart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8">
            <text:p>468</text:p>
          </table:table-cell>
          <table:table-cell office:value-type="string">
            <text:p>figure</text:p>
          </table:table-cell>
          <table:table-cell office:value-type="string">
            <text:p>gruppo <text:s/>sul molo</text:p>
          </table:table-cell>
          <table:table-cell office:value-type="float" office:value="1971">
            <text:p>1971</text:p>
          </table:table-cell>
          <table:table-cell office:value-type="string">
            <text:p>35x35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69">
            <text:p>469</text:p>
          </table:table-cell>
          <table:table-cell office:value-type="string">
            <text:p>ritratti</text:p>
          </table:table-cell>
          <table:table-cell office:value-type="string">
            <text:p>pezzini in maremma</text:p>
          </table:table-cell>
          <table:table-cell office:value-type="float" office:value="1978">
            <text:p>1978</text:p>
          </table:table-cell>
          <table:table-cell office:value-type="string">
            <text:p>25x33</text:p>
          </table:table-cell>
          <table:table-cell office:value-type="string">
            <text:p>temp.cart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70">
            <text:p>470</text:p>
          </table:table-cell>
          <table:table-cell office:value-type="string">
            <text:p>figure</text:p>
          </table:table-cell>
          <table:table-cell office:value-type="string">
            <text:p>rema sul patino blu</text:p>
          </table:table-cell>
          <table:table-cell office:value-type="float" office:value="1974">
            <text:p>1974</text:p>
          </table:table-cell>
          <table:table-cell office:value-type="string">
            <text:p>37x37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71">
            <text:p>471</text:p>
          </table:table-cell>
          <table:table-cell office:value-type="string">
            <text:p>nature morte</text:p>
          </table:table-cell>
          <table:table-cell office:value-type="string">
            <text:p>conchiglia e bottiglia</text:p>
          </table:table-cell>
          <table:table-cell office:value-type="float" office:value="1966">
            <text:p>1966</text:p>
          </table:table-cell>
          <table:table-cell office:value-type="string">
            <text:p>40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72">
            <text:p>472</text:p>
          </table:table-cell>
          <table:table-cell office:value-type="string">
            <text:p>allegorie</text:p>
          </table:table-cell>
          <table:table-cell office:value-type="string">
            <text:p>donna e minotauro</text:p>
          </table:table-cell>
          <table:table-cell office:value-type="string">
            <text:p>s.d.</text:p>
          </table:table-cell>
          <table:table-cell office:value-type="string">
            <text:p>35x50</text:p>
          </table:table-cell>
          <table:table-cell office:value-type="string">
            <text:p>t.m.cart.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73">
            <text:p>473</text:p>
          </table:table-cell>
          <table:table-cell office:value-type="string">
            <text:p>allegorie</text:p>
          </table:table-cell>
          <table:table-cell office:value-type="string">
            <text:p>minotauro</text:p>
          </table:table-cell>
          <table:table-cell office:value-type="float" office:value="1970">
            <text:p>1970</text:p>
          </table:table-cell>
          <table:table-cell office:value-type="string">
            <text:p>35x5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74">
            <text:p>474</text:p>
          </table:table-cell>
          <table:table-cell office:value-type="string">
            <text:p>figure</text:p>
          </table:table-cell>
          <table:table-cell office:value-type="string">
            <text:p>seduta alla spiaggia lib.</text:p>
          </table:table-cell>
          <table:table-cell office:value-type="float" office:value="1970">
            <text:p>1970</text:p>
          </table:table-cell>
          <table:table-cell office:value-type="string">
            <text:p>40x40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table:style-name="ce1" office:value-type="float" office:value="475">
            <text:p>475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</text:p>
          </table:table-cell>
          <table:table-cell table:style-name="ce1" office:value-type="float" office:value="1970">
            <text:p>1970</text:p>
          </table:table-cell>
          <table:table-cell table:style-name="ce1" office:value-type="string">
            <text:p>50x35</text:p>
          </table:table-cell>
          <table:table-cell table:style-name="ce1" office:value-type="string">
            <text:p>t.m.carta</text:p>
          </table:table-cell>
          <table:table-cell table:style-name="ce1"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76">
            <text:p>476</text:p>
          </table:table-cell>
          <table:table-cell office:value-type="string">
            <text:p>figure</text:p>
          </table:table-cell>
          <table:table-cell office:value-type="string">
            <text:p>nudo di spalle</text:p>
          </table:table-cell>
          <table:table-cell office:value-type="string">
            <text:p>s.d.</text:p>
          </table:table-cell>
          <table:table-cell office:value-type="string">
            <text:p>50x35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77">
            <text:p>477</text:p>
          </table:table-cell>
          <table:table-cell office:value-type="string">
            <text:p>figure</text:p>
          </table:table-cell>
          <table:table-cell office:value-type="string">
            <text:p>nudo giallo e nero</text:p>
          </table:table-cell>
          <table:table-cell office:value-type="string">
            <text:p>s.d.</text:p>
          </table:table-cell>
          <table:table-cell office:value-type="string">
            <text:p>50x35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78">
            <text:p>478</text:p>
          </table:table-cell>
          <table:table-cell office:value-type="string">
            <text:p>allegorie</text:p>
          </table:table-cell>
          <table:table-cell office:value-type="string">
            <text:p>minotauro spiaggia</text:p>
          </table:table-cell>
          <table:table-cell office:value-type="string">
            <text:p>s.d.</text:p>
          </table:table-cell>
          <table:table-cell office:value-type="string">
            <text:p>30x20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79">
            <text:p>479</text:p>
          </table:table-cell>
          <table:table-cell office:value-type="string">
            <text:p>figure</text:p>
          </table:table-cell>
          <table:table-cell office:value-type="string">
            <text:p>salomè</text:p>
          </table:table-cell>
          <table:table-cell office:value-type="string">
            <text:p>s.d.</text:p>
          </table:table-cell>
          <table:table-cell office:value-type="string">
            <text:p>30x25</text:p>
          </table:table-cell>
          <table:table-cell office:value-type="string">
            <text:p>olio su carta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0">
            <text:p>480</text:p>
          </table:table-cell>
          <table:table-cell office:value-type="string">
            <text:p>figure</text:p>
          </table:table-cell>
          <table:table-cell office:value-type="string">
            <text:p>uomo seduto</text:p>
          </table:table-cell>
          <table:table-cell office:value-type="string">
            <text:p>s.d.</text:p>
          </table:table-cell>
          <table:table-cell office:value-type="string">
            <text:p>50x35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1">
            <text:p>481</text:p>
          </table:table-cell>
          <table:table-cell office:value-type="string">
            <text:p>figure</text:p>
          </table:table-cell>
          <table:table-cell office:value-type="string">
            <text:p>nudo seduto</text:p>
          </table:table-cell>
          <table:table-cell office:value-type="string">
            <text:p>s.d.</text:p>
          </table:table-cell>
          <table:table-cell office:value-type="string">
            <text:p>40x30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2">
            <text:p>482</text:p>
          </table:table-cell>
          <table:table-cell office:value-type="string">
            <text:p>figure</text:p>
          </table:table-cell>
          <table:table-cell office:value-type="string">
            <text:p>maschere</text:p>
          </table:table-cell>
          <table:table-cell office:value-type="float" office:value="1980">
            <text:p>1980</text:p>
          </table:table-cell>
          <table:table-cell office:value-type="string">
            <text:p>40x50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3">
            <text:p>483</text:p>
          </table:table-cell>
          <table:table-cell office:value-type="string">
            <text:p>figure</text:p>
          </table:table-cell>
          <table:table-cell office:value-type="string">
            <text:p>alla costanza</text:p>
          </table:table-cell>
          <table:table-cell office:value-type="float" office:value="1993">
            <text:p>1993</text:p>
          </table:table-cell>
          <table:table-cell office:value-type="string">
            <text:p>40x30</text:p>
          </table:table-cell>
          <table:table-cell office:value-type="string">
            <text:p>temp.carta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4">
            <text:p>484</text:p>
          </table:table-cell>
          <table:table-cell office:value-type="string">
            <text:p>figure</text:p>
          </table:table-cell>
          <table:table-cell office:value-type="string">
            <text:p>donna sarda</text:p>
          </table:table-cell>
          <table:table-cell office:value-type="string">
            <text:p>s.d.</text:p>
          </table:table-cell>
          <table:table-cell office:value-type="string">
            <text:p>45x30</text:p>
          </table:table-cell>
          <table:table-cell office:value-type="string">
            <text:p>t.m.cart.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5">
            <text:p>485</text:p>
          </table:table-cell>
          <table:table-cell office:value-type="string">
            <text:p>nature morte</text:p>
          </table:table-cell>
          <table:table-cell office:value-type="string">
            <text:p>melograni e pannocchia</text:p>
          </table:table-cell>
          <table:table-cell office:value-type="float" office:value="1977">
            <text:p>1977</text:p>
          </table:table-cell>
          <table:table-cell office:value-type="string">
            <text:p>60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6">
            <text:p>486</text:p>
          </table:table-cell>
          <table:table-cell office:value-type="string">
            <text:p>figure</text:p>
          </table:table-cell>
          <table:table-cell office:value-type="string">
            <text:p>sale sugli scogli</text:p>
          </table:table-cell>
          <table:table-cell office:value-type="float" office:value="1979">
            <text:p>1979</text:p>
          </table:table-cell>
          <table:table-cell office:value-type="string">
            <text:p>50x6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7">
            <text:p>487</text:p>
          </table:table-cell>
          <table:table-cell office:value-type="string">
            <text:p>paesaggi</text:p>
          </table:table-cell>
          <table:table-cell office:value-type="string">
            <text:p>palma e auto</text:p>
          </table:table-cell>
          <table:table-cell office:value-type="float" office:value="1991">
            <text:p>1991</text:p>
          </table:table-cell>
          <table:table-cell office:value-type="string">
            <text:p>28x66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8">
            <text:p>488</text:p>
          </table:table-cell>
          <table:table-cell office:value-type="string">
            <text:p>nature morte</text:p>
          </table:table-cell>
          <table:table-cell office:value-type="string">
            <text:p>folaghe</text:p>
          </table:table-cell>
          <table:table-cell office:value-type="float" office:value="1979">
            <text:p>1979</text:p>
          </table:table-cell>
          <table:table-cell office:value-type="string">
            <text:p>40x7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89">
            <text:p>489</text:p>
          </table:table-cell>
          <table:table-cell office:value-type="string">
            <text:p>allegorie</text:p>
          </table:table-cell>
          <table:table-cell office:value-type="string">
            <text:p>re magi</text:p>
          </table:table-cell>
          <table:table-cell office:value-type="string">
            <text:p>s.d.</text:p>
          </table:table-cell>
          <table:table-cell office:value-type="string">
            <text:p>50x6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0">
            <text:p>490</text:p>
          </table:table-cell>
          <table:table-cell office:value-type="string">
            <text:p>marine</text:p>
          </table:table-cell>
          <table:table-cell office:value-type="string">
            <text:p>notturno e gabbiani</text:p>
          </table:table-cell>
          <table:table-cell office:value-type="float" office:value="1973">
            <text:p>1973</text:p>
          </table:table-cell>
          <table:table-cell office:value-type="string">
            <text:p>70x9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1">
            <text:p>491</text:p>
          </table:table-cell>
          <table:table-cell office:value-type="string">
            <text:p>bagnanti</text:p>
          </table:table-cell>
          <table:table-cell office:value-type="string">
            <text:p>sul pontile e gabbiano</text:p>
          </table:table-cell>
          <table:table-cell office:value-type="float" office:value="1971">
            <text:p>1971</text:p>
          </table:table-cell>
          <table:table-cell office:value-type="string">
            <text:p>70x90</text:p>
          </table:table-cell>
          <table:table-cell office:value-type="string">
            <text:p>olio mas.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2">
            <text:p>492</text:p>
          </table:table-cell>
          <table:table-cell office:value-type="string">
            <text:p>nature morte</text:p>
          </table:table-cell>
          <table:table-cell office:value-type="string">
            <text:p>comò</text:p>
          </table:table-cell>
          <table:table-cell office:value-type="float" office:value="1980">
            <text:p>1980</text:p>
          </table:table-cell>
          <table:table-cell office:value-type="string">
            <text:p>60x90</text:p>
          </table:table-cell>
          <table:table-cell office:value-type="string">
            <text:p>olio tav.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3">
            <text:p>493</text:p>
          </table:table-cell>
          <table:table-cell office:value-type="string">
            <text:p>allegorie</text:p>
          </table:table-cell>
          <table:table-cell office:value-type="string">
            <text:p>narciso</text:p>
          </table:table-cell>
          <table:table-cell office:value-type="float" office:value="1979">
            <text:p>1979</text:p>
          </table:table-cell>
          <table:table-cell office:value-type="string">
            <text:p>90x70</text:p>
          </table:table-cell>
          <table:table-cell office:value-type="string">
            <text:p>olio tela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table:style-name="ce1" office:value-type="float" office:value="494">
            <text:p>494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spiaggia</text:p>
          </table:table-cell>
          <table:table-cell table:style-name="ce1" office:value-type="string">
            <text:p>s.d.</text:p>
          </table:table-cell>
          <table:table-cell table:style-name="ce1" office:value-type="string">
            <text:p>90x60</text:p>
          </table:table-cell>
          <table:table-cell table:style-name="ce1" office:value-type="string">
            <text:p>olio tela</text:p>
          </table:table-cell>
          <table:table-cell table:style-name="ce1" table:number-columns-repeated="1017"/>
        </table:table-row>
        <table:table-row table:style-name="ro1">
          <table:table-cell office:value-type="float" office:value="52">
            <text:p>52</text:p>
          </table:table-cell>
          <table:table-cell table:style-name="ce1" office:value-type="float" office:value="495">
            <text:p>495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maglia azz.</text:p>
          </table:table-cell>
          <table:table-cell table:style-name="ce1" office:value-type="float" office:value="1970">
            <text:p>1970</text:p>
          </table:table-cell>
          <table:table-cell table:style-name="ce1" office:value-type="string">
            <text:p>90x60</text:p>
          </table:table-cell>
          <table:table-cell table:style-name="ce1" office:value-type="string">
            <text:p>olio tela</text:p>
          </table:table-cell>
          <table:table-cell table:style-name="ce1"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6">
            <text:p>496</text:p>
          </table:table-cell>
          <table:table-cell office:value-type="string">
            <text:p>ritratti</text:p>
          </table:table-cell>
          <table:table-cell office:value-type="string">
            <text:p>corinna e sole</text:p>
          </table:table-cell>
          <table:table-cell office:value-type="float" office:value="1969">
            <text:p>1969</text:p>
          </table:table-cell>
          <table:table-cell office:value-type="string">
            <text:p>50x70</text:p>
          </table:table-cell>
          <table:table-cell office:value-type="string">
            <text:p>pastello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7">
            <text:p>497</text:p>
          </table:table-cell>
          <table:table-cell office:value-type="string">
            <text:p>ritratti</text:p>
          </table:table-cell>
          <table:table-cell office:value-type="string">
            <text:p>corinna</text:p>
          </table:table-cell>
          <table:table-cell office:value-type="float" office:value="1969">
            <text:p>1969</text:p>
          </table:table-cell>
          <table:table-cell office:value-type="string">
            <text:p>50x70</text:p>
          </table:table-cell>
          <table:table-cell office:value-type="string">
            <text:p>pastello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8">
            <text:p>498</text:p>
          </table:table-cell>
          <table:table-cell office:value-type="string">
            <text:p>figure</text:p>
          </table:table-cell>
          <table:table-cell office:value-type="string">
            <text:p>lampara sul patino</text:p>
          </table:table-cell>
          <table:table-cell office:value-type="float" office:value="1972">
            <text:p>1972</text:p>
          </table:table-cell>
          <table:table-cell office:value-type="string">
            <text:p>40x60</text:p>
          </table:table-cell>
          <table:table-cell office:value-type="string">
            <text:p>t.m.cart.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9">
            <text:p>499</text:p>
          </table:table-cell>
          <table:table-cell office:value-type="string">
            <text:p>paesaggi</text:p>
          </table:table-cell>
          <table:table-cell office:value-type="string">
            <text:p>cave m.altissimo</text:p>
          </table:table-cell>
          <table:table-cell office:value-type="float" office:value="1971">
            <text:p>1971</text:p>
          </table:table-cell>
          <table:table-cell office:value-type="string">
            <text:p>50x70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00">
            <text:p>500</text:p>
          </table:table-cell>
          <table:table-cell office:value-type="string">
            <text:p>Cronaca 44</text:p>
          </table:table-cell>
          <table:table-cell office:value-type="string">
            <text:p>razzia del bestiame</text:p>
          </table:table-cell>
          <table:table-cell office:value-type="string">
            <text:p>s.d.</text:p>
          </table:table-cell>
          <table:table-cell office:value-type="string">
            <text:p>40x60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01">
            <text:p>501</text:p>
          </table:table-cell>
          <table:table-cell office:value-type="string">
            <text:p>animali</text:p>
          </table:table-cell>
          <table:table-cell office:value-type="string">
            <text:p>lepre</text:p>
          </table:table-cell>
          <table:table-cell office:value-type="float" office:value="1976">
            <text:p>1976</text:p>
          </table:table-cell>
          <table:table-cell office:value-type="string">
            <text:p>45x40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02">
            <text:p>502</text:p>
          </table:table-cell>
          <table:table-cell office:value-type="string">
            <text:p>figure</text:p>
          </table:table-cell>
          <table:table-cell office:value-type="string">
            <text:p>patino</text:p>
          </table:table-cell>
          <table:table-cell office:value-type="float" office:value="1984">
            <text:p>1984</text:p>
          </table:table-cell>
          <table:table-cell office:value-type="string">
            <text:p>50x35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03">
            <text:p>503</text:p>
          </table:table-cell>
          <table:table-cell office:value-type="string">
            <text:p>figure</text:p>
          </table:table-cell>
          <table:table-cell office:value-type="string">
            <text:p>donne sul molo</text:p>
          </table:table-cell>
          <table:table-cell office:value-type="float" office:value="1973">
            <text:p>1973</text:p>
          </table:table-cell>
          <table:table-cell office:value-type="string">
            <text:p>65x50</text:p>
          </table:table-cell>
          <table:table-cell office:value-type="string">
            <text:p>xilo t.m.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04">
            <text:p>504</text:p>
          </table:table-cell>
          <table:table-cell office:value-type="string">
            <text:p>allegorie</text:p>
          </table:table-cell>
          <table:table-cell office:value-type="string">
            <text:p>ninfa e fauno</text:p>
          </table:table-cell>
          <table:table-cell office:value-type="string">
            <text:p>s.d.</text:p>
          </table:table-cell>
          <table:table-cell office:value-type="string">
            <text:p>40x55</text:p>
          </table:table-cell>
          <table:table-cell office:value-type="string">
            <text:p>temp.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05">
            <text:p>505</text:p>
          </table:table-cell>
          <table:table-cell office:value-type="string">
            <text:p>ritratti</text:p>
          </table:table-cell>
          <table:table-cell office:value-type="string">
            <text:p>ada</text:p>
          </table:table-cell>
          <table:table-cell office:value-type="float" office:value="1969">
            <text:p>1969</text:p>
          </table:table-cell>
          <table:table-cell office:value-type="string">
            <text:p>60x45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06">
            <text:p>506</text:p>
          </table:table-cell>
          <table:table-cell office:value-type="string">
            <text:p>ritratti</text:p>
          </table:table-cell>
          <table:table-cell office:value-type="string">
            <text:p>suonatore banda</text:p>
          </table:table-cell>
          <table:table-cell office:value-type="float" office:value="1972">
            <text:p>1972</text:p>
          </table:table-cell>
          <table:table-cell office:value-type="string">
            <text:p>50x4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07">
            <text:p>507</text:p>
          </table:table-cell>
          <table:table-cell office:value-type="string">
            <text:p>paesaggi</text:p>
          </table:table-cell>
          <table:table-cell office:value-type="string">
            <text:p>colonna s.marco</text:p>
          </table:table-cell>
          <table:table-cell office:value-type="string">
            <text:p>s.d.</text:p>
          </table:table-cell>
          <table:table-cell office:value-type="string">
            <text:p>90x75</text:p>
          </table:table-cell>
          <table:table-cell office:value-type="string">
            <text:p>acr.cart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08">
            <text:p>508</text:p>
          </table:table-cell>
          <table:table-cell office:value-type="string">
            <text:p>figure</text:p>
          </table:table-cell>
          <table:table-cell office:value-type="string">
            <text:p>sandrelli spiaggia</text:p>
          </table:table-cell>
          <table:table-cell office:value-type="float" office:value="1969">
            <text:p>1969</text:p>
          </table:table-cell>
          <table:table-cell office:value-type="string">
            <text:p>70x90</text:p>
          </table:table-cell>
          <table:table-cell office:value-type="string">
            <text:p>t.m.cart.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table:style-name="ce1" office:value-type="float" office:value="509">
            <text:p>509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studio</text:p>
          </table:table-cell>
          <table:table-cell table:style-name="ce1" office:value-type="string">
            <text:p>s.d.</text:p>
          </table:table-cell>
          <table:table-cell table:style-name="ce1" office:value-type="string">
            <text:p>90x70</text:p>
          </table:table-cell>
          <table:table-cell table:style-name="ce1" office:value-type="string">
            <text:p>past.cart.</text:p>
          </table:table-cell>
          <table:table-cell table:style-name="ce1"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10">
            <text:p>510</text:p>
          </table:table-cell>
          <table:table-cell office:value-type="string">
            <text:p>Cronaca 44</text:p>
          </table:table-cell>
          <table:table-cell office:value-type="string">
            <text:p>studio bassorilievo</text:p>
          </table:table-cell>
          <table:table-cell office:value-type="string">
            <text:p>s.d.</text:p>
          </table:table-cell>
          <table:table-cell office:value-type="string">
            <text:p>90x70</text:p>
          </table:table-cell>
          <table:table-cell office:value-type="string">
            <text:p>t.m.cart.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11">
            <text:p>511</text:p>
          </table:table-cell>
          <table:table-cell office:value-type="string">
            <text:p>allegorie</text:p>
          </table:table-cell>
          <table:table-cell office:value-type="string">
            <text:p>s.martino</text:p>
          </table:table-cell>
          <table:table-cell office:value-type="string">
            <text:p>s.d.</text:p>
          </table:table-cell>
          <table:table-cell office:value-type="string">
            <text:p>110x9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table:style-name="ce1" office:value-type="float" office:value="512">
            <text:p>512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notte</text:p>
          </table:table-cell>
          <table:table-cell table:style-name="ce1" office:value-type="float" office:value="1971">
            <text:p>1971</text:p>
          </table:table-cell>
          <table:table-cell table:style-name="ce1" office:value-type="string">
            <text:p>90x120</text:p>
          </table:table-cell>
          <table:table-cell table:style-name="ce1" office:value-type="string">
            <text:p>olio su tela</text:p>
          </table:table-cell>
          <table:table-cell table:style-name="ce1"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13">
            <text:p>513</text:p>
          </table:table-cell>
          <table:table-cell office:value-type="string">
            <text:p>figure</text:p>
          </table:table-cell>
          <table:table-cell office:value-type="string">
            <text:p>nudo telo rosso</text:p>
          </table:table-cell>
          <table:table-cell office:value-type="float" office:value="1984">
            <text:p>1984</text:p>
          </table:table-cell>
          <table:table-cell office:value-type="string">
            <text:p>75x105</text:p>
          </table:table-cell>
          <table:table-cell office:value-type="string">
            <text:p>t.m.cart.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14">
            <text:p>514</text:p>
          </table:table-cell>
          <table:table-cell office:value-type="string">
            <text:p>figure</text:p>
          </table:table-cell>
          <table:table-cell office:value-type="string">
            <text:p>gruppo in mare</text:p>
          </table:table-cell>
          <table:table-cell office:value-type="float" office:value="1974">
            <text:p>1974</text:p>
          </table:table-cell>
          <table:table-cell office:value-type="string">
            <text:p>10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15">
            <text:p>515</text:p>
          </table:table-cell>
          <table:table-cell office:value-type="string">
            <text:p>allegorie</text:p>
          </table:table-cell>
          <table:table-cell office:value-type="string">
            <text:p>icaro</text:p>
          </table:table-cell>
          <table:table-cell office:value-type="float" office:value="1987">
            <text:p>1987</text:p>
          </table:table-cell>
          <table:table-cell office:value-type="string">
            <text:p>10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16">
            <text:p>516</text:p>
          </table:table-cell>
          <table:table-cell office:value-type="string">
            <text:p>figure</text:p>
          </table:table-cell>
          <table:table-cell office:value-type="string">
            <text:p>pescatore di polpi</text:p>
          </table:table-cell>
          <table:table-cell office:value-type="float" office:value="1990">
            <text:p>1990</text:p>
          </table:table-cell>
          <table:table-cell office:value-type="string">
            <text:p>100x9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17">
            <text:p>517</text:p>
          </table:table-cell>
          <table:table-cell office:value-type="string">
            <text:p>figure</text:p>
          </table:table-cell>
          <table:table-cell office:value-type="string">
            <text:p>nudo su sofà</text:p>
          </table:table-cell>
          <table:table-cell office:value-type="string">
            <text:p>s.d.</text:p>
          </table:table-cell>
          <table:table-cell office:value-type="string">
            <text:p>55x95</text:p>
          </table:table-cell>
          <table:table-cell office:value-type="string">
            <text:p>t.m.cart.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18">
            <text:p>518</text:p>
          </table:table-cell>
          <table:table-cell office:value-type="string">
            <text:p>Cronaca 44</text:p>
          </table:table-cell>
          <table:table-cell office:value-type="string">
            <text:p>soldato e bambino</text:p>
          </table:table-cell>
          <table:table-cell office:value-type="string">
            <text:p>s.d.</text:p>
          </table:table-cell>
          <table:table-cell office:value-type="string">
            <text:p>50x65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19">
            <text:p>519</text:p>
          </table:table-cell>
          <table:table-cell office:value-type="string">
            <text:p>figure</text:p>
          </table:table-cell>
          <table:table-cell office:value-type="string">
            <text:p>ragazzo seduto</text:p>
          </table:table-cell>
          <table:table-cell office:value-type="float" office:value="1976">
            <text:p>1976</text:p>
          </table:table-cell>
          <table:table-cell office:value-type="string">
            <text:p>70x45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20">
            <text:p>520</text:p>
          </table:table-cell>
          <table:table-cell office:value-type="string">
            <text:p>nature morte</text:p>
          </table:table-cell>
          <table:table-cell office:value-type="string">
            <text:p>strumenti</text:p>
          </table:table-cell>
          <table:table-cell office:value-type="float" office:value="1973">
            <text:p>1973</text:p>
          </table:table-cell>
          <table:table-cell office:value-type="string">
            <text:p>65x75</text:p>
          </table:table-cell>
          <table:table-cell office:value-type="string">
            <text:p>xilo dipinta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21">
            <text:p>521</text:p>
          </table:table-cell>
          <table:table-cell office:value-type="string">
            <text:p>Cronache 44</text:p>
          </table:table-cell>
          <table:table-cell office:value-type="string">
            <text:p>madre e martiri</text:p>
          </table:table-cell>
          <table:table-cell office:value-type="string">
            <text:p>s.d.</text:p>
          </table:table-cell>
          <table:table-cell office:value-type="string">
            <text:p>80x60</text:p>
          </table:table-cell>
          <table:table-cell office:value-type="string">
            <text:p>t.m.cart.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22">
            <text:p>522</text:p>
          </table:table-cell>
          <table:table-cell office:value-type="string">
            <text:p>ritratti</text:p>
          </table:table-cell>
          <table:table-cell office:value-type="string">
            <text:p>arciv.agresti</text:p>
          </table:table-cell>
          <table:table-cell office:value-type="float" office:value="1986">
            <text:p>1986</text:p>
          </table:table-cell>
          <table:table-cell office:value-type="string">
            <text:p>100x12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23">
            <text:p>523</text:p>
          </table:table-cell>
          <table:table-cell office:value-type="string">
            <text:p>figure</text:p>
          </table:table-cell>
          <table:table-cell office:value-type="string">
            <text:p>corre sul molo</text:p>
          </table:table-cell>
          <table:table-cell office:value-type="string">
            <text:p>1978-81</text:p>
          </table:table-cell>
          <table:table-cell office:value-type="string">
            <text:p>105x14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table:style-name="ce1" office:value-type="float" office:value="524">
            <text:p>524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sul divano</text:p>
          </table:table-cell>
          <table:table-cell table:style-name="ce1" office:value-type="float" office:value="1970">
            <text:p>1970</text:p>
          </table:table-cell>
          <table:table-cell table:style-name="ce1" office:value-type="string">
            <text:p>90x120</text:p>
          </table:table-cell>
          <table:table-cell table:style-name="ce1" office:value-type="string">
            <text:p>olio su tela</text:p>
          </table:table-cell>
          <table:table-cell table:style-name="ce1" table:number-columns-repeated="1017"/>
        </table:table-row>
        <table:table-row table:style-name="ro1">
          <table:table-cell office:value-type="float" office:value="56">
            <text:p>56</text:p>
          </table:table-cell>
          <table:table-cell table:style-name="ce1" office:value-type="float" office:value="525">
            <text:p>525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notturno</text:p>
          </table:table-cell>
          <table:table-cell table:style-name="ce1" office:value-type="float" office:value="1969">
            <text:p>1969</text:p>
          </table:table-cell>
          <table:table-cell table:style-name="ce1" office:value-type="string">
            <text:p>110x90</text:p>
          </table:table-cell>
          <table:table-cell table:style-name="ce1" office:value-type="string">
            <text:p>olio su tela</text:p>
          </table:table-cell>
          <table:table-cell table:style-name="ce1"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26">
            <text:p>526</text:p>
          </table:table-cell>
          <table:table-cell office:value-type="string">
            <text:p>figure</text:p>
          </table:table-cell>
          <table:table-cell office:value-type="string">
            <text:p>barca con pescatori</text:p>
          </table:table-cell>
          <table:table-cell office:value-type="float" office:value="1995">
            <text:p>1995</text:p>
          </table:table-cell>
          <table:table-cell office:value-type="string">
            <text:p>110x12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27">
            <text:p>527</text:p>
          </table:table-cell>
          <table:table-cell office:value-type="string">
            <text:p>allegorie</text:p>
          </table:table-cell>
          <table:table-cell office:value-type="string">
            <text:p>lucca</text:p>
          </table:table-cell>
          <table:table-cell office:value-type="float" office:value="1996">
            <text:p>1996</text:p>
          </table:table-cell>
          <table:table-cell office:value-type="string">
            <text:p>12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28">
            <text:p>528</text:p>
          </table:table-cell>
          <table:table-cell office:value-type="string">
            <text:p>figure</text:p>
          </table:table-cell>
          <table:table-cell office:value-type="string">
            <text:p>olga</text:p>
          </table:table-cell>
          <table:table-cell office:value-type="float" office:value="1993">
            <text:p>1993</text:p>
          </table:table-cell>
          <table:table-cell office:value-type="string">
            <text:p>12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29">
            <text:p>529</text:p>
          </table:table-cell>
          <table:table-cell office:value-type="string">
            <text:p>figure</text:p>
          </table:table-cell>
          <table:table-cell office:value-type="string">
            <text:p>coppia su vespa</text:p>
          </table:table-cell>
          <table:table-cell office:value-type="float" office:value="1983">
            <text:p>1983</text:p>
          </table:table-cell>
          <table:table-cell office:value-type="string">
            <text:p>100x12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30">
            <text:p>530</text:p>
          </table:table-cell>
          <table:table-cell office:value-type="string">
            <text:p>paesaggi</text:p>
          </table:table-cell>
          <table:table-cell office:value-type="string">
            <text:p>caffè tramonto</text:p>
          </table:table-cell>
          <table:table-cell office:value-type="float" office:value="1963">
            <text:p>1963</text:p>
          </table:table-cell>
          <table:table-cell office:value-type="string">
            <text:p>100x12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31">
            <text:p>531</text:p>
          </table:table-cell>
          <table:table-cell office:value-type="string">
            <text:p>allegorie</text:p>
          </table:table-cell>
          <table:table-cell office:value-type="string">
            <text:p>processione s.gius.</text:p>
          </table:table-cell>
          <table:table-cell office:value-type="float" office:value="1996">
            <text:p>1996</text:p>
          </table:table-cell>
          <table:table-cell office:value-type="string">
            <text:p>100x12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2">
            <text:p>532</text:p>
          </table:table-cell>
          <table:table-cell office:value-type="string">
            <text:p>figure</text:p>
          </table:table-cell>
          <table:table-cell office:value-type="string">
            <text:p>fantino e cavallo</text:p>
          </table:table-cell>
          <table:table-cell office:value-type="float" office:value="1983">
            <text:p>1983</text:p>
          </table:table-cell>
          <table:table-cell office:value-type="string">
            <text:p>12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3">
            <text:p>533</text:p>
          </table:table-cell>
          <table:table-cell office:value-type="string">
            <text:p>figure</text:p>
          </table:table-cell>
          <table:table-cell office:value-type="string">
            <text:p>Cammina sul molo</text:p>
          </table:table-cell>
          <table:table-cell office:value-type="float" office:value="1984">
            <text:p>1984</text:p>
          </table:table-cell>
          <table:table-cell office:value-type="string">
            <text:p>12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34">
            <text:p>534</text:p>
          </table:table-cell>
          <table:table-cell office:value-type="string">
            <text:p>figure</text:p>
          </table:table-cell>
          <table:table-cell office:value-type="string">
            <text:p>ginecologo</text:p>
          </table:table-cell>
          <table:table-cell office:value-type="float" office:value="1964">
            <text:p>1964</text:p>
          </table:table-cell>
          <table:table-cell office:value-type="string">
            <text:p>120x6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35">
            <text:p>535</text:p>
          </table:table-cell>
          <table:table-cell office:value-type="string">
            <text:p>figure</text:p>
          </table:table-cell>
          <table:table-cell office:value-type="string">
            <text:p>si spoglia di spalle</text:p>
          </table:table-cell>
          <table:table-cell office:value-type="string">
            <text:p>s.d.</text:p>
          </table:table-cell>
          <table:table-cell office:value-type="string">
            <text:p>60x12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36">
            <text:p>536</text:p>
          </table:table-cell>
          <table:table-cell office:value-type="string">
            <text:p>figure</text:p>
          </table:table-cell>
          <table:table-cell office:value-type="string">
            <text:p>dalmazia</text:p>
          </table:table-cell>
          <table:table-cell office:value-type="float" office:value="1980">
            <text:p>1980</text:p>
          </table:table-cell>
          <table:table-cell office:value-type="string">
            <text:p>80x14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37">
            <text:p>537</text:p>
          </table:table-cell>
          <table:table-cell office:value-type="string">
            <text:p>marine</text:p>
          </table:table-cell>
          <table:table-cell office:value-type="string">
            <text:p>scogli e patino</text:p>
          </table:table-cell>
          <table:table-cell office:value-type="float" office:value="1978">
            <text:p>1978</text:p>
          </table:table-cell>
          <table:table-cell office:value-type="string">
            <text:p>80x12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38">
            <text:p>538</text:p>
          </table:table-cell>
          <table:table-cell office:value-type="string">
            <text:p>allegorie</text:p>
          </table:table-cell>
          <table:table-cell office:value-type="string">
            <text:p>s.marco a venezia</text:p>
          </table:table-cell>
          <table:table-cell office:value-type="string">
            <text:p>1981-83</text:p>
          </table:table-cell>
          <table:table-cell office:value-type="string">
            <text:p>15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39">
            <text:p>539</text:p>
          </table:table-cell>
          <table:table-cell office:value-type="string">
            <text:p>figure</text:p>
          </table:table-cell>
          <table:table-cell office:value-type="string">
            <text:p>donna nel mare</text:p>
          </table:table-cell>
          <table:table-cell office:value-type="float" office:value="1994">
            <text:p>1994</text:p>
          </table:table-cell>
          <table:table-cell office:value-type="string">
            <text:p>15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40">
            <text:p>540</text:p>
          </table:table-cell>
          <table:table-cell office:value-type="string">
            <text:p>ritratti</text:p>
          </table:table-cell>
          <table:table-cell office:value-type="string">
            <text:p>l'orzo della sera</text:p>
          </table:table-cell>
          <table:table-cell office:value-type="float" office:value="1991">
            <text:p>1991</text:p>
          </table:table-cell>
          <table:table-cell office:value-type="string">
            <text:p>160x2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41">
            <text:p>541</text:p>
          </table:table-cell>
          <table:table-cell office:value-type="string">
            <text:p>marine</text:p>
          </table:table-cell>
          <table:table-cell office:value-type="string">
            <text:p>gabbiani notturno</text:p>
          </table:table-cell>
          <table:table-cell office:value-type="float" office:value="1977">
            <text:p>1977</text:p>
          </table:table-cell>
          <table:table-cell office:value-type="string">
            <text:p>130x19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42">
            <text:p>542</text:p>
          </table:table-cell>
          <table:table-cell office:value-type="string">
            <text:p>marine</text:p>
          </table:table-cell>
          <table:table-cell office:value-type="string">
            <text:p>spiaggia libera</text:p>
          </table:table-cell>
          <table:table-cell office:value-type="float" office:value="1966">
            <text:p>1966</text:p>
          </table:table-cell>
          <table:table-cell office:value-type="string">
            <text:p>90x12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43">
            <text:p>543</text:p>
          </table:table-cell>
          <table:table-cell office:value-type="string">
            <text:p>paesaggi</text:p>
          </table:table-cell>
          <table:table-cell office:value-type="string">
            <text:p>alba sul roseto</text:p>
          </table:table-cell>
          <table:table-cell office:value-type="float" office:value="1964">
            <text:p>1964</text:p>
          </table:table-cell>
          <table:table-cell office:value-type="string">
            <text:p>90x12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44">
            <text:p>544</text:p>
          </table:table-cell>
          <table:table-cell office:value-type="string">
            <text:p>figure</text:p>
          </table:table-cell>
          <table:table-cell office:value-type="string">
            <text:p>croazia</text:p>
          </table:table-cell>
          <table:table-cell office:value-type="float" office:value="1992">
            <text:p>1992</text:p>
          </table:table-cell>
          <table:table-cell office:value-type="string">
            <text:p>150x1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45">
            <text:p>545</text:p>
          </table:table-cell>
          <table:table-cell office:value-type="string">
            <text:p>figure</text:p>
          </table:table-cell>
          <table:table-cell office:value-type="string">
            <text:p>coppia danzante</text:p>
          </table:table-cell>
          <table:table-cell office:value-type="float" office:value="1991">
            <text:p>1991</text:p>
          </table:table-cell>
          <table:table-cell office:value-type="string">
            <text:p>160x10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46">
            <text:p>546</text:p>
          </table:table-cell>
          <table:table-cell office:value-type="string">
            <text:p>allegorie</text:p>
          </table:table-cell>
          <table:table-cell office:value-type="string">
            <text:p>tunica</text:p>
          </table:table-cell>
          <table:table-cell office:value-type="string">
            <text:p>s.d.</text:p>
          </table:table-cell>
          <table:table-cell office:value-type="string">
            <text:p>170x12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47">
            <text:p>547</text:p>
          </table:table-cell>
          <table:table-cell office:value-type="string">
            <text:p>paesaggi</text:p>
          </table:table-cell>
          <table:table-cell office:value-type="string">
            <text:p>palma</text:p>
          </table:table-cell>
          <table:table-cell office:value-type="float" office:value="1990">
            <text:p>1990</text:p>
          </table:table-cell>
          <table:table-cell office:value-type="string">
            <text:p>165x65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48">
            <text:p>548</text:p>
          </table:table-cell>
          <table:table-cell office:value-type="string">
            <text:p>allegorie</text:p>
          </table:table-cell>
          <table:table-cell office:value-type="string">
            <text:p>annunciazione</text:p>
          </table:table-cell>
          <table:table-cell office:value-type="float" office:value="1985">
            <text:p>1985</text:p>
          </table:table-cell>
          <table:table-cell office:value-type="string">
            <text:p>22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49">
            <text:p>549</text:p>
          </table:table-cell>
          <table:table-cell office:value-type="string">
            <text:p>figure</text:p>
          </table:table-cell>
          <table:table-cell office:value-type="string">
            <text:p>piccionaia</text:p>
          </table:table-cell>
          <table:table-cell office:value-type="float" office:value="1991">
            <text:p>1991</text:p>
          </table:table-cell>
          <table:table-cell office:value-type="string">
            <text:p>150x150</text:p>
          </table:table-cell>
          <table:table-cell office:value-type="string">
            <text:p>olio su tela 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50">
            <text:p>550</text:p>
          </table:table-cell>
          <table:table-cell office:value-type="string">
            <text:p>allegorie</text:p>
          </table:table-cell>
          <table:table-cell office:value-type="string">
            <text:p>specchio</text:p>
          </table:table-cell>
          <table:table-cell office:value-type="float" office:value="1982">
            <text:p>1982</text:p>
          </table:table-cell>
          <table:table-cell office:value-type="string">
            <text:p>180x100</text:p>
          </table:table-cell>
          <table:table-cell office:value-type="string">
            <text:p>olio e specchio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51">
            <text:p>551</text:p>
          </table:table-cell>
          <table:table-cell office:value-type="string">
            <text:p>figure</text:p>
          </table:table-cell>
          <table:table-cell office:value-type="string">
            <text:p>maschere</text:p>
          </table:table-cell>
          <table:table-cell office:value-type="string">
            <text:p>s.d.</text:p>
          </table:table-cell>
          <table:table-cell office:value-type="string">
            <text:p>50x105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table:style-name="ce1" office:value-type="float" office:value="552">
            <text:p>552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camicia rossa</text:p>
          </table:table-cell>
          <table:table-cell table:style-name="ce1" office:value-type="string">
            <text:p>s.d.</text:p>
          </table:table-cell>
          <table:table-cell table:style-name="ce1" office:value-type="string">
            <text:p>100x70</text:p>
          </table:table-cell>
          <table:table-cell table:style-name="ce1" office:value-type="string">
            <text:p>tec.m.cart.</text:p>
          </table:table-cell>
          <table:table-cell table:style-name="ce1"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53">
            <text:p>553</text:p>
          </table:table-cell>
          <table:table-cell office:value-type="string">
            <text:p>ritratti</text:p>
          </table:table-cell>
          <table:table-cell office:value-type="string">
            <text:p>aliboni</text:p>
          </table:table-cell>
          <table:table-cell office:value-type="float" office:value="1970">
            <text:p>1970</text:p>
          </table:table-cell>
          <table:table-cell office:value-type="string">
            <text:p>100x7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54">
            <text:p>554</text:p>
          </table:table-cell>
          <table:table-cell office:value-type="string">
            <text:p>figure</text:p>
          </table:table-cell>
          <table:table-cell office:value-type="string">
            <text:p>lo sfollamento</text:p>
          </table:table-cell>
          <table:table-cell office:value-type="string">
            <text:p>s.d.</text:p>
          </table:table-cell>
          <table:table-cell office:value-type="string">
            <text:p>90x60</text:p>
          </table:table-cell>
          <table:table-cell office:value-type="string">
            <text:p>t.mis.carta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55">
            <text:p>555</text:p>
          </table:table-cell>
          <table:table-cell office:value-type="string">
            <text:p>ritratti</text:p>
          </table:table-cell>
          <table:table-cell office:value-type="string">
            <text:p>uomo</text:p>
          </table:table-cell>
          <table:table-cell office:value-type="float" office:value="1989">
            <text:p>1989</text:p>
          </table:table-cell>
          <table:table-cell office:value-type="string">
            <text:p>100x70</text:p>
          </table:table-cell>
          <table:table-cell office:value-type="string">
            <text:p>tec.m.carta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56">
            <text:p>556</text:p>
          </table:table-cell>
          <table:table-cell office:value-type="string">
            <text:p>figure</text:p>
          </table:table-cell>
          <table:table-cell office:value-type="string">
            <text:p>alluvionati a firenze</text:p>
          </table:table-cell>
          <table:table-cell office:value-type="float" office:value="1966">
            <text:p>1966</text:p>
          </table:table-cell>
          <table:table-cell office:value-type="string">
            <text:p>70x100</text:p>
          </table:table-cell>
          <table:table-cell office:value-type="string">
            <text:p>tec.m.su car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57">
            <text:p>557</text:p>
          </table:table-cell>
          <table:table-cell office:value-type="string">
            <text:p>paesaggi</text:p>
          </table:table-cell>
          <table:table-cell office:value-type="string">
            <text:p>filettole</text:p>
          </table:table-cell>
          <table:table-cell office:value-type="float" office:value="1970">
            <text:p>1970</text:p>
          </table:table-cell>
          <table:table-cell office:value-type="string">
            <text:p>60x8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58">
            <text:p>558</text:p>
          </table:table-cell>
          <table:table-cell office:value-type="string">
            <text:p>maternità</text:p>
          </table:table-cell>
          <table:table-cell office:value-type="string">
            <text:p>antonella e bimbo</text:p>
          </table:table-cell>
          <table:table-cell office:value-type="string">
            <text:p>s.d.</text:p>
          </table:table-cell>
          <table:table-cell office:value-type="string">
            <text:p>100x70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59">
            <text:p>559</text:p>
          </table:table-cell>
          <table:table-cell office:value-type="string">
            <text:p>figure</text:p>
          </table:table-cell>
          <table:table-cell office:value-type="string">
            <text:p>donna su sdraio</text:p>
          </table:table-cell>
          <table:table-cell office:value-type="string">
            <text:p>s.d.</text:p>
          </table:table-cell>
          <table:table-cell office:value-type="string">
            <text:p>70x100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table:style-name="ce1" office:value-type="float" office:value="560">
            <text:p>560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fiamma verde</text:p>
          </table:table-cell>
          <table:table-cell table:style-name="ce1" office:value-type="string">
            <text:p>s.d.</text:p>
          </table:table-cell>
          <table:table-cell table:style-name="ce1" office:value-type="string">
            <text:p>100x70</text:p>
          </table:table-cell>
          <table:table-cell table:style-name="ce1" office:value-type="string">
            <text:p>olio su cart.</text:p>
          </table:table-cell>
          <table:table-cell table:style-name="ce1" table:number-columns-repeated="1017"/>
        </table:table-row>
        <table:table-row table:style-name="ro1">
          <table:table-cell office:value-type="float" office:value="74">
            <text:p>74</text:p>
          </table:table-cell>
          <table:table-cell table:style-name="ce1" office:value-type="float" office:value="561">
            <text:p>561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bionda</text:p>
          </table:table-cell>
          <table:table-cell table:style-name="ce1" office:value-type="float" office:value="1967">
            <text:p>1967</text:p>
          </table:table-cell>
          <table:table-cell table:style-name="ce1" office:value-type="string">
            <text:p>100x70</text:p>
          </table:table-cell>
          <table:table-cell table:style-name="ce1" office:value-type="string">
            <text:p>tec.m.su cart.</text:p>
          </table:table-cell>
          <table:table-cell table:style-name="ce1"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62">
            <text:p>562</text:p>
          </table:table-cell>
          <table:table-cell office:value-type="string">
            <text:p>figure</text:p>
          </table:table-cell>
          <table:table-cell office:value-type="string">
            <text:p>due donne fondo rosso</text:p>
          </table:table-cell>
          <table:table-cell office:value-type="float" office:value="1980">
            <text:p>1980</text:p>
          </table:table-cell>
          <table:table-cell office:value-type="string">
            <text:p>80x10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63">
            <text:p>563</text:p>
          </table:table-cell>
          <table:table-cell office:value-type="string">
            <text:p>ritratti</text:p>
          </table:table-cell>
          <table:table-cell office:value-type="string">
            <text:p>aliboni</text:p>
          </table:table-cell>
          <table:table-cell office:value-type="float" office:value="1970">
            <text:p>1970</text:p>
          </table:table-cell>
          <table:table-cell office:value-type="string">
            <text:p>100x70</text:p>
          </table:table-cell>
          <table:table-cell office:value-type="string">
            <text:p>tec.misu cart.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64">
            <text:p>564</text:p>
          </table:table-cell>
          <table:table-cell office:value-type="string">
            <text:p>allegorie</text:p>
          </table:table-cell>
          <table:table-cell office:value-type="string">
            <text:p>simboli della passione</text:p>
          </table:table-cell>
          <table:table-cell office:value-type="float" office:value="1991">
            <text:p>1991</text:p>
          </table:table-cell>
          <table:table-cell office:value-type="string">
            <text:p>150x7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65">
            <text:p>565</text:p>
          </table:table-cell>
          <table:table-cell office:value-type="string">
            <text:p>allegorie</text:p>
          </table:table-cell>
          <table:table-cell office:value-type="string">
            <text:p>angelo e famiglia minot.</text:p>
          </table:table-cell>
          <table:table-cell office:value-type="float" office:value="1987">
            <text:p>1987</text:p>
          </table:table-cell>
          <table:table-cell office:value-type="string">
            <text:p>70x10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66">
            <text:p>566</text:p>
          </table:table-cell>
          <table:table-cell office:value-type="string">
            <text:p>allegorie</text:p>
          </table:table-cell>
          <table:table-cell office:value-type="string">
            <text:p>filosofo e cavaliere</text:p>
          </table:table-cell>
          <table:table-cell office:value-type="float" office:value="1978">
            <text:p>1978</text:p>
          </table:table-cell>
          <table:table-cell office:value-type="string">
            <text:p>80x115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table:style-name="ce1" office:value-type="float" office:value="567">
            <text:p>567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e patino stud.</text:p>
          </table:table-cell>
          <table:table-cell table:style-name="ce1" office:value-type="string">
            <text:p>s.d.</text:p>
          </table:table-cell>
          <table:table-cell table:style-name="ce1" office:value-type="string">
            <text:p>70x100</text:p>
          </table:table-cell>
          <table:table-cell table:style-name="ce1" office:value-type="string">
            <text:p>tec.m.su cart.</text:p>
          </table:table-cell>
          <table:table-cell table:style-name="ce1"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68">
            <text:p>568</text:p>
          </table:table-cell>
          <table:table-cell office:value-type="string">
            <text:p>figure</text:p>
          </table:table-cell>
          <table:table-cell office:value-type="string">
            <text:p>st.bassorilievo</text:p>
          </table:table-cell>
          <table:table-cell office:value-type="string">
            <text:p>s.d.</text:p>
          </table:table-cell>
          <table:table-cell office:value-type="string">
            <text:p>100x60</text:p>
          </table:table-cell>
          <table:table-cell office:value-type="string">
            <text:p>tec.m.su car.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69">
            <text:p>569</text:p>
          </table:table-cell>
          <table:table-cell office:value-type="string">
            <text:p>figure</text:p>
          </table:table-cell>
          <table:table-cell office:value-type="string">
            <text:p>nudo rosa e scogli</text:p>
          </table:table-cell>
          <table:table-cell office:value-type="string">
            <text:p>s.d.</text:p>
          </table:table-cell>
          <table:table-cell office:value-type="string">
            <text:p>90x11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70">
            <text:p>570</text:p>
          </table:table-cell>
          <table:table-cell office:value-type="string">
            <text:p>ritratti </text:p>
          </table:table-cell>
          <table:table-cell office:value-type="string">
            <text:p>anna dotti</text:p>
          </table:table-cell>
          <table:table-cell office:value-type="float" office:value="1970">
            <text:p>1970</text:p>
          </table:table-cell>
          <table:table-cell office:value-type="string">
            <text:p>70x5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71">
            <text:p>571</text:p>
          </table:table-cell>
          <table:table-cell office:value-type="string">
            <text:p>allegorie</text:p>
          </table:table-cell>
          <table:table-cell office:value-type="string">
            <text:p>donna e minot.bianco</text:p>
          </table:table-cell>
          <table:table-cell office:value-type="float" office:value="1982">
            <text:p>1982</text:p>
          </table:table-cell>
          <table:table-cell office:value-type="string">
            <text:p>40x70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72">
            <text:p>572</text:p>
          </table:table-cell>
          <table:table-cell office:value-type="string">
            <text:p>autoritratti</text:p>
          </table:table-cell>
          <table:table-cell office:value-type="string">
            <text:p>con basco</text:p>
          </table:table-cell>
          <table:table-cell office:value-type="float" office:value="1950">
            <text:p>1950</text:p>
          </table:table-cell>
          <table:table-cell office:value-type="string">
            <text:p>50x4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73">
            <text:p>573</text:p>
          </table:table-cell>
          <table:table-cell office:value-type="string">
            <text:p>animali</text:p>
          </table:table-cell>
          <table:table-cell office:value-type="string">
            <text:p>gatto con uccello</text:p>
          </table:table-cell>
          <table:table-cell office:value-type="string">
            <text:p>s.d.</text:p>
          </table:table-cell>
          <table:table-cell office:value-type="string">
            <text:p>50x5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74">
            <text:p>574</text:p>
          </table:table-cell>
          <table:table-cell office:value-type="string">
            <text:p>marine</text:p>
          </table:table-cell>
          <table:table-cell office:value-type="string">
            <text:p>luci arancioni</text:p>
          </table:table-cell>
          <table:table-cell office:value-type="float" office:value="1960">
            <text:p>1960</text:p>
          </table:table-cell>
          <table:table-cell office:value-type="string">
            <text:p>45x65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75">
            <text:p>575</text:p>
          </table:table-cell>
          <table:table-cell office:value-type="string">
            <text:p>autoritratti</text:p>
          </table:table-cell>
          <table:table-cell office:value-type="string">
            <text:p>nel tondo</text:p>
          </table:table-cell>
          <table:table-cell office:value-type="float" office:value="1964">
            <text:p>1964</text:p>
          </table:table-cell>
          <table:table-cell office:value-type="string">
            <text:p>50x5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76">
            <text:p>576</text:p>
          </table:table-cell>
          <table:table-cell office:value-type="string">
            <text:p>figure</text:p>
          </table:table-cell>
          <table:table-cell office:value-type="string">
            <text:p>vescovo</text:p>
          </table:table-cell>
          <table:table-cell office:value-type="float" office:value="1974">
            <text:p>1974</text:p>
          </table:table-cell>
          <table:table-cell office:value-type="string">
            <text:p>65x40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77">
            <text:p>577</text:p>
          </table:table-cell>
          <table:table-cell office:value-type="string">
            <text:p>paesaggi</text:p>
          </table:table-cell>
          <table:table-cell office:value-type="string">
            <text:p>piazzetta</text:p>
          </table:table-cell>
          <table:table-cell office:value-type="float" office:value="1956">
            <text:p>1956</text:p>
          </table:table-cell>
          <table:table-cell office:value-type="string">
            <text:p>50x7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78">
            <text:p>578</text:p>
          </table:table-cell>
          <table:table-cell office:value-type="string">
            <text:p>bagnanti</text:p>
          </table:table-cell>
          <table:table-cell office:value-type="string">
            <text:p>donna sugli scogli</text:p>
          </table:table-cell>
          <table:table-cell office:value-type="float" office:value="1972">
            <text:p>1972</text:p>
          </table:table-cell>
          <table:table-cell office:value-type="string">
            <text:p>45x60</text:p>
          </table:table-cell>
          <table:table-cell office:value-type="string">
            <text:p>tec.m.su cart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79">
            <text:p>579</text:p>
          </table:table-cell>
          <table:table-cell office:value-type="string">
            <text:p>figure</text:p>
          </table:table-cell>
          <table:table-cell office:value-type="string">
            <text:p>donna nella vasca</text:p>
          </table:table-cell>
          <table:table-cell office:value-type="float" office:value="1952">
            <text:p>1952</text:p>
          </table:table-cell>
          <table:table-cell office:value-type="string">
            <text:p>45x35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80">
            <text:p>580</text:p>
          </table:table-cell>
          <table:table-cell office:value-type="string">
            <text:p>figure</text:p>
          </table:table-cell>
          <table:table-cell office:value-type="string">
            <text:p>uomo al bar</text:p>
          </table:table-cell>
          <table:table-cell office:value-type="string">
            <text:p>s.d.</text:p>
          </table:table-cell>
          <table:table-cell office:value-type="string">
            <text:p>40x35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81">
            <text:p>581</text:p>
          </table:table-cell>
          <table:table-cell office:value-type="string">
            <text:p>figure</text:p>
          </table:table-cell>
          <table:table-cell office:value-type="string">
            <text:p>pallacanestro</text:p>
          </table:table-cell>
          <table:table-cell office:value-type="string">
            <text:p>s.d.</text:p>
          </table:table-cell>
          <table:table-cell office:value-type="string">
            <text:p>50x70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82">
            <text:p>582</text:p>
          </table:table-cell>
          <table:table-cell office:value-type="string">
            <text:p>bagnanti</text:p>
          </table:table-cell>
          <table:table-cell office:value-type="string">
            <text:p>due donne fondo rosso</text:p>
          </table:table-cell>
          <table:table-cell office:value-type="float" office:value="1973">
            <text:p>1973</text:p>
          </table:table-cell>
          <table:table-cell office:value-type="string">
            <text:p>50x7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83">
            <text:p>583</text:p>
          </table:table-cell>
          <table:table-cell office:value-type="string">
            <text:p>figure</text:p>
          </table:table-cell>
          <table:table-cell office:value-type="string">
            <text:p>nudo su divano</text:p>
          </table:table-cell>
          <table:table-cell office:value-type="float" office:value="1967">
            <text:p>1967</text:p>
          </table:table-cell>
          <table:table-cell office:value-type="string">
            <text:p>55x8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84">
            <text:p>584</text:p>
          </table:table-cell>
          <table:table-cell office:value-type="string">
            <text:p>figure</text:p>
          </table:table-cell>
          <table:table-cell office:value-type="string">
            <text:p>bozzetto maternità</text:p>
          </table:table-cell>
          <table:table-cell office:value-type="string">
            <text:p>s.d.</text:p>
          </table:table-cell>
          <table:table-cell office:value-type="string">
            <text:p>50x65</text:p>
          </table:table-cell>
          <table:table-cell office:value-type="string">
            <text:p>olio su carta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85">
            <text:p>585</text:p>
          </table:table-cell>
          <table:table-cell office:value-type="string">
            <text:p>paesaggi</text:p>
          </table:table-cell>
          <table:table-cell office:value-type="string">
            <text:p>darsena</text:p>
          </table:table-cell>
          <table:table-cell office:value-type="string">
            <text:p>s.d.</text:p>
          </table:table-cell>
          <table:table-cell office:value-type="string">
            <text:p>70x70</text:p>
          </table:table-cell>
          <table:table-cell office:value-type="string">
            <text:p>collage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86">
            <text:p>586</text:p>
          </table:table-cell>
          <table:table-cell office:value-type="string">
            <text:p>figure</text:p>
          </table:table-cell>
          <table:table-cell office:value-type="string">
            <text:p>paola e la mamma</text:p>
          </table:table-cell>
          <table:table-cell office:value-type="float" office:value="1984">
            <text:p>1984</text:p>
          </table:table-cell>
          <table:table-cell office:value-type="string">
            <text:p>60x77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87">
            <text:p>587</text:p>
          </table:table-cell>
          <table:table-cell office:value-type="string">
            <text:p>autoritratti</text:p>
          </table:table-cell>
          <table:table-cell office:value-type="string">
            <text:p>in piedi</text:p>
          </table:table-cell>
          <table:table-cell office:value-type="string">
            <text:p>s.d.</text:p>
          </table:table-cell>
          <table:table-cell office:value-type="string">
            <text:p>70x3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88">
            <text:p>588</text:p>
          </table:table-cell>
          <table:table-cell office:value-type="string">
            <text:p>figure</text:p>
          </table:table-cell>
          <table:table-cell office:value-type="string">
            <text:p>maternità</text:p>
          </table:table-cell>
          <table:table-cell office:value-type="float" office:value="1955">
            <text:p>1955</text:p>
          </table:table-cell>
          <table:table-cell office:value-type="string">
            <text:p>70x5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89">
            <text:p>589</text:p>
          </table:table-cell>
          <table:table-cell office:value-type="string">
            <text:p>bagnanti</text:p>
          </table:table-cell>
          <table:table-cell office:value-type="string">
            <text:p>sdraiata su scogli</text:p>
          </table:table-cell>
          <table:table-cell office:value-type="string">
            <text:p>s.d.</text:p>
          </table:table-cell>
          <table:table-cell office:value-type="string">
            <text:p>50x7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90">
            <text:p>590</text:p>
          </table:table-cell>
          <table:table-cell office:value-type="string">
            <text:p>paesaggi</text:p>
          </table:table-cell>
          <table:table-cell office:value-type="string">
            <text:p>bombardamento</text:p>
          </table:table-cell>
          <table:table-cell/>
          <table:table-cell office:value-type="string">
            <text:p>75x6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table:style-name="ce1" office:value-type="float" office:value="591">
            <text:p>591</text:p>
          </table:table-cell>
          <table:table-cell table:style-name="ce1" office:value-type="string">
            <text:p>ritratti</text:p>
          </table:table-cell>
          <table:table-cell table:style-name="ce1" office:value-type="string">
            <text:p>sandrelli spiaggia lib.</text:p>
          </table:table-cell>
          <table:table-cell table:style-name="ce1" office:value-type="string">
            <text:p>s.d.</text:p>
          </table:table-cell>
          <table:table-cell table:style-name="ce1" office:value-type="string">
            <text:p>70x60</text:p>
          </table:table-cell>
          <table:table-cell table:style-name="ce1" office:value-type="string">
            <text:p>olio su cart.</text:p>
          </table:table-cell>
          <table:table-cell table:style-name="ce1"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92">
            <text:p>592</text:p>
          </table:table-cell>
          <table:table-cell office:value-type="string">
            <text:p>animali</text:p>
          </table:table-cell>
          <table:table-cell office:value-type="string">
            <text:p>gallina e uova</text:p>
          </table:table-cell>
          <table:table-cell office:value-type="float" office:value="1970">
            <text:p>1970</text:p>
          </table:table-cell>
          <table:table-cell office:value-type="string">
            <text:p>70x70</text:p>
          </table:table-cell>
          <table:table-cell office:value-type="string">
            <text:p>olio su cart.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93">
            <text:p>593</text:p>
          </table:table-cell>
          <table:table-cell office:value-type="string">
            <text:p>figure</text:p>
          </table:table-cell>
          <table:table-cell office:value-type="string">
            <text:p>madre vietnamita</text:p>
          </table:table-cell>
          <table:table-cell office:value-type="string">
            <text:p>s.d.</text:p>
          </table:table-cell>
          <table:table-cell office:value-type="string">
            <text:p>70x60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94">
            <text:p>594</text:p>
          </table:table-cell>
          <table:table-cell office:value-type="string">
            <text:p>animali</text:p>
          </table:table-cell>
          <table:table-cell office:value-type="string">
            <text:p>cavallo</text:p>
          </table:table-cell>
          <table:table-cell office:value-type="string">
            <text:p>s.d.</text:p>
          </table:table-cell>
          <table:table-cell office:value-type="string">
            <text:p>20x40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95">
            <text:p>595</text:p>
          </table:table-cell>
          <table:table-cell office:value-type="string">
            <text:p>animali</text:p>
          </table:table-cell>
          <table:table-cell office:value-type="string">
            <text:p>piccioni</text:p>
          </table:table-cell>
          <table:table-cell office:value-type="string">
            <text:p>s.d.</text:p>
          </table:table-cell>
          <table:table-cell office:value-type="string">
            <text:p>35x2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96">
            <text:p>596</text:p>
          </table:table-cell>
          <table:table-cell office:value-type="string">
            <text:p>animali</text:p>
          </table:table-cell>
          <table:table-cell office:value-type="string">
            <text:p>gabbiano +nero e azz.</text:p>
          </table:table-cell>
          <table:table-cell office:value-type="string">
            <text:p>s.d.</text:p>
          </table:table-cell>
          <table:table-cell office:value-type="string">
            <text:p>30x2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97">
            <text:p>597</text:p>
          </table:table-cell>
          <table:table-cell office:value-type="string">
            <text:p>animali</text:p>
          </table:table-cell>
          <table:table-cell office:value-type="string">
            <text:p>gabbiano +rosso e bian</text:p>
          </table:table-cell>
          <table:table-cell office:value-type="string">
            <text:p>s.d.</text:p>
          </table:table-cell>
          <table:table-cell office:value-type="string">
            <text:p>30x4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98">
            <text:p>598</text:p>
          </table:table-cell>
          <table:table-cell office:value-type="string">
            <text:p>animali</text:p>
          </table:table-cell>
          <table:table-cell office:value-type="string">
            <text:p>lepre e luna</text:p>
          </table:table-cell>
          <table:table-cell office:value-type="string">
            <text:p>s.d.</text:p>
          </table:table-cell>
          <table:table-cell office:value-type="string">
            <text:p>25x3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99">
            <text:p>599</text:p>
          </table:table-cell>
          <table:table-cell office:value-type="string">
            <text:p>ritratti</text:p>
          </table:table-cell>
          <table:table-cell office:value-type="string">
            <text:p>giovane</text:p>
          </table:table-cell>
          <table:table-cell office:value-type="string">
            <text:p>s.d.</text:p>
          </table:table-cell>
          <table:table-cell office:value-type="string">
            <text:p>35x2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00">
            <text:p>600</text:p>
          </table:table-cell>
          <table:table-cell office:value-type="string">
            <text:p>animali</text:p>
          </table:table-cell>
          <table:table-cell office:value-type="string">
            <text:p>lepre rossa</text:p>
          </table:table-cell>
          <table:table-cell office:value-type="string">
            <text:p>s.d.</text:p>
          </table:table-cell>
          <table:table-cell office:value-type="string">
            <text:p>25x3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01">
            <text:p>601</text:p>
          </table:table-cell>
          <table:table-cell office:value-type="string">
            <text:p>paesaggi</text:p>
          </table:table-cell>
          <table:table-cell office:value-type="string">
            <text:p>spiaggia e darsena</text:p>
          </table:table-cell>
          <table:table-cell office:value-type="string">
            <text:p>s.d.</text:p>
          </table:table-cell>
          <table:table-cell office:value-type="string">
            <text:p>13x27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02">
            <text:p>602</text:p>
          </table:table-cell>
          <table:table-cell office:value-type="string">
            <text:p>animali</text:p>
          </table:table-cell>
          <table:table-cell office:value-type="string">
            <text:p>merli su rami</text:p>
          </table:table-cell>
          <table:table-cell office:value-type="string">
            <text:p>s.d.</text:p>
          </table:table-cell>
          <table:table-cell office:value-type="string">
            <text:p>50x3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03">
            <text:p>603</text:p>
          </table:table-cell>
          <table:table-cell office:value-type="string">
            <text:p>animali</text:p>
          </table:table-cell>
          <table:table-cell office:value-type="string">
            <text:p>giraffe</text:p>
          </table:table-cell>
          <table:table-cell office:value-type="string">
            <text:p>s.d.</text:p>
          </table:table-cell>
          <table:table-cell office:value-type="string">
            <text:p>50x3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04">
            <text:p>604</text:p>
          </table:table-cell>
          <table:table-cell office:value-type="string">
            <text:p>animali</text:p>
          </table:table-cell>
          <table:table-cell office:value-type="string">
            <text:p>civetta</text:p>
          </table:table-cell>
          <table:table-cell office:value-type="float" office:value="1980">
            <text:p>1980</text:p>
          </table:table-cell>
          <table:table-cell office:value-type="string">
            <text:p>50x35</text:p>
          </table:table-cell>
          <table:table-cell office:value-type="string">
            <text:p>olio su carta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05">
            <text:p>605</text:p>
          </table:table-cell>
          <table:table-cell office:value-type="string">
            <text:p>animali</text:p>
          </table:table-cell>
          <table:table-cell office:value-type="string">
            <text:p>toro</text:p>
          </table:table-cell>
          <table:table-cell office:value-type="string">
            <text:p>s.d.</text:p>
          </table:table-cell>
          <table:table-cell office:value-type="string">
            <text:p>35x50</text:p>
          </table:table-cell>
          <table:table-cell office:value-type="string">
            <text:p>olio su carta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06">
            <text:p>606</text:p>
          </table:table-cell>
          <table:table-cell office:value-type="string">
            <text:p>animali</text:p>
          </table:table-cell>
          <table:table-cell office:value-type="string">
            <text:p>cavallo</text:p>
          </table:table-cell>
          <table:table-cell office:value-type="string">
            <text:p>s.d.</text:p>
          </table:table-cell>
          <table:table-cell office:value-type="string">
            <text:p>35x50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07">
            <text:p>607</text:p>
          </table:table-cell>
          <table:table-cell office:value-type="string">
            <text:p>animali</text:p>
          </table:table-cell>
          <table:table-cell office:value-type="string">
            <text:p>pesci <text:s/>nel lago</text:p>
          </table:table-cell>
          <table:table-cell office:value-type="string">
            <text:p>s.d.</text:p>
          </table:table-cell>
          <table:table-cell office:value-type="string">
            <text:p>45x4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08">
            <text:p>608</text:p>
          </table:table-cell>
          <table:table-cell office:value-type="string">
            <text:p>animali</text:p>
          </table:table-cell>
          <table:table-cell office:value-type="string">
            <text:p>gabbiano grigio</text:p>
          </table:table-cell>
          <table:table-cell office:value-type="string">
            <text:p>s.d.</text:p>
          </table:table-cell>
          <table:table-cell office:value-type="string">
            <text:p>35x45</text:p>
          </table:table-cell>
          <table:table-cell office:value-type="string">
            <text:p>tec.m.su 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09">
            <text:p>609</text:p>
          </table:table-cell>
          <table:table-cell office:value-type="string">
            <text:p>ritratti</text:p>
          </table:table-cell>
          <table:table-cell office:value-type="string">
            <text:p>giovane</text:p>
          </table:table-cell>
          <table:table-cell office:value-type="string">
            <text:p>s.d.</text:p>
          </table:table-cell>
          <table:table-cell office:value-type="string">
            <text:p>25x2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10">
            <text:p>610</text:p>
          </table:table-cell>
          <table:table-cell office:value-type="string">
            <text:p>nature morte</text:p>
          </table:table-cell>
          <table:table-cell office:value-type="string">
            <text:p>cestino di fichi</text:p>
          </table:table-cell>
          <table:table-cell office:value-type="string">
            <text:p>s.d.</text:p>
          </table:table-cell>
          <table:table-cell office:value-type="string">
            <text:p>20x25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11">
            <text:p>611</text:p>
          </table:table-cell>
          <table:table-cell office:value-type="string">
            <text:p>figure</text:p>
          </table:table-cell>
          <table:table-cell office:value-type="string">
            <text:p>donna azzurro blu</text:p>
          </table:table-cell>
          <table:table-cell office:value-type="string">
            <text:p>s.d</text:p>
          </table:table-cell>
          <table:table-cell office:value-type="string">
            <text:p>23x10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12">
            <text:p>612</text:p>
          </table:table-cell>
          <table:table-cell office:value-type="string">
            <text:p>ritratti</text:p>
          </table:table-cell>
          <table:table-cell office:value-type="string">
            <text:p>paradisi?</text:p>
          </table:table-cell>
          <table:table-cell office:value-type="float" office:value="1985">
            <text:p>1985</text:p>
          </table:table-cell>
          <table:table-cell office:value-type="string">
            <text:p>25x2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13">
            <text:p>613</text:p>
          </table:table-cell>
          <table:table-cell office:value-type="string">
            <text:p>allegorie</text:p>
          </table:table-cell>
          <table:table-cell office:value-type="string">
            <text:p>la tempesta</text:p>
          </table:table-cell>
          <table:table-cell office:value-type="string">
            <text:p>s.d.</text:p>
          </table:table-cell>
          <table:table-cell office:value-type="string">
            <text:p>20x30</text:p>
          </table:table-cell>
          <table:table-cell office:value-type="string">
            <text:p>tecm.carta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14">
            <text:p>614</text:p>
          </table:table-cell>
          <table:table-cell office:value-type="string">
            <text:p>figure</text:p>
          </table:table-cell>
          <table:table-cell office:value-type="string">
            <text:p>nudo spiaggia libera</text:p>
          </table:table-cell>
          <table:table-cell office:value-type="string">
            <text:p>s.d.</text:p>
          </table:table-cell>
          <table:table-cell office:value-type="string">
            <text:p>20x30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15">
            <text:p>615</text:p>
          </table:table-cell>
          <table:table-cell office:value-type="string">
            <text:p>paesaggi</text:p>
          </table:table-cell>
          <table:table-cell office:value-type="string">
            <text:p>spiaggia libera</text:p>
          </table:table-cell>
          <table:table-cell office:value-type="string">
            <text:p>s.d.</text:p>
          </table:table-cell>
          <table:table-cell office:value-type="string">
            <text:p>20x30</text:p>
          </table:table-cell>
          <table:table-cell office:value-type="string">
            <text:p>tec.m.carta</text:p>
          </table:table-cell>
          <table:table-cell office:value-type="string">
            <text:p>manca foto</text:p>
          </table:table-cell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16">
            <text:p>616</text:p>
          </table:table-cell>
          <table:table-cell office:value-type="string">
            <text:p>figure</text:p>
          </table:table-cell>
          <table:table-cell office:value-type="string">
            <text:p>nudo viola</text:p>
          </table:table-cell>
          <table:table-cell office:value-type="float" office:value="1974">
            <text:p>1974</text:p>
          </table:table-cell>
          <table:table-cell office:value-type="string">
            <text:p>30x25</text:p>
          </table:table-cell>
          <table:table-cell office:value-type="string">
            <text:p>tc.m.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17">
            <text:p>617</text:p>
          </table:table-cell>
          <table:table-cell office:value-type="string">
            <text:p>figure</text:p>
          </table:table-cell>
          <table:table-cell office:value-type="string">
            <text:p>giovane in mare</text:p>
          </table:table-cell>
          <table:table-cell office:value-type="float" office:value="1989">
            <text:p>1989</text:p>
          </table:table-cell>
          <table:table-cell office:value-type="string">
            <text:p>25x17</text:p>
          </table:table-cell>
          <table:table-cell office:value-type="string">
            <text:p>tec.m.carta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18">
            <text:p>618</text:p>
          </table:table-cell>
          <table:table-cell office:value-type="string">
            <text:p>figure</text:p>
          </table:table-cell>
          <table:table-cell office:value-type="string">
            <text:p>donna camm.a riva</text:p>
          </table:table-cell>
          <table:table-cell office:value-type="string">
            <text:p>s.d.</text:p>
          </table:table-cell>
          <table:table-cell office:value-type="string">
            <text:p>30x25</text:p>
          </table:table-cell>
          <table:table-cell office:value-type="string">
            <text:p>tec.m.carta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19">
            <text:p>619</text:p>
          </table:table-cell>
          <table:table-cell office:value-type="string">
            <text:p>figure</text:p>
          </table:table-cell>
          <table:table-cell office:value-type="string">
            <text:p>si spoglia spiaggia</text:p>
          </table:table-cell>
          <table:table-cell office:value-type="string">
            <text:p>s.d.</text:p>
          </table:table-cell>
          <table:table-cell office:value-type="string">
            <text:p>25x20</text:p>
          </table:table-cell>
          <table:table-cell office:value-type="string">
            <text:p>tec.m.carta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string">
            <text:p>figure</text:p>
          </table:table-cell>
          <table:table-cell office:value-type="string">
            <text:p>indiano seduto</text:p>
          </table:table-cell>
          <table:table-cell office:value-type="string">
            <text:p>s.d.</text:p>
          </table:table-cell>
          <table:table-cell office:value-type="string">
            <text:p>30x25</text:p>
          </table:table-cell>
          <table:table-cell office:value-type="string">
            <text:p>tecm.m.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21">
            <text:p>621</text:p>
          </table:table-cell>
          <table:table-cell office:value-type="string">
            <text:p>figure</text:p>
          </table:table-cell>
          <table:table-cell office:value-type="string">
            <text:p>donna in mare busto</text:p>
          </table:table-cell>
          <table:table-cell office:value-type="string">
            <text:p>s.d.</text:p>
          </table:table-cell>
          <table:table-cell office:value-type="string">
            <text:p>20x25</text:p>
          </table:table-cell>
          <table:table-cell office:value-type="string">
            <text:p>olio carta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22">
            <text:p>622</text:p>
          </table:table-cell>
          <table:table-cell office:value-type="string">
            <text:p>autoritratti</text:p>
          </table:table-cell>
          <table:table-cell office:value-type="string">
            <text:p>fondo blu</text:p>
          </table:table-cell>
          <table:table-cell office:value-type="float" office:value="1987">
            <text:p>1987</text:p>
          </table:table-cell>
          <table:table-cell office:value-type="string">
            <text:p>30x3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23">
            <text:p>623</text:p>
          </table:table-cell>
          <table:table-cell office:value-type="string">
            <text:p>marine </text:p>
          </table:table-cell>
          <table:table-cell office:value-type="string">
            <text:p>spiaggia libera</text:p>
          </table:table-cell>
          <table:table-cell office:value-type="string">
            <text:p>s.d.</text:p>
          </table:table-cell>
          <table:table-cell office:value-type="string">
            <text:p>18x35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24">
            <text:p>624</text:p>
          </table:table-cell>
          <table:table-cell office:value-type="string">
            <text:p>figure</text:p>
          </table:table-cell>
          <table:table-cell office:value-type="string">
            <text:p>due donne spiaggia</text:p>
          </table:table-cell>
          <table:table-cell office:value-type="float" office:value="1974">
            <text:p>1974</text:p>
          </table:table-cell>
          <table:table-cell office:value-type="string">
            <text:p>25x30</text:p>
          </table:table-cell>
          <table:table-cell office:value-type="string">
            <text:p>olio tav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25">
            <text:p>625</text:p>
          </table:table-cell>
          <table:table-cell office:value-type="string">
            <text:p>figure</text:p>
          </table:table-cell>
          <table:table-cell office:value-type="string">
            <text:p>due grigioazzurro</text:p>
          </table:table-cell>
          <table:table-cell office:value-type="string">
            <text:p>s.d.</text:p>
          </table:table-cell>
          <table:table-cell office:value-type="string">
            <text:p>25x3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26">
            <text:p>626</text:p>
          </table:table-cell>
          <table:table-cell office:value-type="string">
            <text:p>animali</text:p>
          </table:table-cell>
          <table:table-cell office:value-type="string">
            <text:p>due cani</text:p>
          </table:table-cell>
          <table:table-cell office:value-type="float" office:value="1978">
            <text:p>1978</text:p>
          </table:table-cell>
          <table:table-cell office:value-type="string">
            <text:p>20x25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27">
            <text:p>627</text:p>
          </table:table-cell>
          <table:table-cell office:value-type="string">
            <text:p>marine</text:p>
          </table:table-cell>
          <table:table-cell office:value-type="string">
            <text:p>notturno e gabbiano</text:p>
          </table:table-cell>
          <table:table-cell office:value-type="float" office:value="1989">
            <text:p>1989</text:p>
          </table:table-cell>
          <table:table-cell office:value-type="string">
            <text:p>17x23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28">
            <text:p>628</text:p>
          </table:table-cell>
          <table:table-cell office:value-type="string">
            <text:p>paesaggi</text:p>
          </table:table-cell>
          <table:table-cell office:value-type="string">
            <text:p>paese in collina</text:p>
          </table:table-cell>
          <table:table-cell office:value-type="string">
            <text:p>s.d.</text:p>
          </table:table-cell>
          <table:table-cell office:value-type="string">
            <text:p>20x15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29">
            <text:p>629</text:p>
          </table:table-cell>
          <table:table-cell office:value-type="string">
            <text:p>autoritratti</text:p>
          </table:table-cell>
          <table:table-cell office:value-type="string">
            <text:p>maglia blu</text:p>
          </table:table-cell>
          <table:table-cell office:value-type="float" office:value="1978">
            <text:p>1978</text:p>
          </table:table-cell>
          <table:table-cell office:value-type="string">
            <text:p>30x2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30">
            <text:p>630</text:p>
          </table:table-cell>
          <table:table-cell office:value-type="string">
            <text:p>marine</text:p>
          </table:table-cell>
          <table:table-cell office:value-type="string">
            <text:p>mare mosso </text:p>
          </table:table-cell>
          <table:table-cell office:value-type="float" office:value="1980">
            <text:p>1980</text:p>
          </table:table-cell>
          <table:table-cell office:value-type="string">
            <text:p>25x3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31">
            <text:p>631</text:p>
          </table:table-cell>
          <table:table-cell office:value-type="string">
            <text:p>figure</text:p>
          </table:table-cell>
          <table:table-cell office:value-type="string">
            <text:p>testa di donna-pierrot</text:p>
          </table:table-cell>
          <table:table-cell office:value-type="string">
            <text:p>s.d.</text:p>
          </table:table-cell>
          <table:table-cell office:value-type="string">
            <text:p>30x25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32">
            <text:p>632</text:p>
          </table:table-cell>
          <table:table-cell office:value-type="string">
            <text:p>figure</text:p>
          </table:table-cell>
          <table:table-cell office:value-type="string">
            <text:p>uomo fondo viola</text:p>
          </table:table-cell>
          <table:table-cell office:value-type="string">
            <text:p>s.d.</text:p>
          </table:table-cell>
          <table:table-cell office:value-type="string">
            <text:p>15x20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33">
            <text:p>633</text:p>
          </table:table-cell>
          <table:table-cell office:value-type="string">
            <text:p>allegorie</text:p>
          </table:table-cell>
          <table:table-cell office:value-type="string">
            <text:p>angelo</text:p>
          </table:table-cell>
          <table:table-cell office:value-type="float" office:value="1986">
            <text:p>1986</text:p>
          </table:table-cell>
          <table:table-cell office:value-type="string">
            <text:p>20x17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34">
            <text:p>634</text:p>
          </table:table-cell>
          <table:table-cell office:value-type="string">
            <text:p>animali</text:p>
          </table:table-cell>
          <table:table-cell office:value-type="string">
            <text:p>gabbiano su palo</text:p>
          </table:table-cell>
          <table:table-cell office:value-type="string">
            <text:p>s.d.</text:p>
          </table:table-cell>
          <table:table-cell office:value-type="string">
            <text:p>15x20</text:p>
          </table:table-cell>
          <table:table-cell office:value-type="string">
            <text:p>olio tav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35">
            <text:p>635</text:p>
          </table:table-cell>
          <table:table-cell office:value-type="string">
            <text:p>marine</text:p>
          </table:table-cell>
          <table:table-cell office:value-type="string">
            <text:p>scogli e gabbiano</text:p>
          </table:table-cell>
          <table:table-cell office:value-type="float" office:value="1977">
            <text:p>1977</text:p>
          </table:table-cell>
          <table:table-cell office:value-type="string">
            <text:p>15x22</text:p>
          </table:table-cell>
          <table:table-cell office:value-type="string">
            <text:p>tec.m.tav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36">
            <text:p>636</text:p>
          </table:table-cell>
          <table:table-cell office:value-type="string">
            <text:p>figure</text:p>
          </table:table-cell>
          <table:table-cell office:value-type="string">
            <text:p>metro</text:p>
          </table:table-cell>
          <table:table-cell office:value-type="float" office:value="1969">
            <text:p>1969</text:p>
          </table:table-cell>
          <table:table-cell office:value-type="string">
            <text:p>30x20</text:p>
          </table:table-cell>
          <table:table-cell office:value-type="string">
            <text:p>tec.m.tav.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37">
            <text:p>637</text:p>
          </table:table-cell>
          <table:table-cell office:value-type="string">
            <text:p>figure</text:p>
          </table:table-cell>
          <table:table-cell office:value-type="string">
            <text:p>ragazzo e chitarra</text:p>
          </table:table-cell>
          <table:table-cell office:value-type="float" office:value="1970">
            <text:p>1970</text:p>
          </table:table-cell>
          <table:table-cell office:value-type="string">
            <text:p>30x30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38">
            <text:p>638</text:p>
          </table:table-cell>
          <table:table-cell office:value-type="string">
            <text:p>bagnante</text:p>
          </table:table-cell>
          <table:table-cell office:value-type="string">
            <text:p>figura in acqua</text:p>
          </table:table-cell>
          <table:table-cell office:value-type="float" office:value="1970">
            <text:p>1970</text:p>
          </table:table-cell>
          <table:table-cell office:value-type="string">
            <text:p>30x2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39">
            <text:p>639</text:p>
          </table:table-cell>
          <table:table-cell office:value-type="string">
            <text:p>paesaggi</text:p>
          </table:table-cell>
          <table:table-cell office:value-type="string">
            <text:p>barchino nel lago</text:p>
          </table:table-cell>
          <table:table-cell office:value-type="string">
            <text:p>s.d.</text:p>
          </table:table-cell>
          <table:table-cell office:value-type="string">
            <text:p>20x32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40">
            <text:p>640</text:p>
          </table:table-cell>
          <table:table-cell office:value-type="string">
            <text:p>animali</text:p>
          </table:table-cell>
          <table:table-cell office:value-type="string">
            <text:p>rapace notturno</text:p>
          </table:table-cell>
          <table:table-cell office:value-type="string">
            <text:p>s.d.</text:p>
          </table:table-cell>
          <table:table-cell office:value-type="string">
            <text:p>20x3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41">
            <text:p>641</text:p>
          </table:table-cell>
          <table:table-cell office:value-type="string">
            <text:p>paesaggi </text:p>
          </table:table-cell>
          <table:table-cell office:value-type="string">
            <text:p>lago e fabbrica</text:p>
          </table:table-cell>
          <table:table-cell office:value-type="string">
            <text:p>s.d.</text:p>
          </table:table-cell>
          <table:table-cell office:value-type="string">
            <text:p>27x23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42">
            <text:p>642</text:p>
          </table:table-cell>
          <table:table-cell office:value-type="string">
            <text:p>nature morte</text:p>
          </table:table-cell>
          <table:table-cell office:value-type="string">
            <text:p>conchiglia bianca</text:p>
          </table:table-cell>
          <table:table-cell office:value-type="float" office:value="1970">
            <text:p>1970</text:p>
          </table:table-cell>
          <table:table-cell office:value-type="string">
            <text:p>23x32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43">
            <text:p>643</text:p>
          </table:table-cell>
          <table:table-cell office:value-type="string">
            <text:p>nature morte</text:p>
          </table:table-cell>
          <table:table-cell office:value-type="string">
            <text:p>conchiglia fondo nero</text:p>
          </table:table-cell>
          <table:table-cell office:value-type="string">
            <text:p>s.d.</text:p>
          </table:table-cell>
          <table:table-cell office:value-type="string">
            <text:p>20x20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44">
            <text:p>644</text:p>
          </table:table-cell>
          <table:table-cell office:value-type="string">
            <text:p>animali</text:p>
          </table:table-cell>
          <table:table-cell office:value-type="string">
            <text:p>mandria al guado</text:p>
          </table:table-cell>
          <table:table-cell office:value-type="string">
            <text:p>s.d.</text:p>
          </table:table-cell>
          <table:table-cell office:value-type="string">
            <text:p>25x3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string">
            <text:p>animali</text:p>
          </table:table-cell>
          <table:table-cell office:value-type="string">
            <text:p>rondini</text:p>
          </table:table-cell>
          <table:table-cell office:value-type="string">
            <text:p>s.d.</text:p>
          </table:table-cell>
          <table:table-cell office:value-type="string">
            <text:p>25x30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46">
            <text:p>646</text:p>
          </table:table-cell>
          <table:table-cell office:value-type="string">
            <text:p>figure</text:p>
          </table:table-cell>
          <table:table-cell office:value-type="string">
            <text:p>sedute sul molo</text:p>
          </table:table-cell>
          <table:table-cell office:value-type="string">
            <text:p>s.d.</text:p>
          </table:table-cell>
          <table:table-cell office:value-type="string">
            <text:p>20x30</text:p>
          </table:table-cell>
          <table:table-cell office:value-type="string">
            <text:p>tec.m.carta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47">
            <text:p>647</text:p>
          </table:table-cell>
          <table:table-cell office:value-type="string">
            <text:p>figure</text:p>
          </table:table-cell>
          <table:table-cell office:value-type="string">
            <text:p>ragazzo con scimmietta</text:p>
          </table:table-cell>
          <table:table-cell office:value-type="float" office:value="1948">
            <text:p>1948</text:p>
          </table:table-cell>
          <table:table-cell office:value-type="string">
            <text:p>30x26</text:p>
          </table:table-cell>
          <table:table-cell office:value-type="string">
            <text:p>olio carta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48">
            <text:p>648</text:p>
          </table:table-cell>
          <table:table-cell office:value-type="string">
            <text:p>animali</text:p>
          </table:table-cell>
          <table:table-cell office:value-type="string">
            <text:p>lepre rossa</text:p>
          </table:table-cell>
          <table:table-cell office:value-type="string">
            <text:p>s.d.</text:p>
          </table:table-cell>
          <table:table-cell office:value-type="string">
            <text:p>32x23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49">
            <text:p>649</text:p>
          </table:table-cell>
          <table:table-cell office:value-type="string">
            <text:p>paesaggi</text:p>
          </table:table-cell>
          <table:table-cell office:value-type="string">
            <text:p>barca di notte</text:p>
          </table:table-cell>
          <table:table-cell office:value-type="float" office:value="1987">
            <text:p>1987</text:p>
          </table:table-cell>
          <table:table-cell office:value-type="string">
            <text:p>20x30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50">
            <text:p>650</text:p>
          </table:table-cell>
          <table:table-cell office:value-type="string">
            <text:p>figure</text:p>
          </table:table-cell>
          <table:table-cell office:value-type="string">
            <text:p>studi in piedi e seduto</text:p>
          </table:table-cell>
          <table:table-cell office:value-type="string">
            <text:p>s.d.</text:p>
          </table:table-cell>
          <table:table-cell office:value-type="string">
            <text:p>23x32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51">
            <text:p>651</text:p>
          </table:table-cell>
          <table:table-cell office:value-type="string">
            <text:p>figure</text:p>
          </table:table-cell>
          <table:table-cell office:value-type="string">
            <text:p>due donne mare</text:p>
          </table:table-cell>
          <table:table-cell office:value-type="float" office:value="1974">
            <text:p>1974</text:p>
          </table:table-cell>
          <table:table-cell office:value-type="string">
            <text:p>23x27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52">
            <text:p>652</text:p>
          </table:table-cell>
          <table:table-cell office:value-type="string">
            <text:p>figure</text:p>
          </table:table-cell>
          <table:table-cell office:value-type="string">
            <text:p>studio ovo sapiens</text:p>
          </table:table-cell>
          <table:table-cell office:value-type="float" office:value="1995">
            <text:p>1995</text:p>
          </table:table-cell>
          <table:table-cell office:value-type="string">
            <text:p>17x20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53">
            <text:p>653</text:p>
          </table:table-cell>
          <table:table-cell office:value-type="string">
            <text:p>paesaggi</text:p>
          </table:table-cell>
          <table:table-cell office:value-type="string">
            <text:p>aosta</text:p>
          </table:table-cell>
          <table:table-cell office:value-type="string">
            <text:p>s.d.</text:p>
          </table:table-cell>
          <table:table-cell office:value-type="string">
            <text:p>20x30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54">
            <text:p>654</text:p>
          </table:table-cell>
          <table:table-cell office:value-type="string">
            <text:p>figure</text:p>
          </table:table-cell>
          <table:table-cell office:value-type="string">
            <text:p>pesca su patino</text:p>
          </table:table-cell>
          <table:table-cell office:value-type="string">
            <text:p>s.d.</text:p>
          </table:table-cell>
          <table:table-cell office:value-type="string">
            <text:p>Diam.25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55">
            <text:p>655</text:p>
          </table:table-cell>
          <table:table-cell office:value-type="string">
            <text:p>animali</text:p>
          </table:table-cell>
          <table:table-cell office:value-type="string">
            <text:p>cavallo bianco</text:p>
          </table:table-cell>
          <table:table-cell office:value-type="string">
            <text:p>s.d.</text:p>
          </table:table-cell>
          <table:table-cell office:value-type="string">
            <text:p>25x16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56">
            <text:p>656</text:p>
          </table:table-cell>
          <table:table-cell office:value-type="string">
            <text:p>animali</text:p>
          </table:table-cell>
          <table:table-cell office:value-type="string">
            <text:p>cavallo marronenero</text:p>
          </table:table-cell>
          <table:table-cell office:value-type="string">
            <text:p>s.d.</text:p>
          </table:table-cell>
          <table:table-cell office:value-type="string">
            <text:p>20x25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57">
            <text:p>657</text:p>
          </table:table-cell>
          <table:table-cell office:value-type="string">
            <text:p>paesaggi</text:p>
          </table:table-cell>
          <table:table-cell office:value-type="string">
            <text:p>senna</text:p>
          </table:table-cell>
          <table:table-cell office:value-type="float" office:value="1969">
            <text:p>1969</text:p>
          </table:table-cell>
          <table:table-cell office:value-type="string">
            <text:p>20x25</text:p>
          </table:table-cell>
          <table:table-cell office:value-type="string">
            <text:p>tec.m.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58">
            <text:p>658</text:p>
          </table:table-cell>
          <table:table-cell office:value-type="string">
            <text:p>allegorie</text:p>
          </table:table-cell>
          <table:table-cell office:value-type="string">
            <text:p>cervo trittico n, 1</text:p>
          </table:table-cell>
          <table:table-cell office:value-type="string">
            <text:p>s.d.</text:p>
          </table:table-cell>
          <table:table-cell office:value-type="string">
            <text:p>30x25</text:p>
          </table:table-cell>
          <table:table-cell office:value-type="string">
            <text:p>olio tav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59">
            <text:p>659</text:p>
          </table:table-cell>
          <table:table-cell office:value-type="string">
            <text:p>allegorie</text:p>
          </table:table-cell>
          <table:table-cell office:value-type="string">
            <text:p>uccisione trittico n.2</text:p>
          </table:table-cell>
          <table:table-cell office:value-type="string">
            <text:p>s.d.</text:p>
          </table:table-cell>
          <table:table-cell office:value-type="string">
            <text:p>30x25</text:p>
          </table:table-cell>
          <table:table-cell office:value-type="string">
            <text:p>olio tav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60">
            <text:p>660</text:p>
          </table:table-cell>
          <table:table-cell office:value-type="string">
            <text:p>allegorie</text:p>
          </table:table-cell>
          <table:table-cell office:value-type="string">
            <text:p>fauno che ride tritt.n.3</text:p>
          </table:table-cell>
          <table:table-cell office:value-type="string">
            <text:p>s.d.</text:p>
          </table:table-cell>
          <table:table-cell office:value-type="string">
            <text:p>30x25</text:p>
          </table:table-cell>
          <table:table-cell office:value-type="string">
            <text:p>olio tav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61">
            <text:p>661</text:p>
          </table:table-cell>
          <table:table-cell office:value-type="string">
            <text:p>figure</text:p>
          </table:table-cell>
          <table:table-cell office:value-type="string">
            <text:p>nudo (scatolina)</text:p>
          </table:table-cell>
          <table:table-cell office:value-type="string">
            <text:p>s.d.</text:p>
          </table:table-cell>
          <table:table-cell office:value-type="string">
            <text:p>12x8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62">
            <text:p>662</text:p>
          </table:table-cell>
          <table:table-cell office:value-type="string">
            <text:p>autoritratti</text:p>
          </table:table-cell>
          <table:table-cell office:value-type="string">
            <text:p>di profilo</text:p>
          </table:table-cell>
          <table:table-cell office:value-type="string">
            <text:p>s.d.</text:p>
          </table:table-cell>
          <table:table-cell office:value-type="string">
            <text:p>12x8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63">
            <text:p>663</text:p>
          </table:table-cell>
          <table:table-cell office:value-type="string">
            <text:p>autoritratti</text:p>
          </table:table-cell>
          <table:table-cell office:value-type="string">
            <text:p>fondo verde</text:p>
          </table:table-cell>
          <table:table-cell office:value-type="string">
            <text:p>s.d.</text:p>
          </table:table-cell>
          <table:table-cell office:value-type="string">
            <text:p>12x8</text:p>
          </table:table-cell>
          <table:table-cell office:value-type="string">
            <text:p>olio cart.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64">
            <text:p>664</text:p>
          </table:table-cell>
          <table:table-cell office:value-type="string">
            <text:p>allegorie</text:p>
          </table:table-cell>
          <table:table-cell office:value-type="string">
            <text:p>cristo</text:p>
          </table:table-cell>
          <table:table-cell office:value-type="string">
            <text:p>s.d.</text:p>
          </table:table-cell>
          <table:table-cell office:value-type="string">
            <text:p>160x32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iazza shelley</text:p>
          </table:table-cell>
          <table:table-cell office:value-type="float" office:value="1991">
            <text:p>1991</text:p>
          </table:table-cell>
          <table:table-cell office:value-type="string">
            <text:p>80x8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i spoglia</text:p>
          </table:table-cell>
          <table:table-cell office:value-type="string">
            <text:p>s.d.</text:p>
          </table:table-cell>
          <table:table-cell office:value-type="string">
            <text:p>60x6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burl.ondina gabbian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url.ondin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url. Sur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alcani</text:p>
          </table:table-cell>
          <table:table-cell office:value-type="float" office:value="1992">
            <text:p>1992</text:p>
          </table:table-cell>
          <table:table-cell office:value-type="string">
            <text:p>150x15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annunciazione</text:p>
          </table:table-cell>
          <table:table-cell/>
          <table:table-cell office:value-type="string">
            <text:p>70x12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due donne gabbiano</text:p>
          </table:table-cell>
          <table:table-cell/>
          <table:table-cell office:value-type="string">
            <text:p>60x7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orre sul molo</text:p>
          </table:table-cell>
          <table:table-cell office:value-type="float" office:value="1978">
            <text:p>1978</text:p>
          </table:table-cell>
          <table:table-cell office:value-type="string">
            <text:p>25x2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donna e draga</text:p>
          </table:table-cell>
          <table:table-cell/>
          <table:table-cell office:value-type="string">
            <text:p>80x11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figura e oggetti</text:p>
          </table:table-cell>
          <table:table-cell office:value-type="float" office:value="1974">
            <text:p>1974</text:p>
          </table:table-cell>
          <table:table-cell office:value-type="string">
            <text:p>80x90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 table:style-name="ce1" office:value-type="string">
            <text:p>sandrelli sdraiata</text:p>
          </table:table-cell>
          <table:table-cell table:style-name="ce1"/>
          <table:table-cell table:style-name="ce1" office:value-type="string">
            <text:p>100x200</text:p>
          </table:table-cell>
          <table:table-cell table:style-name="ce1" table:number-columns-repeated="1018"/>
        </table:table-row>
        <table:table-row table:style-name="ro1">
          <table:table-cell table:number-columns-repeated="3"/>
          <table:table-cell office:value-type="string">
            <text:p>le stampe</text:p>
          </table:table-cell>
          <table:table-cell office:value-type="float" office:value="1978">
            <text:p>1978</text:p>
          </table:table-cell>
          <table:table-cell office:value-type="string">
            <text:p>15x2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pierro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itratto</text:p>
          </table:table-cell>
          <table:table-cell/>
          <table:table-cell office:value-type="string">
            <text:p>100x6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maschere che ballano</text:p>
          </table:table-cell>
          <table:table-cell/>
          <table:table-cell office:value-type="string">
            <text:p>80x12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due donne scogli</text:p>
          </table:table-cell>
          <table:table-cell/>
          <table:table-cell office:value-type="string">
            <text:p>30x2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gabbiano</text:p>
          </table:table-cell>
          <table:table-cell/>
          <table:table-cell office:value-type="string">
            <text:p>40x30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ulla vespa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A</text:p>
          </table:table-cell>
          <table:table-cell/>
          <table:table-cell office:value-type="string">
            <text:p>figure</text:p>
          </table:table-cell>
          <table:table-cell office:value-type="string">
            <text:p>ragazzo conchiglie</text:p>
          </table:table-cell>
          <table:table-cell office:value-type="float" office:value="1976">
            <text:p>1976</text:p>
          </table:table-cell>
          <table:table-cell office:value-type="string">
            <text:p>140x16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laria</text:p>
          </table:table-cell>
          <table:table-cell office:value-type="float" office:value="380">
            <text:p>380</text:p>
          </table:table-cell>
          <table:table-cell office:value-type="string">
            <text:p>autoritratti</text:p>
          </table:table-cell>
          <table:table-cell office:value-type="string">
            <text:p>con giacca blu</text:p>
          </table:table-cell>
          <table:table-cell office:value-type="float" office:value="1991">
            <text:p>1991</text:p>
          </table:table-cell>
          <table:table-cell office:value-type="string">
            <text:p>50x4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string">
            <text:p>i</text:p>
          </table:table-cell>
          <table:table-cell office:value-type="float" office:value="381">
            <text:p>381</text:p>
          </table:table-cell>
          <table:table-cell office:value-type="string">
            <text:p>figure</text:p>
          </table:table-cell>
          <table:table-cell office:value-type="string">
            <text:p>pesca di notte</text:p>
          </table:table-cell>
          <table:table-cell office:value-type="string">
            <text:p>s.d.</text:p>
          </table:table-cell>
          <table:table-cell office:value-type="string">
            <text:p>50x35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string">
            <text:p>i</text:p>
          </table:table-cell>
          <table:table-cell office:value-type="float" office:value="382">
            <text:p>382</text:p>
          </table:table-cell>
          <table:table-cell office:value-type="string">
            <text:p>figure</text:p>
          </table:table-cell>
          <table:table-cell office:value-type="string">
            <text:p>sul molo g/n</text:p>
          </table:table-cell>
          <table:table-cell office:value-type="float" office:value="1977">
            <text:p>1977</text:p>
          </table:table-cell>
          <table:table-cell office:value-type="string">
            <text:p>95x67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string">
            <text:p>i</text:p>
          </table:table-cell>
          <table:table-cell office:value-type="float" office:value="383">
            <text:p>383</text:p>
          </table:table-cell>
          <table:table-cell office:value-type="string">
            <text:p>bagnanti</text:p>
          </table:table-cell>
          <table:table-cell office:value-type="string">
            <text:p>donne su spiaggia</text:p>
          </table:table-cell>
          <table:table-cell office:value-type="float" office:value="1985">
            <text:p>1985</text:p>
          </table:table-cell>
          <table:table-cell office:value-type="string">
            <text:p>8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string">
            <text:p>i</text:p>
          </table:table-cell>
          <table:table-cell office:value-type="float" office:value="384">
            <text:p>384</text:p>
          </table:table-cell>
          <table:table-cell office:value-type="string">
            <text:p>bagnanti</text:p>
          </table:table-cell>
          <table:table-cell office:value-type="string">
            <text:p>donna carta rosa</text:p>
          </table:table-cell>
          <table:table-cell office:value-type="string">
            <text:p>s.d.</text:p>
          </table:table-cell>
          <table:table-cell office:value-type="string">
            <text:p>24x30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office:value-type="string">
            <text:p>i</text:p>
          </table:table-cell>
          <table:table-cell office:value-type="float" office:value="385">
            <text:p>385</text:p>
          </table:table-cell>
          <table:table-cell office:value-type="string">
            <text:p>paesaggi</text:p>
          </table:table-cell>
          <table:table-cell office:value-type="string">
            <text:p>cava alla ceraiola</text:p>
          </table:table-cell>
          <table:table-cell office:value-type="float" office:value="1963">
            <text:p>1963</text:p>
          </table:table-cell>
          <table:table-cell office:value-type="string">
            <text:p>80x6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string">
            <text:p>i</text:p>
          </table:table-cell>
          <table:table-cell office:value-type="float" office:value="386">
            <text:p>386</text:p>
          </table:table-cell>
          <table:table-cell office:value-type="string">
            <text:p>paesaggi</text:p>
          </table:table-cell>
          <table:table-cell office:value-type="string">
            <text:p>i poggioni a tdl</text:p>
          </table:table-cell>
          <table:table-cell office:value-type="float" office:value="1954">
            <text:p>1954</text:p>
          </table:table-cell>
          <table:table-cell office:value-type="string">
            <text:p>7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office:value-type="string">
            <text:p>allegorie</text:p>
          </table:table-cell>
          <table:table-cell office:value-type="string">
            <text:p>stella maris</text:p>
          </table:table-cell>
          <table:table-cell office:value-type="float" office:value="1983">
            <text:p>1983</text:p>
          </table:table-cell>
          <table:table-cell office:value-type="string">
            <text:p>220x12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office:value-type="string">
            <text:p>paesaggi</text:p>
          </table:table-cell>
          <table:table-cell office:value-type="string">
            <text:p>tramonto e tavolo</text:p>
          </table:table-cell>
          <table:table-cell office:value-type="float" office:value="1980">
            <text:p>1980</text:p>
          </table:table-cell>
          <table:table-cell office:value-type="string">
            <text:p>80x12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office:value-type="string">
            <text:p>marine</text:p>
          </table:table-cell>
          <table:table-cell office:value-type="string">
            <text:p>lampare</text:p>
          </table:table-cell>
          <table:table-cell office:value-type="float" office:value="1965">
            <text:p>1965</text:p>
          </table:table-cell>
          <table:table-cell office:value-type="string">
            <text:p>100x115</text:p>
          </table:table-cell>
          <table:table-cell office:value-type="string">
            <text:p>collage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office:value-type="string">
            <text:p>allegorie</text:p>
          </table:table-cell>
          <table:table-cell office:value-type="string">
            <text:p>pegaso e angelo</text:p>
          </table:table-cell>
          <table:table-cell office:value-type="float" office:value="1985">
            <text:p>1985</text:p>
          </table:table-cell>
          <table:table-cell office:value-type="string">
            <text:p>100x12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office:value-type="string">
            <text:p>figure</text:p>
          </table:table-cell>
          <table:table-cell office:value-type="string">
            <text:p>donna e pittore</text:p>
          </table:table-cell>
          <table:table-cell office:value-type="string">
            <text:p>s.d.</text:p>
          </table:table-cell>
          <table:table-cell office:value-type="string">
            <text:p>15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office:value-type="string">
            <text:p>figure</text:p>
          </table:table-cell>
          <table:table-cell office:value-type="string">
            <text:p>due nudi mare</text:p>
          </table:table-cell>
          <table:table-cell office:value-type="float" office:value="1956">
            <text:p>1956</text:p>
          </table:table-cell>
          <table:table-cell office:value-type="string">
            <text:p>100x70</text:p>
          </table:table-cell>
          <table:table-cell office:value-type="string">
            <text:p>oilio su tela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office:value-type="string">
            <text:p>marine</text:p>
          </table:table-cell>
          <table:table-cell office:value-type="string">
            <text:p>patino salvataggio</text:p>
          </table:table-cell>
          <table:table-cell office:value-type="float" office:value="1976">
            <text:p>1976</text:p>
          </table:table-cell>
          <table:table-cell office:value-type="string">
            <text:p>10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office:value-type="string">
            <text:p>figure</text:p>
          </table:table-cell>
          <table:table-cell office:value-type="string">
            <text:p>sdraiata su pontile</text:p>
          </table:table-cell>
          <table:table-cell office:value-type="string">
            <text:p>s.d.</text:p>
          </table:table-cell>
          <table:table-cell office:value-type="string">
            <text:p>90x21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office:value-type="string">
            <text:p>allegorie</text:p>
          </table:table-cell>
          <table:table-cell office:value-type="string">
            <text:p>natività</text:p>
          </table:table-cell>
          <table:table-cell office:value-type="float" office:value="1957">
            <text:p>1957</text:p>
          </table:table-cell>
          <table:table-cell office:value-type="string">
            <text:p>160x14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office:value-type="string">
            <text:p>marine</text:p>
          </table:table-cell>
          <table:table-cell office:value-type="string">
            <text:p>poggioni tramonto</text:p>
          </table:table-cell>
          <table:table-cell office:value-type="float" office:value="1992">
            <text:p>1992</text:p>
          </table:table-cell>
          <table:table-cell office:value-type="string">
            <text:p>100x160</text:p>
          </table:table-cell>
          <table:table-cell office:value-type="string">
            <text:p>olio su tav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office:value-type="string">
            <text:p>ritratti</text:p>
          </table:table-cell>
          <table:table-cell office:value-type="string">
            <text:p>ada con i fiori</text:p>
          </table:table-cell>
          <table:table-cell office:value-type="float" office:value="1978">
            <text:p>1978</text:p>
          </table:table-cell>
          <table:table-cell office:value-type="string">
            <text:p>120x11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office:value-type="string">
            <text:p>figure</text:p>
          </table:table-cell>
          <table:table-cell office:value-type="string">
            <text:p>signore costanza</text:p>
          </table:table-cell>
          <table:table-cell office:value-type="float" office:value="1993">
            <text:p>1993</text:p>
          </table:table-cell>
          <table:table-cell office:value-type="string">
            <text:p>130x16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office:value-type="string">
            <text:p>figure</text:p>
          </table:table-cell>
          <table:table-cell office:value-type="string">
            <text:p>maschere</text:p>
          </table:table-cell>
          <table:table-cell office:value-type="float" office:value="1978">
            <text:p>1978</text:p>
          </table:table-cell>
          <table:table-cell office:value-type="string">
            <text:p>170x130</text:p>
          </table:table-cell>
          <table:table-cell office:value-type="string">
            <text:p>olio su tav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c</text:p>
          </table:table-cell>
          <table:table-cell office:value-type="float" office:value="536">
            <text:p>536</text:p>
          </table:table-cell>
          <table:table-cell office:value-type="string">
            <text:p>animali</text:p>
          </table:table-cell>
          <table:table-cell office:value-type="string">
            <text:p>lepre e tartaruga</text:p>
          </table:table-cell>
          <table:table-cell office:value-type="float" office:value="1993">
            <text:p>1993</text:p>
          </table:table-cell>
          <table:table-cell office:value-type="string">
            <text:p>25x35</text:p>
          </table:table-cell>
          <table:table-cell office:value-type="string">
            <text:p>t.m.carta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537">
            <text:p>537</text:p>
          </table:table-cell>
          <table:table-cell office:value-type="string">
            <text:p>figure</text:p>
          </table:table-cell>
          <table:table-cell office:value-type="string">
            <text:p>seduta sugli scogli</text:p>
          </table:table-cell>
          <table:table-cell office:value-type="float" office:value="1989">
            <text:p>1989</text:p>
          </table:table-cell>
          <table:table-cell office:value-type="string">
            <text:p>15x25</text:p>
          </table:table-cell>
          <table:table-cell office:value-type="string">
            <text:p>carta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529">
            <text:p>529</text:p>
          </table:table-cell>
          <table:table-cell office:value-type="string">
            <text:p>figure</text:p>
          </table:table-cell>
          <table:table-cell office:value-type="string">
            <text:p>seduta sugli scogli</text:p>
          </table:table-cell>
          <table:table-cell office:value-type="string">
            <text:p>s.d.</text:p>
          </table:table-cell>
          <table:table-cell office:value-type="string">
            <text:p>25x35</text:p>
          </table:table-cell>
          <table:table-cell office:value-type="string">
            <text:p>carta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530">
            <text:p>530</text:p>
          </table:table-cell>
          <table:table-cell office:value-type="string">
            <text:p>figure</text:p>
          </table:table-cell>
          <table:table-cell office:value-type="string">
            <text:p>in spiaggia</text:p>
          </table:table-cell>
          <table:table-cell office:value-type="string">
            <text:p>s.d.</text:p>
          </table:table-cell>
          <table:table-cell office:value-type="string">
            <text:p>20x50</text:p>
          </table:table-cell>
          <table:table-cell office:value-type="string">
            <text:p>carta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531">
            <text:p>531</text:p>
          </table:table-cell>
          <table:table-cell office:value-type="string">
            <text:p>animali</text:p>
          </table:table-cell>
          <table:table-cell office:value-type="string">
            <text:p>gabbiani</text:p>
          </table:table-cell>
          <table:table-cell office:value-type="string">
            <text:p>s.d.</text:p>
          </table:table-cell>
          <table:table-cell office:value-type="string">
            <text:p>20x25</text:p>
          </table:table-cell>
          <table:table-cell office:value-type="string">
            <text:p>xilo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532">
            <text:p>532</text:p>
          </table:table-cell>
          <table:table-cell office:value-type="string">
            <text:p>marine</text:p>
          </table:table-cell>
          <table:table-cell office:value-type="string">
            <text:p>tramonto</text:p>
          </table:table-cell>
          <table:table-cell office:value-type="string">
            <text:p>s.d.</text:p>
          </table:table-cell>
          <table:table-cell office:value-type="string">
            <text:p>15x48</text:p>
          </table:table-cell>
          <table:table-cell office:value-type="string">
            <text:p>carta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533">
            <text:p>533</text:p>
          </table:table-cell>
          <table:table-cell office:value-type="string">
            <text:p>nature morte</text:p>
          </table:table-cell>
          <table:table-cell office:value-type="string">
            <text:p>aringa</text:p>
          </table:table-cell>
          <table:table-cell office:value-type="float" office:value="1991">
            <text:p>1991</text:p>
          </table:table-cell>
          <table:table-cell office:value-type="string">
            <text:p>40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534">
            <text:p>534</text:p>
          </table:table-cell>
          <table:table-cell office:value-type="string">
            <text:p>nature morte</text:p>
          </table:table-cell>
          <table:table-cell office:value-type="string">
            <text:p>pesci</text:p>
          </table:table-cell>
          <table:table-cell office:value-type="string">
            <text:p>s.d.</text:p>
          </table:table-cell>
          <table:table-cell office:value-type="string">
            <text:p>40x5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535">
            <text:p>535</text:p>
          </table:table-cell>
          <table:table-cell office:value-type="string">
            <text:p>nature morte</text:p>
          </table:table-cell>
          <table:table-cell office:value-type="string">
            <text:p>cardi nel cesto</text:p>
          </table:table-cell>
          <table:table-cell office:value-type="float" office:value="1980">
            <text:p>1980</text:p>
          </table:table-cell>
          <table:table-cell office:value-type="string">
            <text:p>50x4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536">
            <text:p>536</text:p>
          </table:table-cell>
          <table:table-cell office:value-type="string">
            <text:p>marine</text:p>
          </table:table-cell>
          <table:table-cell office:value-type="string">
            <text:p>scogli e gabbiani</text:p>
          </table:table-cell>
          <table:table-cell office:value-type="string">
            <text:p>s.d.</text:p>
          </table:table-cell>
          <table:table-cell office:value-type="string">
            <text:p>80x8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office:value-type="string">
            <text:p>c</text:p>
          </table:table-cell>
          <table:table-cell office:value-type="float" office:value="537">
            <text:p>537</text:p>
          </table:table-cell>
          <table:table-cell office:value-type="string">
            <text:p>figure</text:p>
          </table:table-cell>
          <table:table-cell office:value-type="string">
            <text:p>donna telo rosso</text:p>
          </table:table-cell>
          <table:table-cell office:value-type="string">
            <text:p>s.d.</text:p>
          </table:table-cell>
          <table:table-cell office:value-type="string">
            <text:p>50x4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538">
            <text:p>538</text:p>
          </table:table-cell>
          <table:table-cell office:value-type="string">
            <text:p>nature morte</text:p>
          </table:table-cell>
          <table:table-cell office:value-type="string">
            <text:p>cardi nel camino</text:p>
          </table:table-cell>
          <table:table-cell office:value-type="float" office:value="1979">
            <text:p>1979</text:p>
          </table:table-cell>
          <table:table-cell office:value-type="string">
            <text:p>80x140</text:p>
          </table:table-cell>
          <table:table-cell office:value-type="string">
            <text:p>olio su mas.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539">
            <text:p>539</text:p>
          </table:table-cell>
          <table:table-cell office:value-type="string">
            <text:p>marine</text:p>
          </table:table-cell>
          <table:table-cell office:value-type="string">
            <text:p>tenda e mare</text:p>
          </table:table-cell>
          <table:table-cell office:value-type="float" office:value="1981">
            <text:p>1981</text:p>
          </table:table-cell>
          <table:table-cell office:value-type="string">
            <text:p>10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</text:p>
          </table:table-cell>
          <table:table-cell office:value-type="float" office:value="540">
            <text:p>540</text:p>
          </table:table-cell>
          <table:table-cell office:value-type="string">
            <text:p>figure</text:p>
          </table:table-cell>
          <table:table-cell office:value-type="string">
            <text:p>pescatori barchino</text:p>
          </table:table-cell>
          <table:table-cell office:value-type="float" office:value="1971">
            <text:p>1971</text:p>
          </table:table-cell>
          <table:table-cell office:value-type="string">
            <text:p>100x100</text:p>
          </table:table-cell>
          <table:table-cell office:value-type="string">
            <text:p>olio su tel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SCULTUR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valiere su cavallo blu</text:p>
          </table:table-cell>
          <table:table-cell office:value-type="string">
            <text:p>cavallo blu</text:p>
          </table:table-cell>
          <table:table-cell office:value-type="string">
            <text:p>terracotta dipinta </text:p>
          </table:table-cell>
          <table:table-cell office:value-type="string">
            <text:p>38 cm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sta di bimba</text:p>
          </table:table-cell>
          <table:table-cell/>
          <table:table-cell office:value-type="string">
            <text:p>cemento dipinto</text:p>
          </table:table-cell>
          <table:table-cell office:value-type="string">
            <text:p>37 cm base marmo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imer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9 cm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pr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4 cm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uf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5 cm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uggine</text:p>
          </table:table-cell>
          <table:table-cell/>
          <table:table-cell office:value-type="string">
            <text:p>teracotta dipinta</text:p>
          </table:table-cell>
          <table:table-cell office:value-type="string">
            <text:p>35 cm lungh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re danzatrici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1 cm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rso classico</text:p>
          </table:table-cell>
          <table:table-cell/>
          <table:table-cell office:value-type="string">
            <text:p>terracotta</text:p>
          </table:table-cell>
          <table:table-cell office:value-type="string">
            <text:p>35 cm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valiere</text:p>
          </table:table-cell>
          <table:table-cell/>
          <table:table-cell office:value-type="string">
            <text:p>teracotta dipinta</text:p>
          </table:table-cell>
          <table:table-cell office:value-type="string">
            <text:p>24 cm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rene</text:p>
          </table:table-cell>
          <table:table-cell/>
          <table:table-cell office:value-type="string">
            <text:p>teracotta cerata</text:p>
          </table:table-cell>
          <table:table-cell office:value-type="string">
            <text:p>35 cm base marmo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manti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19 cm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dre</text:p>
          </table:table-cell>
          <table:table-cell/>
          <table:table-cell office:value-type="string">
            <text:p>bronzo</text:p>
          </table:table-cell>
          <table:table-cell office:value-type="string">
            <text:p>43 cm base pietra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omo</text:p>
          </table:table-cell>
          <table:table-cell/>
          <table:table-cell office:value-type="string">
            <text:p>bronzo</text:p>
          </table:table-cell>
          <table:table-cell office:value-type="string">
            <text:p>40 cm</text:p>
          </table:table-cell>
          <table:table-cell office:value-type="string">
            <text:p>base marmo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onna</text:p>
          </table:table-cell>
          <table:table-cell/>
          <table:table-cell office:value-type="string">
            <text:p>bronzo</text:p>
          </table:table-cell>
          <table:table-cell office:value-type="string">
            <text:p>28 cm</text:p>
          </table:table-cell>
          <table:table-cell office:value-type="string">
            <text:p>base marmo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onna e velo</text:p>
          </table:table-cell>
          <table:table-cell/>
          <table:table-cell office:value-type="string">
            <text:p>bronzo</text:p>
          </table:table-cell>
          <table:table-cell office:value-type="string">
            <text:p>37 cm base marmo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onna seduta</text:p>
          </table:table-cell>
          <table:table-cell/>
          <table:table-cell office:value-type="string">
            <text:p>terracotta cerata</text:p>
          </table:table-cell>
          <table:table-cell office:value-type="string">
            <text:p>38 cm base legno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onna sdraia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2 cm lungh.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lombo</text:p>
          </table:table-cell>
          <table:table-cell/>
          <table:table-cell office:value-type="string">
            <text:p>terracotta</text:p>
          </table:table-cell>
          <table:table-cell office:value-type="string">
            <text:p>21 cm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esta giall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5 cm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esta diavol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6 cm base pietra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arro del sol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6 x 38 cm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artarug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4 x 39 cm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resep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0 cm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es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3 cm 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riete candelabr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3 cm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emone</text:p>
          </table:table-cell>
          <table:table-cell/>
          <table:table-cell office:value-type="string">
            <text:p>terracotta cerata</text:p>
          </table:table-cell>
          <table:table-cell office:value-type="string">
            <text:p>23 cm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crofa con piccoli</text:p>
          </table:table-cell>
          <table:table-cell office:value-type="string">
            <text:p>n cuccioli</text:p>
          </table:table-cell>
          <table:table-cell office:value-type="string">
            <text:p>terracotta </text:p>
          </table:table-cell>
          <table:table-cell office:value-type="string">
            <text:p>23 x 44 cm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ivet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0 cm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onna sedu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3 cm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valiere</text:p>
          </table:table-cell>
          <table:table-cell/>
          <table:table-cell office:value-type="string">
            <text:p>terracotta</text:p>
          </table:table-cell>
          <table:table-cell office:value-type="string">
            <text:p>24 cm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igura sedu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3 cm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ngelo e siren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8 cm base marmo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estina</text:p>
          </table:table-cell>
          <table:table-cell/>
          <table:table-cell office:value-type="string">
            <text:p>terracotta</text:p>
          </table:table-cell>
          <table:table-cell office:value-type="string">
            <text:p>14 cm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onna sdraiata</text:p>
          </table:table-cell>
          <table:table-cell/>
          <table:table-cell office:value-type="string">
            <text:p>terracotta bianca</text:p>
          </table:table-cell>
          <table:table-cell office:value-type="string">
            <text:p>16 cm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onna sdraia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13 cm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violinista</text:p>
          </table:table-cell>
          <table:table-cell/>
          <table:table-cell office:value-type="string">
            <text:p>terra cruda</text:p>
          </table:table-cell>
          <table:table-cell office:value-type="string">
            <text:p>30 cm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violinista</text:p>
          </table:table-cell>
          <table:table-cell/>
          <table:table-cell office:value-type="string">
            <text:p>bronzo</text:p>
          </table:table-cell>
          <table:table-cell office:value-type="string">
            <text:p>30 cm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ole</text:p>
          </table:table-cell>
          <table:table-cell/>
          <table:table-cell office:value-type="string">
            <text:p>terracotta</text:p>
          </table:table-cell>
          <table:table-cell office:value-type="string">
            <text:p>35 cm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figura sdraiata</text:p>
          </table:table-cell>
          <table:table-cell/>
          <table:table-cell office:value-type="string">
            <text:p>terracotta</text:p>
          </table:table-cell>
          <table:table-cell office:value-type="string">
            <text:p>58 cm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emon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2 cm base pietra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edaglion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15 cm diam.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artarug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15 cm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omoa cavallo</text:p>
          </table:table-cell>
          <table:table-cell/>
          <table:table-cell office:value-type="string">
            <text:p>teracotta dipinta</text:p>
          </table:table-cell>
          <table:table-cell office:value-type="string">
            <text:p>43 x 32 cm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onna e soldato</text:p>
          </table:table-cell>
          <table:table-cell/>
          <table:table-cell office:value-type="string">
            <text:p>gesso cerato</text:p>
          </table:table-cell>
          <table:table-cell office:value-type="string">
            <text:p>25 x 48 cm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artarug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6 x 50 cm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gatto blu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30 x 60 cm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re grazi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67 cm base marmo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onna</text:p>
          </table:table-cell>
          <table:table-cell/>
          <table:table-cell office:value-type="string">
            <text:p>terracotta</text:p>
          </table:table-cell>
          <table:table-cell office:value-type="string">
            <text:p>55 cm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omo</text:p>
          </table:table-cell>
          <table:table-cell/>
          <table:table-cell office:value-type="string">
            <text:p>terracotta</text:p>
          </table:table-cell>
          <table:table-cell office:value-type="string">
            <text:p>65 cm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ngelo e siren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8 x 47 cm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rofe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72 cm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donna sedu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72 cm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rofil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73 cm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esta donn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8 x 40 cm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esta divinità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0cm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dre e bambino</text:p>
          </table:table-cell>
          <table:table-cell/>
          <table:table-cell office:value-type="string">
            <text:p>terracotta</text:p>
          </table:table-cell>
          <table:table-cell office:value-type="string">
            <text:p>48 cm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oppia seduta</text:p>
          </table:table-cell>
          <table:table-cell/>
          <table:table-cell office:value-type="string">
            <text:p>terracotta</text:p>
          </table:table-cell>
          <table:table-cell office:value-type="string">
            <text:p>45 cm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esta sandrelli</text:p>
          </table:table-cell>
          <table:table-cell/>
          <table:table-cell office:value-type="string">
            <text:p>bronzo</text:p>
          </table:table-cell>
          <table:table-cell office:value-type="string">
            <text:p>47 cm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esta eliseo</text:p>
          </table:table-cell>
          <table:table-cell/>
          <table:table-cell office:value-type="string">
            <text:p>gesso</text:p>
          </table:table-cell>
          <table:table-cell office:value-type="string">
            <text:p>35 cm</text:p>
          </table:table-cell>
          <table:table-cell office:value-type="string">
            <text:p>da marco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orso di uom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74 cm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temma</text:p>
          </table:table-cell>
          <table:table-cell/>
          <table:table-cell office:value-type="string">
            <text:p>bassor.terracotta</text:p>
          </table:table-cell>
          <table:table-cell office:value-type="string">
            <text:p>48 cm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ondo con cavalier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8 cm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onna su ippocampo</text:p>
          </table:table-cell>
          <table:table-cell/>
          <table:table-cell office:value-type="string">
            <text:p>terracotta</text:p>
          </table:table-cell>
          <table:table-cell office:value-type="string">
            <text:p>22 cm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ase di urna</text:p>
          </table:table-cell>
          <table:table-cell/>
          <table:table-cell office:value-type="string">
            <text:p>terracotta</text:p>
          </table:table-cell>
          <table:table-cell office:value-type="string">
            <text:p>27 cm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base di urn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8 cm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entaur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70 x 43 cm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donna stele</text:p>
          </table:table-cell>
          <table:table-cell/>
          <table:table-cell office:value-type="string">
            <text:p>terracotta</text:p>
          </table:table-cell>
          <table:table-cell office:value-type="string">
            <text:p>82 cm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torso di donna</text:p>
          </table:table-cell>
          <table:table-cell/>
          <table:table-cell office:value-type="string">
            <text:p>cemento</text:p>
          </table:table-cell>
          <table:table-cell office:value-type="string">
            <text:p>57 cm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urig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80 cm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dre</text:p>
          </table:table-cell>
          <table:table-cell/>
          <table:table-cell office:value-type="string">
            <text:p>terracotta</text:p>
          </table:table-cell>
          <table:table-cell office:value-type="string">
            <text:p>55 x 40 cm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amiglia</text:p>
          </table:table-cell>
          <table:table-cell/>
          <table:table-cell office:value-type="string">
            <text:p>gesso dipinto</text:p>
          </table:table-cell>
          <table:table-cell office:value-type="string">
            <text:p>85 x 50 cm base di legno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rocifissione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7 x 57 cm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donna studio</text:p>
          </table:table-cell>
          <table:table-cell/>
          <table:table-cell office:value-type="string">
            <text:p>gesso</text:p>
          </table:table-cell>
          <table:table-cell office:value-type="string">
            <text:p>50 x 26 cm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agazzo e fiori</text:p>
          </table:table-cell>
          <table:table-cell/>
          <table:table-cell office:value-type="string">
            <text:p>gesso dipinto</text:p>
          </table:table-cell>
          <table:table-cell office:value-type="string">
            <text:p>50 x 25</text:p>
          </table:table-cell>
          <table:table-cell office:value-type="string">
            <text:p>(donare sangue)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artarug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28 x 36 cm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esta uomo</text:p>
          </table:table-cell>
          <table:table-cell/>
          <table:table-cell office:value-type="string">
            <text:p>terracotta</text:p>
          </table:table-cell>
          <table:table-cell office:value-type="string">
            <text:p>30 cm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testa gianni</text:p>
          </table:table-cell>
          <table:table-cell/>
          <table:table-cell office:value-type="string">
            <text:p>gesso dipinto</text:p>
          </table:table-cell>
          <table:table-cell office:value-type="string">
            <text:p>30 cm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econi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0 x 38 cm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donare sangue</text:p>
          </table:table-cell>
          <table:table-cell/>
          <table:table-cell office:value-type="string">
            <text:p>gesso</text:p>
          </table:table-cell>
          <table:table-cell office:value-type="string">
            <text:p>26 x 47 cm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entauri lot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40 x 91 cm</text:p>
          </table:table-cell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a pelle</text:p>
          </table:table-cell>
          <table:table-cell office:value-type="string">
            <text:p>(studio)</text:p>
          </table:table-cell>
          <table:table-cell office:value-type="string">
            <text:p>terracotta</text:p>
          </table:table-cell>
          <table:table-cell office:value-type="string">
            <text:p>46 x 42 cm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lkuk</text:p>
          </table:table-cell>
          <table:table-cell/>
          <table:table-cell office:value-type="string">
            <text:p>terracotta</text:p>
          </table:table-cell>
          <table:table-cell office:value-type="string">
            <text:p>54 x 36 cm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aternità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43 x 36 cm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natra</text:p>
          </table:table-cell>
          <table:table-cell/>
          <table:table-cell office:value-type="string">
            <text:p>legno</text:p>
          </table:table-cell>
          <table:table-cell office:value-type="string">
            <text:p>60 x 130 cm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bagnante</text:p>
          </table:table-cell>
          <table:table-cell/>
          <table:table-cell office:value-type="string">
            <text:p>terracotta</text:p>
          </table:table-cell>
          <table:table-cell office:value-type="string">
            <text:p>53 cm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iovane centauro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5 x 36 cm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vespista</text:p>
          </table:table-cell>
          <table:table-cell/>
          <table:table-cell office:value-type="string">
            <text:p>terracotta dipinta</text:p>
          </table:table-cell>
          <table:table-cell office:value-type="string">
            <text:p>56 x 56 cm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testa cavallo</text:p>
          </table:table-cell>
          <table:table-cell/>
          <table:table-cell office:value-type="string">
            <text:p>cemento dipinto</text:p>
          </table:table-cell>
          <table:table-cell office:value-type="string">
            <text:p>39 x 42 cm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iante</text:p>
          </table:table-cell>
          <table:table-cell/>
          <table:table-cell office:value-type="string">
            <text:p>ferro dipinto</text:p>
          </table:table-cell>
          <table:table-cell office:value-type="string">
            <text:p>64 x 70 cm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cena di guerra</text:p>
          </table:table-cell>
          <table:table-cell/>
          <table:table-cell office:value-type="string">
            <text:p>legno</text:p>
          </table:table-cell>
          <table:table-cell office:value-type="string">
            <text:p>23 x 35 cm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gianni</text:p>
          </table:table-cell>
          <table:table-cell/>
          <table:table-cell office:value-type="string">
            <text:p>gesso dipinto</text:p>
          </table:table-cell>
          <table:table-cell office:value-type="string">
            <text:p>34 cm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assisi</text:p>
          </table:table-cell>
          <table:table-cell/>
          <table:table-cell office:value-type="string">
            <text:p>legno</text:p>
          </table:table-cell>
          <table:table-cell office:value-type="string">
            <text:p>120 x 50 cm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orso donna</text:p>
          </table:table-cell>
          <table:table-cell/>
          <table:table-cell office:value-type="string">
            <text:p>terracotta dipiunta</text:p>
          </table:table-cell>
          <table:table-cell office:value-type="string">
            <text:p>105 cm</text:p>
          </table:table-cell>
          <table:table-cell table:number-columns-repeated="1019"/>
        </table:table-row>
        <table:table-row table:style-name="ro1" table:number-rows-repeated="647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llegorie</text:p>
          </table:table-cell>
          <table:table-cell office:value-type="string">
            <text:p>le stazioni</text:p>
          </table:table-cell>
          <table:table-cell office:value-type="string">
            <text:p>s.d.</text:p>
          </table:table-cell>
          <table:table-cell office:value-type="string">
            <text:p>165x32</text:p>
          </table:table-cell>
          <table:table-cell office:value-type="string">
            <text:p>olio su tav.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igure</text:p>
          </table:table-cell>
          <table:table-cell office:value-type="string">
            <text:p>sul molo </text:p>
          </table:table-cell>
          <table:table-cell office:value-type="float" office:value="1992">
            <text:p>1992</text:p>
          </table:table-cell>
          <table:table-cell office:value-type="string">
            <text:p>150x150</text:p>
          </table:table-cell>
          <table:table-cell office:value-type="string">
            <text:p>olio su tela</text:p>
          </table:table-cell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8/12/2014</text:date>, <text:time>12.54.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83H41M48S</meta:editing-duration>
    <meta:editing-cycles>230</meta:editing-cycles>
    <meta:generator>OpenOffice.org/3.1$Win32 OpenOffice.org_project/310m19$Build-9420</meta:generator>
    <dc:date>2014-12-08T12:54:46.95</dc:date>
    <dc:creator>corinna beconi</dc:creator>
    <meta:document-statistic meta:table-count="3" meta:cell-count="5174" meta:object-count="0"/>
    <meta:user-defined meta:name="Info 1"/>
    <meta:user-defined meta:name="Info 2"/>
    <meta:user-defined meta:name="Info 3"/>
    <meta:user-defined meta:name="Info 4"/>
  </office:meta>
</office:document-meta>
</file>